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2.258cm"/>
    </style:style>
    <style:style style:name="co6" style:family="table-column">
      <style:table-column-properties fo:break-before="auto" style:column-width="9.172cm"/>
    </style:style>
    <style:style style:name="co7" style:family="table-column">
      <style:table-column-properties fo:break-before="auto" style:column-width="6.623cm"/>
    </style:style>
    <style:style style:name="co8" style:family="table-column">
      <style:table-column-properties fo:break-before="auto" style:column-width="5.962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764cm" fo:break-before="auto" style:use-optimal-row-height="false"/>
    </style:style>
    <style:style style:name="ro23" style:family="table-row">
      <style:table-row-properties style:row-height="2.36cm" fo:break-before="auto" style:use-optimal-row-height="false"/>
    </style:style>
    <style:style style:name="ro24" style:family="table-row">
      <style:table-row-properties style:row-height="1.316cm" fo:break-before="auto" style:use-optimal-row-height="false"/>
    </style:style>
    <style:style style:name="ro25" style:family="table-row">
      <style:table-row-properties style:row-height="10.003cm" fo:break-before="auto" style:use-optimal-row-height="true"/>
    </style:style>
    <style:style style:name="ro26" style:family="table-row">
      <style:table-row-properties style:row-height="5.738cm" fo:break-before="auto" style:use-optimal-row-height="true"/>
    </style:style>
    <style:style style:name="ro27" style:family="table-row">
      <style:table-row-properties style:row-height="21.377cm" fo:break-before="auto" style:use-optimal-row-height="true"/>
    </style:style>
    <style:style style:name="ro28" style:family="table-row">
      <style:table-row-properties style:row-height="15.215cm" fo:break-before="auto" style:use-optimal-row-height="true"/>
    </style:style>
    <style:style style:name="ro29" style:family="table-row">
      <style:table-row-properties style:row-height="30.827cm" fo:break-before="auto" style:use-optimal-row-height="true"/>
    </style:style>
    <style:style style:name="ro30" style:family="table-row">
      <style:table-row-properties style:row-height="16.637cm" fo:break-before="auto" style:use-optimal-row-height="true"/>
    </style:style>
    <style:style style:name="ro31" style:family="table-row">
      <style:table-row-properties style:row-height="1.485cm" fo:break-before="auto" style:use-optimal-row-height="true"/>
    </style:style>
    <style:style style:name="ro32" style:family="table-row">
      <style:table-row-properties style:row-height="3.84cm" fo:break-before="auto" style:use-optimal-row-height="true"/>
    </style:style>
    <style:style style:name="ro33" style:family="table-row">
      <style:table-row-properties style:row-height="1.021cm" fo:break-before="auto" style:use-optimal-row-height="true"/>
    </style:style>
    <style:style style:name="ro34" style:family="table-row">
      <style:table-row-properties style:row-height="0.423cm" fo:break-before="auto" style:use-optimal-row-height="false"/>
    </style:style>
    <style:style style:name="ro35" style:family="table-row">
      <style:table-row-properties style:row-height="1.058cm" fo:break-before="auto" style:use-optimal-row-height="false"/>
    </style:style>
    <style:style style:name="ro36" style:family="table-row">
      <style:table-row-properties style:row-height="2.258cm" fo:break-before="auto" style:use-optimal-row-height="false"/>
    </style:style>
    <style:style style:name="ro37" style:family="table-row">
      <style:table-row-properties style:row-height="10.478cm" fo:break-before="auto" style:use-optimal-row-height="true"/>
    </style:style>
    <style:style style:name="ro38" style:family="table-row">
      <style:table-row-properties style:row-height="0.529cm" fo:break-before="auto" style:use-optimal-row-height="true"/>
    </style:style>
    <style:style style:name="ro39" style:family="table-row">
      <style:table-row-properties style:row-height="12.372cm" fo:break-before="auto" style:use-optimal-row-height="true"/>
    </style:style>
    <style:style style:name="ro40" style:family="table-row">
      <style:table-row-properties style:row-height="12.654cm" fo:break-before="auto" style:use-optimal-row-height="true"/>
    </style:style>
    <style:style style:name="ro41" style:family="table-row">
      <style:table-row-properties style:row-height="16.919cm" fo:break-before="auto" style:use-optimal-row-height="true"/>
    </style:style>
    <style:style style:name="ro42" style:family="table-row">
      <style:table-row-properties style:row-height="7.16cm" fo:break-before="auto" style:use-optimal-row-height="true"/>
    </style:style>
    <style:style style:name="ro43" style:family="table-row">
      <style:table-row-properties style:row-height="12.846cm" fo:break-before="auto" style:use-optimal-row-height="true"/>
    </style:style>
    <style:style style:name="ro44" style:family="table-row">
      <style:table-row-properties style:row-height="6.212cm" fo:break-before="auto" style:use-optimal-row-height="true"/>
    </style:style>
    <style:style style:name="ro45" style:family="table-row">
      <style:table-row-properties style:row-height="32.249cm" fo:break-before="auto" style:use-optimal-row-height="true"/>
    </style:style>
    <style:style style:name="ro46" style:family="table-row">
      <style:table-row-properties style:row-height="4.316cm" fo:break-before="auto" style:use-optimal-row-height="true"/>
    </style:style>
    <style:style style:name="ro47" style:family="table-row">
      <style:table-row-properties style:row-height="29.24cm" fo:break-before="auto" style:use-optimal-row-height="true"/>
    </style:style>
    <style:style style:name="ro48" style:family="table-row">
      <style:table-row-properties style:row-height="45.992cm" fo:break-before="auto" style:use-optimal-row-height="true"/>
    </style:style>
    <style:style style:name="ro49" style:family="table-row">
      <style:table-row-properties style:row-height="4.817cm" fo:break-before="auto" style:use-optimal-row-height="true"/>
    </style:style>
    <style:style style:name="ro50" style:family="table-row">
      <style:table-row-properties style:row-height="0.609cm" fo:break-before="auto" style:use-optimal-row-height="false"/>
    </style:style>
    <style:style style:name="ro51" style:family="table-row">
      <style:table-row-properties style:row-height="17.111cm" fo:break-before="auto" style:use-optimal-row-height="true"/>
    </style:style>
    <style:style style:name="ro52" style:family="table-row">
      <style:table-row-properties style:row-height="42.676cm" fo:break-before="auto" style:use-optimal-row-height="true"/>
    </style:style>
    <style:style style:name="ro53" style:family="table-row">
      <style:table-row-properties style:row-height="0.635cm" fo:break-before="auto" style:use-optimal-row-height="false"/>
    </style:style>
    <style:style style:name="ro54" style:family="table-row">
      <style:table-row-properties style:row-height="0.564cm" fo:break-before="auto" style:use-optimal-row-height="false"/>
    </style:style>
    <style:style style:name="ro55" style:family="table-row">
      <style:table-row-properties style:row-height="1.623cm" fo:break-before="auto" style:use-optimal-row-height="false"/>
    </style:style>
    <style:style style:name="ro56" style:family="table-row">
      <style:table-row-properties style:row-height="7.634cm" fo:break-before="auto" style:use-optimal-row-height="true"/>
    </style:style>
    <style:style style:name="ro57" style:family="table-row">
      <style:table-row-properties style:row-height="5.265cm" fo:break-before="auto" style:use-optimal-row-height="true"/>
    </style:style>
    <style:style style:name="ro58" style:family="table-row">
      <style:table-row-properties style:row-height="1.834cm" fo:break-before="auto" style:use-optimal-row-height="false"/>
    </style:style>
    <style:style style:name="ro59" style:family="table-row">
      <style:table-row-properties style:row-height="0.917cm" fo:break-before="auto" style:use-optimal-row-height="false"/>
    </style:style>
    <style:style style:name="ro60" style:family="table-row">
      <style:table-row-properties style:row-height="0.953cm" fo:break-before="auto" style:use-optimal-row-height="false"/>
    </style:style>
    <style:style style:name="ro61"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27"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fo:background-color="#bdd7ee" style:rotation-align="none"/>
    </style:style>
    <style:style style:name="ce130" style:family="table-cell" style:parent-style-name="Default">
      <style:table-cell-properties fo:background-color="#deebf7" style:rotation-align="none"/>
    </style:style>
    <style:style style:name="ce131"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style:paragraph-properties fo:text-align="center" fo:margin-left="0cm"/>
    </style:style>
    <style:style style:name="ce134"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rotation-align="none"/>
    </style:style>
    <style:style style:name="ce16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7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7"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1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89"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wrap-option="no-wrap"/>
    </style:style>
    <style:style style:name="ce82"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1"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39"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0"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1"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5"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6"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5"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0"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2"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43"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6"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line-through-type="single"/>
    </style:style>
    <style:style style:name="T3"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26"/>
        <table:table-column table:style-name="co2" table:default-cell-style-name="ce126"/>
        <table:table-column table:style-name="co3" table:default-cell-style-name="ce126"/>
        <table:table-column table:style-name="co4" table:default-cell-style-name="ce126"/>
        <table:table-column table:style-name="co1" table:number-columns-repeated="59" table:default-cell-style-name="Default"/>
        <table:table-row table:style-name="ro1">
          <table:table-cell table:style-name="ce2" office:value-type="string" calcext:value-type="string">
            <text:p>Check</text:p>
          </table:table-cell>
          <table:table-cell table:style-name="ce2" office:value-type="string" calcext:value-type="string">
            <text:p>Assunto</text:p>
          </table:table-cell>
          <table:table-cell table:style-name="ce2" office:value-type="string" calcext:value-type="string">
            <text:p>To do</text:p>
          </table:table-cell>
          <table:table-cell table:style-name="ce2" office:value-type="string" calcext:value-type="string">
            <text:p>Obs</text:p>
          </table:table-cell>
          <table:table-cell table:style-name="ce2" office:value-type="string" calcext:value-type="string">
            <text:p>Link</text:p>
          </table:table-cell>
          <table:table-cell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Portfolio</text:p>
          </table:table-cell>
          <table:table-cell table:style-name="ce124" office:value-type="string" calcext:value-type="string">
            <text:p>Montar portfolio</text:p>
          </table:table-cell>
          <table:table-cell table:style-name="ce124"/>
          <table:table-cell table:style-name="ce128" office:value-type="string" calcext:value-type="string">
            <text:p>path: D - curso - Vídeos</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Matéria</text:p>
          </table:table-cell>
          <table:table-cell table:style-name="ce125" office:value-type="string" calcext:value-type="string">
            <text:p>Estudar Await / Async</text:p>
          </table:table-cell>
          <table:table-cell table:style-name="ce125"/>
          <table:table-cell table:style-name="ce125" office:value-type="string" calcext:value-type="string">
            <text:p>path: D - curso - Vídeos</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AirBnb usando Jest</text:p>
          </table:table-cell>
          <table:table-cell table:style-name="ce124"/>
          <table:table-cell table:style-name="ce128"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dia 10.1</text:p>
          </table:table-cell>
          <table:table-cell table:style-name="ce125" table:number-columns-repeated="2"/>
          <table:table-cell table:style-name="ce130" table:number-columns-repeated="59"/>
        </table:table-row>
        <table:table-row table:style-name="ro3">
          <table:table-cell table:style-name="ce124" office:value-type="float" office:value="1" calcext:value-type="float">
            <text:p>1</text:p>
          </table:table-cell>
          <table:table-cell table:style-name="ce124" office:value-type="string" calcext:value-type="string">
            <text:p>Trybe talks</text:p>
          </table:table-cell>
          <table:table-cell table:style-name="ce124" office:value-type="string" calcext:value-type="string">
            <text:p>Amaro - 15/9</text:p>
          </table:table-cell>
          <table:table-cell table:style-name="ce124"/>
          <table:table-cell table:style-name="ce128"/>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Jest com await e async</text:p>
          </table:table-cell>
          <table:table-cell table:style-name="ce125"/>
          <table:table-cell table:style-name="ce125" office:value-type="string" calcext:value-type="string">
            <text:p><text:a xlink:href="https://www.youtube.com/watch?v=Y4PHrT6Cc_A" xlink:type="simple">https://www.youtube.com/watch?v=Y4PHrT6Cc_A</text:a></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Terminar conteudo 10.2</text:p>
          </table:table-cell>
          <table:table-cell table:style-name="ce124" office:value-type="string" calcext:value-type="string">
            <text:p>Do video do oliva pra baixo</text:p>
          </table:table-cell>
          <table:table-cell table:style-name="ce128"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Ex. 6.1 e 6.2 dia 10.2</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Trybe talks</text:p>
          </table:table-cell>
          <table:table-cell table:style-name="ce124" office:value-type="string" calcext:value-type="string">
            <text:p>Trybe Talks | Semana da pessoa programadora</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Exercícios</text:p>
          </table:table-cell>
          <table:table-cell table:style-name="ce125" office:value-type="string" calcext:value-type="string">
            <text:p>15.1 -&gt; Tic tac toe mini project</text:p>
          </table:table-cell>
          <table:table-cell table:style-name="ce125" table:number-columns-repeated="2"/>
          <table:table-cell table:style-name="ce130" table:number-columns-repeated="59"/>
        </table:table-row>
        <table:table-row table:style-name="ro5" table:visibility="filter">
          <table:table-cell table:style-name="ce124" office:value-type="string" calcext:value-type="string">
            <text:p>v</text:p>
          </table:table-cell>
          <table:table-cell table:style-name="ce124" office:value-type="string" calcext:value-type="string">
            <text:p>Atualizar pasta aulas</text:p>
          </table:table-cell>
          <table:table-cell table:style-name="ce124" office:value-type="string" calcext:value-type="string">
            <text:p>Baixar todas as aulas do course e colocar nas pastas</text:p>
          </table:table-cell>
          <table:table-cell table:style-name="ce124"/>
          <table:table-cell table:style-name="ce128"/>
          <table:table-cell table:style-name="ce129" table:number-columns-repeated="59"/>
        </table:table-row>
        <table:table-row table:style-name="ro4" table:visibility="filter">
          <table:table-cell table:style-name="ce125" office:value-type="string" calcext:value-type="string">
            <text:p>v</text:p>
          </table:table-cell>
          <table:table-cell table:style-name="ce125" office:value-type="string" calcext:value-type="string">
            <text:p>React + CSS</text:p>
          </table:table-cell>
          <table:table-cell table:style-name="ce125" office:value-type="string" calcext:value-type="string">
            <text:p>Recursos adicionais aula 11.1</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React Classes</text:p>
          </table:table-cell>
          <table:table-cell table:style-name="ce124" office:value-type="string" calcext:value-type="string">
            <text:p>Recursos adicionais aula 11.1</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React - study</text:p>
          </table:table-cell>
          <table:table-cell table:style-name="ce125" office:value-type="string" calcext:value-type="string">
            <text:p>Orientação a objet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5" calcext:value-type="float">
            <text:p>5</text:p>
          </table:table-cell>
          <table:table-cell table:style-name="ce124" office:value-type="string" calcext:value-type="string">
            <text:p>React - study</text:p>
          </table:table-cell>
          <table:table-cell table:style-name="ce124" office:value-type="string" calcext:value-type="string">
            <text:p>Imutabilidade</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6" calcext:value-type="float">
            <text:p>6</text:p>
          </table:table-cell>
          <table:table-cell table:style-name="ce125" office:value-type="string" calcext:value-type="string">
            <text:p>React - study</text:p>
          </table:table-cell>
          <table:table-cell table:style-name="ce125" office:value-type="string" calcext:value-type="string">
            <text:p>Diferença entre tipos primitivos e complex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7" calcext:value-type="float">
            <text:p>7</text:p>
          </table:table-cell>
          <table:table-cell table:style-name="ce124" office:value-type="string" calcext:value-type="string">
            <text:p>React - study</text:p>
          </table:table-cell>
          <table:table-cell table:style-name="ce124" office:value-type="string" calcext:value-type="string">
            <text:p>Prop drilling</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8" calcext:value-type="float">
            <text:p>8</text:p>
          </table:table-cell>
          <table:table-cell table:style-name="ce125" office:value-type="string" calcext:value-type="string">
            <text:p>React - study</text:p>
          </table:table-cell>
          <table:table-cell table:style-name="ce125" office:value-type="string" calcext:value-type="string">
            <text:p>Component container</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9" calcext:value-type="float">
            <text:p>9</text:p>
          </table:table-cell>
          <table:table-cell table:style-name="ce124" office:value-type="string" calcext:value-type="string">
            <text:p>React - study</text:p>
          </table:table-cell>
          <table:table-cell table:style-name="ce124" office:value-type="string" calcext:value-type="string">
            <text:p>Component stateless (burro)</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string" calcext:value-type="string">
            <text:p>!1</text:p>
          </table:table-cell>
          <table:table-cell table:style-name="ce125" office:value-type="string" calcext:value-type="string">
            <text:p>React - study</text:p>
          </table:table-cell>
          <table:table-cell table:style-name="ce125" office:value-type="string" calcext:value-type="string">
            <text:p>CodeWar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string" calcext:value-type="string">
            <text:p>!1</text:p>
          </table:table-cell>
          <table:table-cell table:style-name="ce124" office:value-type="string" calcext:value-type="string">
            <text:p>React - study</text:p>
          </table:table-cell>
          <table:table-cell table:style-name="ce124" office:value-type="string" calcext:value-type="string">
            <text:p>Ler livro: !You dont know javaScript / O codificador limpo / Eloquent javascript</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table:table-cell table:style-name="ce125" office:value-type="string" calcext:value-type="string">
            <text:p>Trybe talks</text:p>
          </table:table-cell>
          <table:table-cell table:style-name="ce125" office:value-type="string" calcext:value-type="string">
            <text:p>Trybe talks 03/09</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React e JS markup</text:p>
          </table:table-cell>
          <table:table-cell table:style-name="ce124" office:value-type="string" calcext:value-type="string">
            <text:p>Palestra sobre markup em JS</text:p>
          </table:table-cell>
          <table:table-cell table:style-name="ce124"/>
          <table:table-cell table:style-name="ce128" office:value-type="string" calcext:value-type="string">
            <text:p><text:a xlink:href="https://www.youtube.com/watch?v=x7cQ3mrcKaY" xlink:type="simple">https://www.youtube.com/watch?v=x7cQ3mrcKaY</text:a></text:p>
          </table:table-cell>
          <table:table-cell table:style-name="ce129" table:number-columns-repeated="59"/>
        </table:table-row>
        <table:table-row table:style-name="ro3" table:visibility="filter">
          <table:table-cell table:style-name="ce125"/>
          <table:table-cell table:style-name="ce125" office:value-type="string" calcext:value-type="string">
            <text:p>Misc</text:p>
          </table:table-cell>
          <table:table-cell table:style-name="ce125" office:value-type="string" calcext:value-type="string">
            <text:p>carece de fontes <text:s/>- podcast alberto</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Conceito</text:p>
          </table:table-cell>
          <table:table-cell table:style-name="ce124" office:value-type="string" calcext:value-type="string">
            <text:p>time-travel debugging</text:p>
          </table:table-cell>
          <table:table-cell table:style-name="ce124"/>
          <table:table-cell table:style-name="ce128"/>
          <table:table-cell table:style-name="ce129" table:number-columns-repeated="59"/>
        </table:table-row>
        <table:table-row table:style-name="ro3" table:visibility="filter">
          <table:table-cell table:style-name="ce125" table:number-columns-repeated="2"/>
          <table:table-cell table:style-name="ce125" office:value-type="string" calcext:value-type="string">
            <text:p>Melhorias Portfolio</text:p>
          </table:table-cell>
          <table:table-cell table:style-name="ce125"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25"/>
          <table:table-cell table:style-name="ce130" table:number-columns-repeated="59"/>
        </table:table-row>
        <table:table-row table:style-name="ro4" table:visibility="filter">
          <table:table-cell table:style-name="ce124"/>
          <table:table-cell table:style-name="ce124" office:value-type="string" calcext:value-type="string">
            <text:p>Momento carreita</text:p>
          </table:table-cell>
          <table:table-cell table:style-name="ce127" office:value-type="string" calcext:value-type="string">
            <text:p><text:a xlink:href="https://app.betrybe.com/course/career/development/events_meetups" xlink:type="simple">https://app.betrybe.com/course/career/development/events_meetups</text:a></text:p>
          </table:table-cell>
          <table:table-cell table:style-name="ce124" office:value-type="string" calcext:value-type="string">
            <text:p>Momento carreita</text:p>
          </table:table-cell>
          <table:table-cell table:style-name="ce128"/>
          <table:table-cell table:style-name="ce129" table:number-columns-repeated="59"/>
        </table:table-row>
        <table:table-row table:style-name="ro6">
          <table:table-cell table:style-name="ce125" office:value-type="float" office:value="1" calcext:value-type="float">
            <text:p>1</text:p>
          </table:table-cell>
          <table:table-cell table:style-name="ce125" office:value-type="string" calcext:value-type="string">
            <text:p>Exercicios 27.1</text:p>
          </table:table-cell>
          <table:table-cell table:style-name="ce125"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7.2 todo</text:p>
          </table:table-cell>
          <table:table-cell table:style-name="ce124" table:number-columns-repeated="2"/>
          <table:table-cell table:style-name="ce128"/>
          <table:table-cell table:style-name="ce129" table:number-columns-repeated="59"/>
        </table:table-row>
        <table:table-row table:style-name="ro2">
          <table:table-cell table:style-name="ce125" office:value-type="float" office:value="1" calcext:value-type="float">
            <text:p>1</text:p>
          </table:table-cell>
          <table:table-cell table:style-name="ce125" office:value-type="string" calcext:value-type="string">
            <text:p>28.1</text:p>
          </table:table-cell>
          <table:table-cell table:style-name="ce125" office:value-type="string" calcext:value-type="string">
            <text:p>Mini projeto – ex.2 + bonus</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8.2</text:p>
          </table:table-cell>
          <table:table-cell table:style-name="ce124" office:value-type="string" calcext:value-type="string">
            <text:p>Exercicios</text:p>
          </table:table-cell>
          <table:table-cell table:style-name="ce124"/>
          <table:table-cell table:style-name="ce128"/>
          <table:table-cell table:style-name="ce129" table:number-columns-repeated="59"/>
        </table:table-row>
        <table:table-row table:style-name="ro4">
          <table:table-cell table:style-name="ce125" office:value-type="float" office:value="2" calcext:value-type="float">
            <text:p>2</text:p>
          </table:table-cell>
          <table:table-cell table:style-name="ce125" office:value-type="string" calcext:value-type="string">
            <text:p>Ex do miojo</text:p>
          </table:table-cell>
          <table:table-cell table:style-name="ce125" office:value-type="string" calcext:value-type="string">
            <text:p><text:a xlink:href="https://repl.it/@RenatoFerreira5/desafio-miojo-turma06" xlink:type="simple">https://repl.it/@RenatoFerreira5/desafio-miojo-turma06</text:a></text:p>
          </table:table-cell>
          <table:table-cell table:style-name="ce125" table:number-columns-repeated="2"/>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6" table:default-cell-style-name="ce132"/>
        <table:table-column table:style-name="co7" table:default-cell-style-name="ce132"/>
        <table:table-column table:style-name="co8" table:number-columns-repeated="2" table:default-cell-style-name="ce132"/>
        <table:table-column table:style-name="co5" table:number-columns-repeated="60" table:default-cell-style-name="ce132"/>
        <table:table-row table:style-name="ro7">
          <table:table-cell table:style-name="ce131" office:value-type="string" calcext:value-type="string">
            <text:p>Nome</text:p>
          </table:table-cell>
          <table:table-cell table:style-name="ce131" office:value-type="string" calcext:value-type="string">
            <text:p>Plataforma</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33"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32"/>
        <table:table-column table:style-name="co10" table:default-cell-style-name="ce132"/>
        <table:table-column table:style-name="co9" table:default-cell-style-name="ce132"/>
        <table:table-column table:style-name="co5" table:number-columns-repeated="61" table:default-cell-style-name="ce132"/>
        <table:table-row table:style-name="ro7">
          <table:table-cell table:style-name="ce131" office:value-type="string" calcext:value-type="string">
            <text:p>Fontes</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27"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27"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27"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27"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27"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27"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27"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27"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27"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4"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27"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27"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27"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27"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27"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27"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27"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27"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27"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27"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4"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27"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27"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27"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27"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27"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27"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27"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27"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27"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4"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27"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27"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27"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table-cell office:value-type="string" calcext:value-type="string">
            <text:p>Elemar Junior.com</text:p>
          </table:table-cell>
          <table:table-cell office:value-type="string" calcext:value-type="string">
            <text:p>Livros de arquitetura de software</text:p>
          </table:table-cell>
          <table:table-cell office:value-type="string" calcext:value-type="string">
            <text:p>https://elemarjr.com/</text:p>
          </table:table-cell>
          <table:table-cell table:number-columns-repeated="61"/>
        </table:table-row>
        <table:table-row table:style-name="ro7">
          <table:table-cell office:value-type="string" calcext:value-type="string">
            <text:p>Erick evans – DDD (domain driver development)</text:p>
          </table:table-cell>
          <table:table-cell office:value-type="string" calcext:value-type="string">
            <text:p>Livro sobre arquitetura de software</text:p>
          </table:table-cell>
          <table:table-cell table:style-name="Default"/>
          <table:table-cell table:number-columns-repeated="61"/>
        </table:table-row>
        <table:table-row table:style-name="ro7">
          <table:table-cell office:value-type="string" calcext:value-type="string">
            <text:p>Iniciação à lógica matemática</text:p>
          </table:table-cell>
          <table:table-cell office:value-type="string" calcext:value-type="string">
            <text:p>Lógica matematica (programação)</text:p>
          </table:table-cell>
          <table:table-cell office:value-type="string" calcext:value-type="string">
            <text:p>https://www.amazon.com.br/Inicia%C3%A7%C3%A3o-L%C3%B3gica-Matem%C3%A1tica-Edgard-Alencar/dp/852130403X/ref=asc_df_852130403X/?tag=googleshopp00-20&amp;linkCode=df0&amp;hvadid=379751563849&amp;hvpos=&amp;hvnetw=g&amp;hvrand=12202262494667161988&amp;hvpone=&amp;hvptwo=&amp;hvqmt=&amp;hvdev=c&amp;hvdvcmdl=&amp;hvlocint=&amp;hvlocphy=1001655&amp;hvtargid=pla-864709402967&amp;psc=1 </text:p>
          </table:table-cell>
          <table:table-cell table:number-columns-repeated="61"/>
        </table:table-row>
        <table:table-row table:style-name="ro7" table:number-rows-repeated="1048518">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32"/>
        <table:table-column table:style-name="co12" table:default-cell-style-name="ce132"/>
        <table:table-column table:style-name="co13" table:default-cell-style-name="ce132"/>
        <table:table-column table:style-name="co14" table:default-cell-style-name="ce161"/>
        <table:table-column table:style-name="co15" table:number-columns-repeated="60" table:default-cell-style-name="Default"/>
        <table:table-row table:style-name="ro7">
          <table:table-cell table:style-name="ce15" office:value-type="string" calcext:value-type="string">
            <text:p>Etapa</text:p>
          </table:table-cell>
          <table:table-cell table:style-name="ce15" office:value-type="string" calcext:value-type="string">
            <text:p>Data Limite</text:p>
          </table:table-cell>
          <table:table-cell table:style-name="ce15" office:value-type="string" calcext:value-type="string">
            <text:p>Feito?</text:p>
          </table:table-cell>
          <table:table-cell table:style-name="ce15" office:value-type="string" calcext:value-type="string">
            <text:p>Link</text:p>
          </table:table-cell>
          <table:table-cell table:style-name="ce15"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58" office:value-type="date" office:date-value="2020-05-03" calcext:value-type="date">
            <text:p>3/mai</text:p>
          </table:table-cell>
          <table:table-cell office:value-type="string" calcext:value-type="string">
            <text:p>sim</text:p>
          </table:table-cell>
          <table:table-cell table:style-name="ce132" table:number-columns-repeated="2"/>
          <table:table-cell table:number-columns-repeated="59"/>
        </table:table-row>
        <table:table-row table:style-name="ro7">
          <table:table-cell office:value-type="string" calcext:value-type="string">
            <text:p>Desafio Prático</text:p>
          </table:table-cell>
          <table:table-cell table:style-name="ce158" office:value-type="date" office:date-value="2020-05-10" calcext:value-type="date">
            <text:p>10/mai</text:p>
          </table:table-cell>
          <table:table-cell office:value-type="string" calcext:value-type="string">
            <text:p>sim</text:p>
          </table:table-cell>
          <table:table-cell table:style-name="ce132" table:number-columns-repeated="2"/>
          <table:table-cell table:number-columns-repeated="59"/>
        </table:table-row>
        <table:table-row table:style-name="ro2">
          <table:table-cell office:value-type="string" calcext:value-type="string">
            <text:p>Vídeo + raciocínio Lógico</text:p>
          </table:table-cell>
          <table:table-cell table:style-name="ce158" office:value-type="date" office:date-value="2020-05-14" calcext:value-type="date">
            <text:p>14/mai</text:p>
          </table:table-cell>
          <table:table-cell office:value-type="string" calcext:value-type="string">
            <text:p>Vídeo sim</text:p>
          </table:table-cell>
          <table:table-cell table:style-name="ce15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32"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58" office:value-type="date" office:date-value="2020-05-29" calcext:value-type="date">
            <text:p>29/mai</text:p>
          </table:table-cell>
          <table:table-cell/>
          <table:table-cell table:style-name="ce132" table:number-columns-repeated="2"/>
          <table:table-cell table:number-columns-repeated="59"/>
        </table:table-row>
        <table:table-row table:style-name="ro7">
          <table:table-cell office:value-type="string" calcext:value-type="string">
            <text:p>Pré matrícula</text:p>
          </table:table-cell>
          <table:table-cell table:style-name="ce158" office:value-type="date" office:date-value="2020-06-05" calcext:value-type="date">
            <text:p>5/jun</text:p>
          </table:table-cell>
          <table:table-cell/>
          <table:table-cell table:style-name="ce132" table:number-columns-repeated="2"/>
          <table:table-cell table:number-columns-repeated="59"/>
        </table:table-row>
        <table:table-row table:style-name="ro7">
          <table:table-cell office:value-type="string" calcext:value-type="string">
            <text:p>Matrícula</text:p>
          </table:table-cell>
          <table:table-cell table:style-name="ce158" office:value-type="date" office:date-value="2020-06-12" calcext:value-type="date">
            <text:p>12/jun</text:p>
          </table:table-cell>
          <table:table-cell/>
          <table:table-cell table:style-name="ce132" table:number-columns-repeated="2"/>
          <table:table-cell table:number-columns-repeated="59"/>
        </table:table-row>
        <table:table-row table:style-name="ro7">
          <table:table-cell office:value-type="string" calcext:value-type="string">
            <text:p>início das aulas</text:p>
          </table:table-cell>
          <table:table-cell table:style-name="ce158" office:value-type="date" office:date-value="2020-06-22" calcext:value-type="date">
            <text:p>22/jun</text:p>
          </table:table-cell>
          <table:table-cell/>
          <table:table-cell table:style-name="ce132"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5" table:number-columns-repeated="2" table:default-cell-style-name="ce163"/>
        <table:table-column table:style-name="co16" table:default-cell-style-name="ce163"/>
        <table:table-column table:style-name="co17" table:default-cell-style-name="ce163"/>
        <table:table-column table:style-name="co18" table:default-cell-style-name="ce163"/>
        <table:table-column table:style-name="co5" table:number-columns-repeated="59" table:default-cell-style-name="ce163"/>
        <table:table-row table:style-name="ro7">
          <table:table-cell table:style-name="ce162" office:value-type="string" calcext:value-type="string">
            <text:p>Bloco</text:p>
          </table:table-cell>
          <table:table-cell table:style-name="ce162" office:value-type="string" calcext:value-type="string">
            <text:p>Assunto</text:p>
          </table:table-cell>
          <table:table-cell table:style-name="ce162" office:value-type="string" calcext:value-type="string">
            <text:p>Acompanhamento</text:p>
          </table:table-cell>
          <table:table-cell table:style-name="ce162" office:value-type="string" calcext:value-type="string">
            <text:p>Descrição</text:p>
          </table:table-cell>
          <table:table-cell table:style-name="ce162"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SS + React</text:p>
          </table:table-cell>
          <table:table-cell table:style-name="ce165"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Import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lasses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65"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65"/>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table-cell table:number-columns-repeated="4"/>
          <table:table-cell table:style-name="ce166"/>
          <table:table-cell table:number-columns-repeated="59"/>
        </table:table-row>
        <table:table-row table:style-name="ro7" table:number-rows-repeated="2">
          <table:table-cell table:number-columns-repeated="4"/>
          <table:table-cell table:style-name="ce165"/>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8"/>
        <table:table-column table:style-name="co19" table:default-cell-style-name="ce126"/>
        <table:table-column table:style-name="co20" table:default-cell-style-name="ce168"/>
        <table:table-column table:style-name="co4" table:default-cell-style-name="ce168"/>
        <table:table-column table:style-name="co1" table:number-columns-repeated="59" table:default-cell-style-name="ce168"/>
        <table:table-row table:style-name="ro1">
          <table:table-cell table:style-name="ce25" office:value-type="string" calcext:value-type="string">
            <text:p>Check</text:p>
          </table:table-cell>
          <table:table-cell table:style-name="ce25" office:value-type="string" calcext:value-type="string">
            <text:p>Assunto</text:p>
          </table:table-cell>
          <table:table-cell table:style-name="ce2" office:value-type="string" calcext:value-type="string">
            <text:p>Dúvida</text:p>
          </table:table-cell>
          <table:table-cell table:style-name="ce25" office:value-type="string" calcext:value-type="string">
            <text:p>Reposta</text:p>
          </table:table-cell>
          <table:table-cell table:style-name="ce25"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7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93"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93"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93"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93"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93"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93"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93"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93"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93"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93"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7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93"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98"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7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7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7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7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2"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3"/>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5"/>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3"/>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5"/>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7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6"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2"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7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82"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27"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71" office:value-type="string" calcext:value-type="string">
            <text:p>var req = require.context("../path/to/my/directory", false, /.*\.svg$/);</text:p>
            <text:p>req.keys().forEach(function(key){</text:p>
            <text:p>    req(key);</text:p>
            <text:p>});</text:p>
          </table:table-cell>
          <table:table-cell table:style-name="ce127"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63" office:value-type="string" calcext:value-type="string">
            <text:p>change componente state with util function</text:p>
          </table:table-cell>
          <table:table-cell table:style-name="ce17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7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21" table:number-columns-repeated="2" table:default-cell-style-name="ce16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number-columns-repeated="3" table:default-cell-style-name="ce168"/>
        <table:table-column table:style-name="co28" table:default-cell-style-name="ce168"/>
        <table:table-column table:style-name="co29" table:default-cell-style-name="ce168"/>
        <table:table-column table:style-name="co5" table:number-columns-repeated="52" table:default-cell-style-name="ce168"/>
        <table:table-column table:style-name="co5" table:number-columns-repeated="960" table:default-cell-style-name="Default"/>
        <table:table-row table:style-name="ro12">
          <table:table-cell table:style-name="ce35" office:value-type="string" calcext:value-type="string" table:number-columns-spanned="11" table:number-rows-spanned="1">
            <text:p>Comandos</text:p>
          </table:table-cell>
          <table:covered-table-cell table:number-columns-repeated="10" table:style-name="ce35"/>
          <table:table-cell office:value-type="string" calcext:value-type="string">
            <text:p>-</text:p>
          </table:table-cell>
          <table:table-cell table:style-name="ce305" table:number-columns-repeated="1012"/>
        </table:table-row>
        <table:table-row table:style-name="ro13">
          <table:table-cell table:style-name="ce37" office:value-type="string" calcext:value-type="string">
            <text:p>Language / FM</text:p>
          </table:table-cell>
          <table:table-cell table:style-name="ce37" office:value-type="string" calcext:value-type="string">
            <text:p>Assunto</text:p>
          </table:table-cell>
          <table:table-cell table:style-name="ce37" office:value-type="string" calcext:value-type="string">
            <text:p>Categoria</text:p>
          </table:table-cell>
          <table:table-cell table:style-name="ce37" office:value-type="string" calcext:value-type="string">
            <text:p>Comando</text:p>
          </table:table-cell>
          <table:table-cell table:style-name="ce37" office:value-type="string" calcext:value-type="string">
            <text:p>Objetivo</text:p>
          </table:table-cell>
          <table:table-cell table:style-name="ce37" office:value-type="string" calcext:value-type="string">
            <text:p>Explicação</text:p>
          </table:table-cell>
          <table:table-cell table:style-name="ce37" office:value-type="string" calcext:value-type="string">
            <text:p>Estrutura</text:p>
          </table:table-cell>
          <table:table-cell table:style-name="ce37" office:value-type="string" calcext:value-type="string">
            <text:p>Ex.</text:p>
          </table:table-cell>
          <table:table-cell table:style-name="ce37" office:value-type="string" calcext:value-type="string">
            <text:p>Obs.</text:p>
          </table:table-cell>
          <table:table-cell table:style-name="ce37" office:value-type="string" calcext:value-type="string">
            <text:p>Link</text:p>
          </table:table-cell>
          <table:table-cell table:style-name="ce37" office:value-type="string" calcext:value-type="string">
            <text:p>?</text:p>
          </table:table-cell>
          <table:table-cell table:style-name="ce304" office:value-type="string" calcext:value-type="string">
            <text:p>-</text:p>
          </table:table-cell>
          <table:table-cell table:style-name="ce306" table:number-columns-repeated="1012"/>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lor</text:p>
          </table:table-cell>
          <table:table-cell table:style-name="ce208" office:value-type="string" calcext:value-type="string">
            <text:p>Definir a cor da tag</text:p>
          </table:table-cell>
          <table:table-cell table:style-name="ce208" office:value-type="string" calcext:value-type="string">
            <text:p>selector' { color: 'co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2" office:value-type="string" calcext:value-type="string">
            <text:p>background-color</text:p>
          </table:table-cell>
          <table:table-cell table:style-name="ce202" office:value-type="string" calcext:value-type="string">
            <text:p>Muda a cor do BG</text:p>
          </table:table-cell>
          <table:table-cell table:style-name="ce208" office:value-type="string" calcext:value-type="string">
            <text:p>selector' { background-color: 'cor' }</text:p>
          </table:table-cell>
          <table:table-cell table:style-name="ce202"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Declarar uma ID para uma tag HTML</text:p>
          </table:table-cell>
          <table:table-cell table:style-name="ce202" office:value-type="string" calcext:value-type="string">
            <text:p>&lt;'tag' id="nome"&gt;</text:p>
          </table:table-cell>
          <table:table-cell table:style-name="ce202" office:value-type="string" calcext:value-type="string">
            <text:p>&lt;p id="sec-title"&gt;</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Chamar a ID no &lt;Style&gt; do CSS</text:p>
          </table:table-cell>
          <table:table-cell table:number-columns-repeated="2" table:style-name="ce202" office:value-type="string" calcext:value-type="string">
            <text:p>#sec-title {}</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Declarar uma CLASS para diversas tag</text:p>
          </table:table-cell>
          <table:table-cell table:number-columns-repeated="2" table:style-name="ce202" office:value-type="string" calcext:value-type="string">
            <text:p>&lt;'tag' class="nome"&gt;</text:p>
          </table:table-cell>
          <table:table-cell table:style-name="ce208" office:value-type="string" calcext:value-type="string">
            <text:p>A CLASS deve ser adicionada a todas as tags que se deve alterar, usando o MESMO NOM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Chamar a CLASS no &lt;Style&gt; do CSS</text:p>
          </table:table-cell>
          <table:table-cell table:style-name="ce208" office:value-type="string" calcext:value-type="string">
            <text:p>.'class' {}</text:p>
          </table:table-cell>
          <table:table-cell table:style-name="ce208" office:value-type="string" calcext:value-type="string">
            <text:p>.paragraph-2{}</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family</text:p>
          </table:table-cell>
          <table:table-cell table:style-name="ce208" office:value-type="string" calcext:value-type="string">
            <text:p>Altera a FONT FAMILY de uma ta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ize</text:p>
          </table:table-cell>
          <table:table-cell table:style-name="ce208" office:value-type="string" calcext:value-type="string">
            <text:p>Altera a FONT SIZE de uma tag</text:p>
          </table:table-cell>
          <table:table-cell table:style-name="ce208"/>
          <table:table-cell table:style-name="ce208" office:value-type="string" calcext:value-type="string">
            <text:p>tamaho</text:p>
          </table:table-cell>
          <table:table-cell table:style-name="ce226" office:value-type="string" calcext:value-type="string">
            <text:p>UNITS:</text:p>
            <text:p>PX</text:p>
            <text:p>'numbers'</text:p>
            <text:p>em (proporcional ao body font size em PX)</text:p>
            <text:p>ST</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weight</text:p>
          </table:table-cell>
          <table:table-cell table:style-name="ce208" office:value-type="string" calcext:value-type="string">
            <text:p>Altera a FONT WEIGHT de uma tag</text:p>
          </table:table-cell>
          <table:table-cell table:style-name="ce208"/>
          <table:table-cell table:style-name="ce208" office:value-type="string" calcext:value-type="string">
            <text:p>bold</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tyle</text:p>
          </table:table-cell>
          <table:table-cell table:style-name="ce208" office:value-type="string" calcext:value-type="string">
            <text:p>Altera a FONT STYLE de uma tag</text:p>
          </table:table-cell>
          <table:table-cell table:style-name="ce208"/>
          <table:table-cell table:style-name="ce208" office:value-type="string" calcext:value-type="string">
            <text:p>italic</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text:p>
          </table:table-cell>
          <table:table-cell table:style-name="ce208" office:value-type="string" calcext:value-type="string">
            <text:p>Altera diversas propriedades da FONT (embloga FONT STYLE, SIZE, etc.)</text:p>
          </table:table-cell>
          <table:table-cell table:style-name="ce226" office:value-type="string" calcext:value-type="string">
            <text:p>font: 'font-style'</text:p>
            <text:p>    font-variant</text:p>
            <text:p>    font-weight</text:p>
            <text:p>    font-size/line-height</text:p>
            <text:p>    font-family</text:p>
            <text:p/>
          </table:table-cell>
          <table:table-cell table:style-name="ce208"/>
          <table:table-cell table:style-name="ce208" office:value-type="string" calcext:value-type="string">
            <text:p>Shorthand property</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line-height</text:p>
          </table:table-cell>
          <table:table-cell table:style-name="ce208" office:value-type="string" calcext:value-type="string">
            <text:p>Altera a distancia entre as linha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align</text:p>
          </table:table-cell>
          <table:table-cell table:style-name="ce208" office:value-type="string" calcext:value-type="string">
            <text:p>Alinhamento do texto</text:p>
          </table:table-cell>
          <table:table-cell table:style-name="ce208"/>
          <table:table-cell table:style-name="ce208" office:value-type="string" calcext:value-type="string">
            <text:p>Center</text:p>
          </table:table-cell>
          <table:table-cell table:style-name="ce202"/>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decoration</text:p>
          </table:table-cell>
          <table:table-cell table:style-name="ce208" office:value-type="string" calcext:value-type="string">
            <text:p>Define decoração de link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border-radius</text:p>
          </table:table-cell>
          <table:table-cell table:style-name="ce208" office:value-type="string" calcext:value-type="string">
            <text:p>Adiciona borda a um elemento (button)</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padding</text:p>
          </table:table-cell>
          <table:table-cell table:style-name="ce208" office:value-type="string" calcext:value-type="string">
            <text:p>Distância entre a parte interna do elemento e sua bor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MO CRIAR uma referencia para uma fonte via API?</text:p>
          </table:table-cell>
          <table:table-cell table:style-name="ce208" table:number-columns-repeated="5"/>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25" office:value-type="string" calcext:value-type="string">
            <text:p>width</text:p>
          </table:table-cell>
          <table:table-cell table:style-name="ce208" office:value-type="string" calcext:value-type="string">
            <text:p>Definir a larg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height</text:p>
          </table:table-cell>
          <table:table-cell table:style-name="ce208" office:value-type="string" calcext:value-type="string">
            <text:p>Definir a alt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text:p>
          </table:table-cell>
          <table:table-cell table:style-name="ce208" office:value-type="string" calcext:value-type="string">
            <text:p>Permitir aos elementos OVERFLOW'arem' para além do width ou height de um bloco</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y</text:p>
          </table:table-cell>
          <table:table-cell table:style-name="ce208" office:value-type="string" calcext:value-type="string">
            <text:p>Determina o overflow somente no X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x</text:p>
          </table:table-cell>
          <table:table-cell table:style-name="ce208" office:value-type="string" calcext:value-type="string">
            <text:p>Determina o overflow somente no Y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2" office:value-type="string" calcext:value-type="string">
            <text:p>hidden</text:p>
          </table:table-cell>
          <table:table-cell table:style-name="ce202" office:value-type="string" calcext:value-type="string">
            <text:p>Esconder os elementos que ficariam em OVERFLOW com relação ao block</text:p>
          </table:table-cell>
          <table:table-cell table:style-name="ce202" table:number-columns-repeated="2"/>
          <table:table-cell table:style-name="ce208" office:value-type="string" calcext:value-type="string">
            <text:p>Muito útil em DIVs</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8" office:value-type="string" calcext:value-type="string">
            <text:p>auto</text:p>
          </table:table-cell>
          <table:table-cell table:style-name="ce225" office:value-type="string" calcext:value-type="string">
            <text:p>criar um SCROLLBAR dentro do block para ler o elemento em OVERFLOW</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office:value-type="string" calcext:value-type="string">
            <text:p>auto</text:p>
          </table:table-cell>
          <table:table-cell table:style-name="ce225" office:value-type="string" calcext:value-type="string">
            <text:p>Iguala as margens LEFT e RIGHT para que o elemento fique centralizado dependendo de seu tamanh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ext:p>
          </table:table-cell>
          <table:table-cell table:style-name="ce208"/>
          <table:table-cell table:style-name="ce225" office:value-type="string" calcext:value-type="string">
            <text:p>Cria uma borda ao redor do elemento</text:p>
          </table:table-cell>
          <table:table-cell table:style-name="ce208" office:value-type="string" calcext:value-type="string">
            <text:p>Boder: 'thickness'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op / bottom / left ...</text:p>
          </table:table-cell>
          <table:table-cell table:style-name="ce208"/>
          <table:table-cell table:style-name="ce225" office:value-type="string" calcext:value-type="string">
            <text:p>Cria uma borda somente no sentido indicad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relative</text:p>
          </table:table-cell>
          <table:table-cell table:style-name="ce225" office:value-type="string" calcext:value-type="string">
            <text:p>Setar a posiçao para o default mas com um OFFSET</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absolute</text:p>
          </table:table-cell>
          <table:table-cell table:style-name="ce225" office:value-type="string" calcext:value-type="string">
            <text:p>Setar a posição de maneira totalmente personalizada baseado no tamanho da tel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z-index</text:p>
          </table:table-cell>
          <table:table-cell table:style-name="ce208"/>
          <table:table-cell table:style-name="ce225" office:value-type="string" calcext:value-type="string">
            <text:p>Determina a prioridade de index para um elemento na lógica de 1º, 2º ou 3º plan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fixed</text:p>
          </table:table-cell>
          <table:table-cell table:style-name="ce225" office:value-type="string" calcext:value-type="string">
            <text:p>Seta o elemento como fixado na tela, quando der SCROLL ele não vai se mexer (tipo o menu)</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float</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clear</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size</text:p>
          </table:table-cell>
          <table:table-cell table:style-name="ce208" office:value-type="string" calcext:value-type="string">
            <text:p>cover</text:p>
          </table:table-cell>
          <table:table-cell table:style-name="ce225" office:value-type="string" calcext:value-type="string">
            <text:p>Deixar o BG com wieght e height igual ao do pai</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x-width</text:p>
          </table:table-cell>
          <table:table-cell table:style-name="ce208"/>
          <table:table-cell table:style-name="ce225" office:value-type="string" calcext:value-type="string">
            <text:p>?</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inline-block</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text-shadow</text:p>
          </table:table-cell>
          <table:table-cell table:style-name="ce208"/>
          <table:table-cell table:style-name="ce225"/>
          <table:table-cell table:style-name="ce208" office:value-type="string" calcext:value-type="string">
            <text:p>text-shadow: h-shadow v-shadow blur-radius color|none|initial|inherit;</text:p>
          </table:table-cell>
          <table:table-cell table:style-name="ce208" table:number-columns-repeated="2"/>
          <table:table-cell table:style-name="ce163"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block</text:p>
          </table:table-cell>
          <table:table-cell table:style-name="ce225"/>
          <table:table-cell table:style-name="ce208" table:number-columns-repeated="2"/>
          <table:table-cell table:style-name="ce208" office:value-type="string" calcext:value-type="string">
            <text:p>não pode receber WIDTH ou HEIgHT</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clip</text:p>
          </table:table-cell>
          <table:table-cell table:style-name="ce208"/>
          <table:table-cell table:style-name="ce225" office:value-type="string" calcext:value-type="string">
            <text:p>Crop B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display</text:p>
          </table:table-cell>
          <table:table-cell table:style-name="ce208" office:value-type="string" calcext:value-type="string">
            <text:p>flex</text:p>
          </table:table-cell>
          <table:table-cell table:style-name="ce225" office:value-type="string" calcext:value-type="string">
            <text:p>Criar um container flex</text:p>
          </table:table-cell>
          <table:table-cell table:style-name="ce208" table:number-columns-repeated="3"/>
          <table:table-cell table:style-name="ce208"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direction</text:p>
          </table:table-cell>
          <table:table-cell table:style-name="ce226" office:value-type="string" calcext:value-type="string">
            <text:p>1. Row</text:p>
            <text:p>2. row-reverse</text:p>
            <text:p>3. column</text:p>
            <text:p>4. column-reverse</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wrap</text:p>
          </table:table-cell>
          <table:table-cell table:style-name="ce226" office:value-type="string" calcext:value-type="string">
            <text:p>1. nowrap</text:p>
            <text:p>2. wrap</text:p>
            <text:p>3. wrap-reverse</text:p>
          </table:table-cell>
          <table:table-cell table:style-name="ce239" office:value-type="string" calcext:value-type="string">
            <text:p>1. Sem wrap</text:p>
            <text:p>2. quebra de linha / coluna</text:p>
            <text:p>3. quebra de linha / coluna invertida e espelha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flow</text:p>
          </table:table-cell>
          <table:table-cell table:style-name="ce226" office:value-type="string" calcext:value-type="string">
            <text:p>flexflow{</text:p>
            <text:p>'flex-direction' 'flex-wrap}</text:p>
          </table:table-cell>
          <table:table-cell table:style-name="ce225"/>
          <table:table-cell table:style-name="ce208"/>
          <table:table-cell table:style-name="ce226" office:value-type="string" calcext:value-type="string">
            <text:p>flexflow{</text:p>
            <text:p>'flex-direction' 'flex-wrap}</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justity-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items</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self</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order</text:p>
          </table:table-cell>
          <table:table-cell table:style-name="ce208" office:value-type="string" calcext:value-type="string">
            <text:p>... -2, -1, 0, 1, 2, ...</text:p>
          </table:table-cell>
          <table:table-cell table:style-name="ce225" office:value-type="string" calcext:value-type="string">
            <text:p>Mudar a ordem de como os items estão organizados, por hierarquia</text:p>
          </table:table-cell>
          <table:table-cell table:style-name="ce208" table:number-columns-repeated="2"/>
          <table:table-cell table:style-name="ce297"/>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shrink</text:p>
          </table:table-cell>
          <table:table-cell table:style-name="ce208"/>
          <table:table-cell table:style-name="ce225"/>
          <table:table-cell table:style-name="ce208" office:value-type="string" calcext:value-type="string">
            <text:p>funciona de maneira contrária ao flex-grow</text:p>
          </table:table-cell>
          <table:table-cell table:style-name="ce208" table:number-columns-repeated="2"/>
          <table:table-cell table:style-name="ce208"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grow</text:p>
          </table:table-cell>
          <table:table-cell table:style-name="ce208" office:value-type="string" calcext:value-type="string">
            <text:p>..., 1, 2, 3, ...</text:p>
          </table:table-cell>
          <table:table-cell table:style-name="ce225" office:value-type="string" calcext:value-type="string">
            <text:p>Aumentar o box de acordo com o width do pai</text:p>
          </table:table-cell>
          <table:table-cell table:style-name="ce208" office:value-type="string" calcext:value-type="string">
            <text:p>divide' o pai pelo nº total de flex-grows determinados e atribui proporcionamente aos filhos</text:p>
          </table:table-cell>
          <table:table-cell table:style-name="ce208"/>
          <table:table-cell table:style-name="ce226" office:value-type="string" calcext:value-type="string">
            <text:p>pai[</text:p>
            <text:p>Filho1: flex-grow: 1 = width 25%</text:p>
            <text:p>F2: fg: 1 = width 25%</text:p>
            <text:p>F3: fg: 2 = width 50%</text:p>
          </table:table-cell>
          <table:table-cell table:style-name="ce208"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basis</text:p>
          </table:table-cell>
          <table:table-cell table:style-name="ce208" office:value-type="string" calcext:value-type="string">
            <text:p>...1, 3, 15px, 25% ...</text:p>
          </table:table-cell>
          <table:table-cell table:style-name="ce225" office:value-type="string" calcext:value-type="string">
            <text:p>Definir o 'min-width' dos elemento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 </text:p>
          </table:table-cell>
          <table:table-cell table:style-name="ce208" office:value-type="string" calcext:value-type="string">
            <text:p>flex-grow flex-shrink flex-basis</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margin</text:p>
          </table:table-cell>
          <table:table-cell table:style-name="ce208"/>
          <table:table-cell table:style-name="ce225" office:value-type="string" calcext:value-type="string">
            <text:p>funciona como a margin normal</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last-child</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nth-child(#)</text:p>
          </table:table-cell>
          <table:table-cell table:style-name="ce202"/>
          <table:table-cell table:style-name="ce208" office:value-type="string" calcext:value-type="string">
            <text:p>Escolher um child específic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em</text:p>
          </table:table-cell>
          <table:table-cell table:style-name="ce202"/>
          <table:table-cell table:style-name="ce208" office:value-type="string" calcext:value-type="string">
            <text:p>Tamanho relativo ao valor base da letra</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vh</text:p>
          </table:table-cell>
          <table:table-cell table:style-name="ce202"/>
          <table:table-cell table:style-name="ce208" office:value-type="string" calcext:value-type="string">
            <text:p>Relativo ao tamanho da window</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text:p>
          </table:table-cell>
          <table:table-cell table:style-name="ce202"/>
          <table:table-cell table:style-name="ce208" office:value-type="string" calcext:value-type="string">
            <text:p>relativo ao tamanho total do pai</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rem</text:p>
          </table:table-cell>
          <table:table-cell table:style-name="ce202"/>
          <table:table-cell table:style-name="ce208" office:value-type="string" calcext:value-type="string">
            <text:p>Tamanho relativo ao elemento raiz</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ans</text:p>
          </table:table-cell>
          <table:table-cell table:style-name="ce202" office:value-type="string" calcext:value-type="string">
            <text:p>fontes não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erif</text:p>
          </table:table-cell>
          <table:table-cell table:style-name="ce202" office:value-type="string" calcext:value-type="string">
            <text:p>fontes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Define as properties CSS para todos as tags ou marcadores listados</text:p>
          </table:table-cell>
          <table:table-cell table:style-name="ce202" office:value-type="string" calcext:value-type="string">
            <text:p>h1, h2 {}</text:p>
          </table:table-cell>
          <table:table-cell table:style-name="ce202" office:value-type="string" calcext:value-type="string">
            <text:p>AGRUPAMENTO</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s/>' (espaço)</text:p>
          </table:table-cell>
          <table:table-cell table:style-name="ce202" office:value-type="string" calcext:value-type="string">
            <text:p>Define as properties baseado na relação de CASCADE entre os elementos</text:p>
          </table:table-cell>
          <table:table-cell table:style-name="ce202" office:value-type="string" calcext:value-type="string">
            <text:p>h1 .titulo-não-principais {}</text:p>
          </table:table-cell>
          <table:table-cell table:style-name="ce202" office:value-type="string" calcext:value-type="string">
            <text:p>SELETOR DESCENDENTE</text:p>
          </table:table-cell>
          <table:table-cell table:style-name="ce208" office:value-type="string" calcext:value-type="string">
            <text:p>pai' 'filho' {}</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Classes que não estão no corpo do HTML e são "nativos" do browser</text:p>
          </table:table-cell>
          <table:table-cell table:style-name="ce260" office:value-type="string" calcext:value-type="string">
            <text:p>a:link</text:p>
            <text:p>a:visited</text:p>
            <text:p>a:hover</text:p>
            <text:p>a:active</text:p>
            <text:p>a:focus</text:p>
          </table:table-cell>
          <table:table-cell table:style-name="ce202" office:value-type="string" calcext:value-type="string">
            <text:p>PSEUDO CLASS</text:p>
          </table:table-cell>
          <table:table-cell table:style-name="ce208" office:value-type="string" calcext:value-type="string">
            <text:p>active e focus são as caracteristicas que vão mudar quando ESTOU CLICANDO ou TAPPING</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Hierarquia dos selectors</text:p>
          </table:table-cell>
          <table:table-cell table:style-name="ce202" office:value-type="string" calcext:value-type="string">
            <text:p>ID &gt; class &gt; Tag</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condição')</text:p>
          </table:table-cell>
          <table:table-cell table:style-name="ce202"/>
          <table:table-cell table:style-name="ce202" office:value-type="string" calcext:value-type="string">
            <text:p>@media (width: 600px)</text:p>
          </table:table-cell>
          <table:table-cell table:style-name="ce260" office:value-type="string" calcext:value-type="string">
            <text:p>@media (width: 600px) {</text:p>
            <text:p>'cod. a ser aplicado em caso verdadeiro</text:p>
            <text:p>}</text:p>
          </table:table-cell>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and</text:p>
          </table:table-cell>
          <table:table-cell table:style-name="ce202" office:value-type="string" calcext:value-type="string">
            <text:p>aplicar mais de uma lógica</text:p>
          </table:table-cell>
          <table:table-cell table:style-name="ce202"/>
          <table:table-cell table:style-name="ce208"/>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number-columns-repeated="3" table:style-name="ce202" office:value-type="string" calcext:value-type="string">
            <text:p>!important</text:p>
          </table:table-cell>
          <table:table-cell table:style-name="ce202" office:value-type="string" calcext:value-type="string">
            <text:p>Terá preferencia sobre qualquer carac. que ganhe na hierarquia de cascata</text:p>
          </table:table-cell>
          <table:table-cell table:style-name="ce202"/>
          <table:table-cell table:style-name="ce208"/>
          <table:table-cell table:style-name="ce208" office:value-type="string" calcext:value-type="string">
            <text:p>Usado depois da declaração que deve ter prioridad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all</text:p>
          </table:table-cell>
          <table:table-cell table:style-name="ce202" office:value-type="string" calcext:value-type="string">
            <text:p>All type of media. DEFAULT</text:p>
          </table:table-cell>
          <table:table-cell table:style-name="ce202" office:value-type="string" calcext:value-type="string">
            <text:p>@media all</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print</text:p>
          </table:table-cell>
          <table:table-cell table:style-name="ce202" office:value-type="string" calcext:value-type="string">
            <text:p>Used for printers</text:p>
          </table:table-cell>
          <table:table-cell table:style-name="ce202" office:value-type="string" calcext:value-type="string">
            <text:p>@media print</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creen</text:p>
          </table:table-cell>
          <table:table-cell table:style-name="ce202" office:value-type="string" calcext:value-type="string">
            <text:p>Used for PCs, smartphones, tablets, etc.</text:p>
          </table:table-cell>
          <table:table-cell table:style-name="ce202" office:value-type="string" calcext:value-type="string">
            <text:p>@media screen</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peech</text:p>
          </table:table-cell>
          <table:table-cell table:style-name="ce202" office:value-type="string" calcext:value-type="string">
            <text:p>Screenreaders</text:p>
          </table:table-cell>
          <table:table-cell table:style-name="ce202" office:value-type="string" calcext:value-type="string">
            <text:p>@media speech</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hover</text:p>
          </table:table-cell>
          <table:table-cell table:style-name="ce202" office:value-type="string" calcext:value-type="string">
            <text:p>Does any available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pointer</text:p>
          </table:table-cell>
          <table:table-cell table:style-name="ce202" office:value-type="string" calcext:value-type="string">
            <text:p>Is any available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spect-ratio</text:p>
          </table:table-cell>
          <table:table-cell table:style-name="ce202" office:value-type="string" calcext:value-type="string">
            <text:p>The ratio between the width and the height of the viewpor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text:p>
          </table:table-cell>
          <table:table-cell table:style-name="ce202" office:value-type="string" calcext:value-type="string">
            <text:p>The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gamut</text:p>
          </table:table-cell>
          <table:table-cell table:style-name="ce202" office:value-type="string" calcext:value-type="string">
            <text:p>The approximate range of colors that are supported by the user agent and output devic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index</text:p>
          </table:table-cell>
          <table:table-cell table:style-name="ce202" office:value-type="string" calcext:value-type="string">
            <text:p>The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grid</text:p>
          </table:table-cell>
          <table:table-cell table:style-name="ce202" office:value-type="string" calcext:value-type="string">
            <text:p>Whether the device is a grid or bitmap</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eight</text:p>
          </table:table-cell>
          <table:table-cell table:style-name="ce202" office:value-type="string" calcext:value-type="string">
            <text:p>The viewport heigh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over</text:p>
          </table:table-cell>
          <table:table-cell table:style-name="ce202" office:value-type="string" calcext:value-type="string">
            <text:p>Does the primary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inverted-colors</text:p>
          </table:table-cell>
          <table:table-cell table:style-name="ce202" office:value-type="string" calcext:value-type="string">
            <text:p>Is the browser or underlying OS inverting color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light-level</text:p>
          </table:table-cell>
          <table:table-cell table:style-name="ce202" office:value-type="string" calcext:value-type="string">
            <text:p>Current ambient light level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aspect-ratio</text:p>
          </table:table-cell>
          <table:table-cell table:style-name="ce202" office:value-type="string" calcext:value-type="string">
            <text:p>The max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text:p>
          </table:table-cell>
          <table:table-cell table:style-name="ce202" office:value-type="string" calcext:value-type="string">
            <text:p>The max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index</text:p>
          </table:table-cell>
          <table:table-cell table:style-name="ce202" office:value-type="string" calcext:value-type="string">
            <text:p>The max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height</text:p>
          </table:table-cell>
          <table:table-cell table:style-name="ce202" office:value-type="string" calcext:value-type="string">
            <text:p>The max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monochrome</text:p>
          </table:table-cell>
          <table:table-cell table:style-name="ce202" office:value-type="string" calcext:value-type="string">
            <text:p>The max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resolution</text:p>
          </table:table-cell>
          <table:table-cell table:style-name="ce202" office:value-type="string" calcext:value-type="string">
            <text:p>The max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width</text:p>
          </table:table-cell>
          <table:table-cell table:style-name="ce202" office:value-type="string" calcext:value-type="string">
            <text:p>The max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aspect-ratio</text:p>
          </table:table-cell>
          <table:table-cell table:style-name="ce202" office:value-type="string" calcext:value-type="string">
            <text:p>The min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text:p>
          </table:table-cell>
          <table:table-cell table:style-name="ce202" office:value-type="string" calcext:value-type="string">
            <text:p>The min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index</text:p>
          </table:table-cell>
          <table:table-cell table:style-name="ce202" office:value-type="string" calcext:value-type="string">
            <text:p>The min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height</text:p>
          </table:table-cell>
          <table:table-cell table:style-name="ce202" office:value-type="string" calcext:value-type="string">
            <text:p>The min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monochrome</text:p>
          </table:table-cell>
          <table:table-cell table:style-name="ce202" office:value-type="string" calcext:value-type="string">
            <text:p>The min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resolution</text:p>
          </table:table-cell>
          <table:table-cell table:style-name="ce202" office:value-type="string" calcext:value-type="string">
            <text:p>The min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width</text:p>
          </table:table-cell>
          <table:table-cell table:style-name="ce202" office:value-type="string" calcext:value-type="string">
            <text:p>The min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onochrome</text:p>
          </table:table-cell>
          <table:table-cell table:style-name="ce202" office:value-type="string" calcext:value-type="string">
            <text:p>The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rientation</text:p>
          </table:table-cell>
          <table:table-cell table:style-name="ce202" office:value-type="string" calcext:value-type="string">
            <text:p>The orientation of the viewport (landscape or portrait mod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block</text:p>
          </table:table-cell>
          <table:table-cell table:style-name="ce202" office:value-type="string" calcext:value-type="string">
            <text:p>How does the output device handle content that overflows the viewport along the block axi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inline</text:p>
          </table:table-cell>
          <table:table-cell table:style-name="ce202" office:value-type="string" calcext:value-type="string">
            <text:p>Can content that overflows the viewport along the inline axis be scrolled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pointer</text:p>
          </table:table-cell>
          <table:table-cell table:style-name="ce202" office:value-type="string" calcext:value-type="string">
            <text:p>Is the primary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resolution</text:p>
          </table:table-cell>
          <table:table-cell table:style-name="ce202" office:value-type="string" calcext:value-type="string">
            <text:p>The resolution of the output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an</text:p>
          </table:table-cell>
          <table:table-cell table:style-name="ce202" office:value-type="string" calcext:value-type="string">
            <text:p>The scanning process of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ripting</text:p>
          </table:table-cell>
          <table:table-cell table:style-name="ce202" office:value-type="string" calcext:value-type="string">
            <text:p>Is scripting (e.g. JavaScript) availabl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update</text:p>
          </table:table-cell>
          <table:table-cell table:style-name="ce202" office:value-type="string" calcext:value-type="string">
            <text:p>How quickly can the output device modify the appearance of the conten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width</text:p>
          </table:table-cell>
          <table:table-cell table:style-name="ce202" office:value-type="string" calcext:value-type="string">
            <text:p>The viewport width</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gt;</text:p>
          </table:table-cell>
          <table:table-cell table:style-name="ce202"/>
          <table:table-cell table:style-name="ce202" office:value-type="string" calcext:value-type="string">
            <text:p>Selectionar filhos diretos</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Border ShortHand</text:p>
          </table:table-cell>
          <table:table-cell table:style-name="ce202" table:number-columns-repeated="3"/>
          <table:table-cell table:style-name="ce202" office:value-type="string" calcext:value-type="string">
            <text:p>Border: 'width'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table:table-cell table:style-name="ce202" office:value-type="string" calcext:value-type="string">
            <text:p>box-shadow</text:p>
          </table:table-cell>
          <table:table-cell table:style-name="ce202" table:number-columns-repeated="2"/>
          <table:table-cell table:style-name="ce260"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variable'</text:p>
          </table:table-cell>
          <table:table-cell table:style-name="ce202"/>
          <table:table-cell table:style-name="ce202" office:value-type="string" calcext:value-type="string">
            <text:p>criar uma variável que pode ser reutilizada</text:p>
          </table:table-cell>
          <table:table-cell table:style-name="ce202" office:value-type="string" calcext:value-type="string">
            <text:p>$mainColor: rgb(10, 10, 10)</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Nesting</text:p>
          </table:table-cell>
          <table:table-cell table:style-name="ce202"/>
          <table:table-cell table:style-name="ce202" office:value-type="string" calcext:value-type="string">
            <text:p>Identar e fazer nesting nas propriedades</text:p>
          </table:table-cell>
          <table:table-cell table:style-name="ce260" office:value-type="string" calcext:value-type="string">
            <text:p>App {</text:p>
            <text:p>App.header {</text:p>
            <text:p>App.header h1 {</text:p>
            <text:p>}</text:p>
            <text:p>}</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amp;::'hover'</text:p>
          </table:table-cell>
          <table:table-cell table:style-name="ce202"/>
          <table:table-cell table:style-name="ce202" office:value-type="string" calcext:value-type="string">
            <text:p>After / before / hover / active / etc. with nesting</text:p>
          </table:table-cell>
          <table:table-cell table:style-name="ce260" office:value-type="string" calcext:value-type="string">
            <text:p>App {</text:p>
            <text:p>header {</text:p>
            <text:p>&amp;::hover {</text:p>
            <text:p>'property'</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import 'path'</text:p>
          </table:table-cell>
          <table:table-cell table:style-name="ce227"/>
          <table:table-cell table:style-name="ce227" office:value-type="string" calcext:value-type="string">
            <text:p>import</text:p>
          </table:table-cell>
          <table:table-cell table:style-name="ce227"/>
          <table:table-cell table:style-name="ce295"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mixin</text:p>
          </table:table-cell>
          <table:table-cell table:style-name="ce202"/>
          <table:table-cell table:style-name="ce202" office:value-type="string" calcext:value-type="string">
            <text:p>Função com diversas propriedades</text:p>
          </table:table-cell>
          <table:table-cell table:style-name="ce291" office:value-type="string" calcext:value-type="string">
            <text:p>Create Mixin:</text:p>
            <text:p>@mixin 'name'($'param1', $'param2') {</text:p>
            <text:p>'properties': 'value' / $'param'</text:p>
            <text:p>}</text:p>
            <text:p/>
            <text:p>Import mixin:</text:p>
            <text:p>@include 'name'()</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extend</text:p>
          </table:table-cell>
          <table:table-cell table:style-name="ce202"/>
          <table:table-cell table:style-name="ce202" office:value-type="string" calcext:value-type="string">
            <text:p>Inherit all the properties from a parent</text:p>
          </table:table-cell>
          <table:table-cell table:style-name="ce260" office:value-type="string" calcext:value-type="string">
            <text:p>header {</text:p>
            <text:p>font-color: blue;</text:p>
            <text:p>background: black }</text:p>
            <text:p/>
            <text:p>.header-child {</text:p>
            <text:p>@extend heade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calculations</text:p>
          </table:table-cell>
          <table:table-cell table:style-name="ce202"/>
          <table:table-cell table:style-name="ce202" office:value-type="string" calcext:value-type="string">
            <text:p>Sem necessidade de calc()</text:p>
          </table:table-cell>
          <table:table-cell table:style-name="ce202" office:value-type="string" calcext:value-type="string">
            <text:p>+ - /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163" office:value-type="string" calcext:value-type="string">
            <text:p>responsividade</text:p>
          </table:table-cell>
          <table:table-cell table:style-name="ce163"/>
          <table:table-cell table:style-name="ce228" office:value-type="string" calcext:value-type="string">
            <text:p>calc</text:p>
          </table:table-cell>
          <table:table-cell table:style-name="ce163" office:value-type="string" calcext:value-type="string">
            <text:p>Responsive font size</text:p>
          </table:table-cell>
          <table:table-cell table:style-name="ce163" office:value-type="string" calcext:value-type="string">
            <text:p>font-size: calc(16px + 6 * ((100vw - 320px) / 680));</text:p>
          </table:table-cell>
          <table:table-cell table:style-name="ce163"/>
          <table:table-cell table:style-name="ce228"/>
          <table:table-cell table:style-name="ce219"/>
          <table:table-cell table:number-columns-repeated="1015"/>
        </table:table-row>
        <table:table-row table:style-name="ro13">
          <table:table-cell office:value-type="string" calcext:value-type="string">
            <text:p>CSS</text:p>
          </table:table-cell>
          <table:table-cell table:style-name="ce163" office:value-type="string" calcext:value-type="string">
            <text:p>Transition</text:p>
          </table:table-cell>
          <table:table-cell table:style-name="ce163"/>
          <table:table-cell table:style-name="ce228" office:value-type="string" calcext:value-type="string">
            <text:p>transition</text:p>
          </table:table-cell>
          <table:table-cell table:style-name="ce163"/>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elay</text:p>
          </table:table-cell>
          <table:table-cell table:style-name="ce228" table:number-columns-repeated="4"/>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uration</text:p>
          </table:table-cell>
          <table:table-cell table:style-name="ce23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property</text:p>
          </table:table-cell>
          <table:table-cell table:style-name="ce228"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32" office:value-type="string" calcext:value-type="string">
            <text:p>transition-property: margin-right, color;</text:p>
            <text:p/>
            <text:p>transition-property: all</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timing-function</text:p>
          </table:table-cell>
          <table:table-cell table:style-name="ce228"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3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03" office:value-type="string" calcext:value-type="string">
            <text:p>input[type='tipo]</text:p>
          </table:table-cell>
          <table:table-cell table:style-name="ce203" office:value-type="string" calcext:value-type="string">
            <text:p>selecionar um input com um tipo específico</text:p>
          </table:table-cell>
          <table:table-cell table:style-name="ce292"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16" table:number-columns-repeated="3"/>
          <table:table-cell table:number-columns-repeated="1015"/>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table:style-name="ce216" table:number-columns-repeated="2"/>
          <table:table-cell table:style-name="ce292"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92"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transformation</text:p>
          </table:table-cell>
          <table:table-cell table:style-name="ce203" office:value-type="string" calcext:value-type="string">
            <text:p>Aplicar transformações em SVG e elementos, propriedades mais 'complexas'</text:p>
          </table:table-cell>
          <table:table-cell table:style-name="ce216" table:number-columns-repeated="2"/>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keyframes</text:p>
          </table:table-cell>
          <table:table-cell table:style-name="ce203" office:value-type="string" calcext:value-type="string">
            <text:p>nome das animações com as etapas de em porcentagem</text:p>
          </table:table-cell>
          <table:table-cell table:style-name="ce216" table:number-columns-repeated="2"/>
          <table:table-cell table:style-name="ce292" office:value-type="string" calcext:value-type="string">
            <text:p>@keyframes myanimation {</text:p>
            <text:p>0% {</text:p>
            <text:p>transform: scale(0,0)</text:p>
            <text:p>}</text:p>
            <text:p>100% {</text:p>
            <text:p>scale(1, 1)</text:p>
            <text:p>}</text:p>
          </table:table-cell>
          <table:table-cell table:style-name="ce216"/>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init</text:p>
          </table:table-cell>
          <table:table-cell table:style-name="ce219" office:value-type="string" calcext:value-type="string">
            <text:p>Criar um repositório localmente</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log</text:p>
          </table:table-cell>
          <table:table-cell table:style-name="ce219" office:value-type="string" calcext:value-type="string">
            <text:p>Histórico de commits</text:p>
          </table:table-cell>
          <table:table-cell table:style-name="ce229" office:value-type="string" calcext:value-type="string">
            <text:p>OU</text:p>
            <text:p>git log 'arq' -&gt; puxar o histórico de um arquivo específic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3" office:value-type="string" calcext:value-type="string">
            <text:p>-</text:p>
          </table:table-cell>
          <table:table-cell table:style-name="ce216"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status</text:p>
          </table:table-cell>
          <table:table-cell table:style-name="ce219" office:value-type="string" calcext:value-type="string">
            <text:p>Status dos arquivos na pasta com relação ao repositório</text:p>
          </table:table-cell>
          <table:table-cell table:style-name="ce219"/>
          <table:table-cell table:style-name="ce229" office:value-type="string" calcext:value-type="string">
            <text:p>Untracked</text:p>
            <text:p>Stagging</text:p>
            <text:p>Commited</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text:p>
          </table:table-cell>
          <table:table-cell table:style-name="ce219" office:value-type="string" calcext:value-type="string">
            <text:p>Adicionar arquivos ao stagging</text:p>
          </table:table-cell>
          <table:table-cell table:style-name="ce219" office:value-type="string" calcext:value-type="string">
            <text:p>git ad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 .</text:p>
          </table:table-cell>
          <table:table-cell table:style-name="ce219" office:value-type="string" calcext:value-type="string">
            <text:p>Adicionar todos os arquivos do diretório </text:p>
          </table:table-cell>
          <table:table-cell table:style-name="ce219" office:value-type="string" calcext:value-type="string">
            <text:p>git add .</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8" office:value-type="string" calcext:value-type="string">
            <text:p>Git commit</text:p>
          </table:table-cell>
          <table:table-cell table:style-name="ce208" table:number-columns-repeated="3"/>
          <table:table-cell table:style-name="ce216"/>
          <table:table-cell table:number-columns-repeated="1016"/>
        </table:table-row>
        <table:table-row table:style-name="ro13">
          <table:table-cell office:value-type="string" calcext:value-type="string">
            <text:p>Git</text:p>
          </table:table-cell>
          <table:table-cell table:number-columns-repeated="2"/>
          <table:table-cell table:style-name="ce208" office:value-type="string" calcext:value-type="string">
            <text:p>git commit -m</text:p>
          </table:table-cell>
          <table:table-cell table:style-name="ce208" office:value-type="string" calcext:value-type="string">
            <text:p>Adicionar uma mensagem ao comiit</text:p>
          </table:table-cell>
          <table:table-cell table:style-name="ce208" office:value-type="string" calcext:value-type="string">
            <text:p>git add -m 'arquivo'</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08" office:value-type="string" calcext:value-type="string">
            <text:p>Git branch</text:p>
          </table:table-cell>
          <table:table-cell table:style-name="ce208" office:value-type="string" calcext:value-type="string">
            <text:p>Criar um branch do master</text:p>
          </table:table-cell>
          <table:table-cell table:style-name="ce208" office:value-type="string" calcext:value-type="string">
            <text:p>git branch 'nome do novo branch'</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branch -D</text:p>
          </table:table-cell>
          <table:table-cell table:style-name="ce219" office:value-type="string" calcext:value-type="string">
            <text:p>deletar uma branch</text:p>
          </table:table-cell>
          <table:table-cell table:style-name="ce219" office:value-type="string" calcext:value-type="string">
            <text:p>git branch -D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heckout</text:p>
          </table:table-cell>
          <table:table-cell table:style-name="ce219" office:value-type="string" calcext:value-type="string">
            <text:p>mudar de branches</text:p>
          </table:table-cell>
          <table:table-cell table:style-name="ce219" office:value-type="string" calcext:value-type="string">
            <text:p>git checkout 'nome do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 -b</text:p>
          </table:table-cell>
          <table:table-cell table:style-name="ce203" office:value-type="string" calcext:value-type="string">
            <text:p>criar uma branch e já ir para ela</text:p>
          </table:table-cell>
          <table:table-cell table:style-name="ce219" office:value-type="string" calcext:value-type="string">
            <text:p>git checkout -b 'nome do branch'</text:p>
          </table:table-cell>
          <table:table-cell table:style-name="ce216" table:number-columns-repeated="3"/>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text:p>
          </table:table-cell>
          <table:table-cell table:style-name="ce203" office:value-type="string" calcext:value-type="string">
            <text:p>Voltar a uma ersão anterior</text:p>
          </table:table-cell>
          <table:table-cell table:style-name="ce292"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03" office:value-type="string" calcext:value-type="string">
            <text:p>Checar o código do commit que deletou o arquivo para poder inputar no comando</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text:p>
          </table:table-cell>
          <table:table-cell table:style-name="ce219"/>
          <table:table-cell table:style-name="ce219" office:value-type="string" calcext:value-type="string">
            <text:p>git push origin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push -u</text:p>
          </table:table-cell>
          <table:table-cell table:style-name="ce203" office:value-type="string" calcext:value-type="string">
            <text:p>Vingular a origin com o local remoto</text:p>
          </table:table-cell>
          <table:table-cell table:style-name="ce203" office:value-type="string" calcext:value-type="string">
            <text:p>git push -u origin 'branch'</text:p>
          </table:table-cell>
          <table:table-cell table:style-name="ce203" office:value-type="string" calcext:value-type="string">
            <text:p>A partir do momento que usar o -u não vai mais precisar especificar a branch nos próximos push's</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Pull</text:p>
          </table:table-cell>
          <table:table-cell table:style-name="ce219" office:value-type="string" calcext:value-type="string">
            <text:p>Syncar os arquivos do github com a git local</text:p>
          </table:table-cell>
          <table:table-cell table:style-name="ce219" office:value-type="string" calcext:value-type="string">
            <text:p>git pull origin</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ead</text:p>
          </table:table-cell>
          <table:table-cell table:style-name="ce219" office:value-type="string" calcext:value-type="string">
            <text:p>Remover arquivo do stagging area</text:p>
          </table:table-cell>
          <table:table-cell table:style-name="ce219" office:value-type="string" calcext:value-type="string">
            <text:p>git reset hea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merge</text:p>
          </table:table-cell>
          <table:table-cell table:style-name="ce219" office:value-type="string" calcext:value-type="string">
            <text:p>git merge</text:p>
          </table:table-cell>
          <table:table-cell table:style-name="ce219" office:value-type="string" calcext:value-type="string">
            <text:p>git merge 'branch'</text:p>
          </table:table-cell>
          <table:table-cell table:style-name="ce219" office:value-type="string" calcext:value-type="string">
            <text:p>deve dar merge estando dentro da maste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mote add origin</text:p>
          </table:table-cell>
          <table:table-cell table:style-name="ce219" office:value-type="string" calcext:value-type="string">
            <text:p>Lincar a pasta com um repositório remoto</text:p>
          </table:table-cell>
          <table:table-cell table:style-name="ce219" office:value-type="string" calcext:value-type="string">
            <text:p>git remote add origin 'URL'</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lone</text:p>
          </table:table-cell>
          <table:table-cell table:style-name="ce219" office:value-type="string" calcext:value-type="string">
            <text:p>Baixar um repositório para sua máquina</text:p>
          </table:table-cell>
          <table:table-cell table:style-name="ce219" office:value-type="string" calcext:value-type="string">
            <text:p>git clone 'URL do rep.'</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29" office:value-type="string" calcext:value-type="string">
            <text:p>ls ~/.ssh</text:p>
            <text:p/>
          </table:table-cell>
          <table:table-cell table:style-name="ce219" office:value-type="string" calcext:value-type="string">
            <text:p>Mostrar se SSh está insladao</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m</text:p>
          </table:table-cell>
          <table:table-cell table:style-name="ce219" office:value-type="string" calcext:value-type="string">
            <text:p>Deletar um arquivo do GIT</text:p>
          </table:table-cell>
          <table:table-cell table:style-name="ce219" office:value-type="string" calcext:value-type="string">
            <text:p>git rm 'arquivo'</text:p>
          </table:table-cell>
          <table:table-cell table:style-name="ce219" office:value-type="string" calcext:value-type="string">
            <text:p>Depois de deletar precisa comita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ard 'commit code'</text:p>
          </table:table-cell>
          <table:table-cell table:style-name="ce219" office:value-type="string" calcext:value-type="string">
            <text:p>Retornar a um commit anterior</text:p>
          </table:table-cell>
          <table:table-cell table:style-name="ce219"/>
          <table:table-cell table:style-name="ce193"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 --force</text:p>
          </table:table-cell>
          <table:table-cell table:style-name="ce219" office:value-type="string" calcext:value-type="string">
            <text:p>Dar um push mesmo que seu commit esteja atrás do remoto</text:p>
          </table:table-cell>
          <table:table-cell table:style-name="ce219" table:number-columns-repeated="2"/>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IGNORE</text:p>
          </table:table-cell>
          <table:table-cell table:style-name="ce219" office:value-type="string" calcext:value-type="string">
            <text:p>Ignorar um arquivo ou dir pro commit</text:p>
          </table:table-cell>
          <table:table-cell table:style-name="ce229" office:value-type="string" calcext:value-type="string">
            <text:p>Criar um arquivo .gitignore</text:p>
            <text:p>e colocar os PATHs de quem quer ignorar</text:p>
          </table:table-cell>
          <table:table-cell table:style-name="ce219"/>
          <table:table-cell table:style-name="ce216"/>
          <table:table-cell table:number-columns-repeated="1016"/>
        </table:table-row>
        <table:table-row table:style-name="ro13">
          <table:table-cell office:value-type="string" calcext:value-type="string">
            <text:p>HTML</text:p>
          </table:table-cell>
          <table:table-cell table:style-name="ce163"/>
          <table:table-cell table:style-name="ce203" office:value-type="string" calcext:value-type="string">
            <text:p>elect</text:p>
          </table:table-cell>
          <table:table-cell table:style-name="ce216" table:number-columns-repeated="5"/>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html&gt;</text:p>
          </table:table-cell>
          <table:table-cell table:style-name="ce219" table:number-columns-repeated="6"/>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3" office:value-type="string" calcext:value-type="string">
            <text:p>&lt;head&gt;</text:p>
          </table:table-cell>
          <table:table-cell table:style-name="ce216"/>
          <table:table-cell table:style-name="ce203" office:value-type="string" calcext:value-type="string">
            <text:p>Configurações da página</text:p>
          </table:table-cell>
          <table:table-cell table:style-name="ce216" table:number-columns-repeated="3"/>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meta&gt;</text:p>
          </table:table-cell>
          <table:table-cell table:style-name="ce216" table:number-columns-repeated="3"/>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title&gt;</text:p>
          </table:table-cell>
          <table:table-cell table:style-name="ce203" office:value-type="string" calcext:value-type="string">
            <text:p>Título da página na aba do browser</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style&gt;</text:p>
          </table:table-cell>
          <table:table-cell table:style-name="ce203" office:value-type="string" calcext:value-type="string">
            <text:p>Declarar os SELECTORS e DECLARATIONS para o CSS</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body&gt;</text:p>
          </table:table-cell>
          <table:table-cell table:style-name="ce219"/>
          <table:table-cell table:style-name="ce219" office:value-type="string" calcext:value-type="string">
            <text:p>Conteúdo da página</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h1&gt;</text:p>
          </table:table-cell>
          <table:table-cell table:style-name="ce219"/>
          <table:table-cell table:style-name="ce219" office:value-type="string" calcext:value-type="string">
            <text:p>Headline</text:p>
          </table:table-cell>
          <table:table-cell table:style-name="ce219" table:number-columns-repeated="2"/>
          <table:table-cell table:style-name="ce219" office:value-type="string" calcext:value-type="string">
            <text:p>Vai do 1 ao 6</text:p>
          </table:table-cell>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p&gt;</text:p>
          </table:table-cell>
          <table:table-cell table:style-name="ce219"/>
          <table:table-cell table:style-name="ce219" office:value-type="string" calcext:value-type="string">
            <text:p>Paráraf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br&gt;</text:p>
          </table:table-cell>
          <table:table-cell table:style-name="ce219"/>
          <table:table-cell table:style-name="ce219" office:value-type="string" calcext:value-type="string">
            <text:p>Ente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strong&gt;</text:p>
          </table:table-cell>
          <table:table-cell table:style-name="ce219"/>
          <table:table-cell table:style-name="ce219" office:value-type="string" calcext:value-type="string">
            <text:p>Negrit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em&gt;</text:p>
          </table:table-cell>
          <table:table-cell table:style-name="ce219"/>
          <table:table-cell table:style-name="ce219" office:value-type="string" calcext:value-type="string">
            <text:p>itálic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ul&gt;</text:p>
          </table:table-cell>
          <table:table-cell table:style-name="ce219" office:value-type="string" calcext:value-type="string">
            <text:p>lista</text:p>
          </table:table-cell>
          <table:table-cell table:style-name="ce219" office:value-type="string" calcext:value-type="string">
            <text:p>Unordered list</text:p>
          </table:table-cell>
          <table:table-cell table:style-name="ce219" table:number-columns-repeated="2"/>
          <table:table-cell table:style-name="ce219" office:value-type="string" calcext:value-type="string">
            <text:p>Lista por padrão são BLOCK, e não INLINE</text:p>
          </table:table-cell>
          <table:table-cell table:style-name="ce219"/>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li&gt;</text:p>
          </table:table-cell>
          <table:table-cell table:style-name="ce219"/>
          <table:table-cell table:style-name="ce219" office:value-type="string" calcext:value-type="string">
            <text:p>lista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ol&gt;</text:p>
          </table:table-cell>
          <table:table-cell table:style-name="ce219"/>
          <table:table-cell table:style-name="ce219" office:value-type="string" calcext:value-type="string">
            <text:p>Ordered List</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img&gt;</text:p>
          </table:table-cell>
          <table:table-cell table:style-name="ce219"/>
          <table:table-cell table:style-name="ce219" office:value-type="string" calcext:value-type="string">
            <text:p>Image</text:p>
          </table:table-cell>
          <table:table-cell table:style-name="ce219" office:value-type="string" calcext:value-type="string">
            <text:p>&lt;img src="URL"&gt;</text:p>
          </table:table-cell>
          <table:table-cell table:style-name="ce219"/>
          <table:table-cell table:style-name="ce219" office:value-type="string" calcext:value-type="string">
            <text:p>src (source)</text:p>
          </table:table-cell>
          <table:table-cell table:style-name="ce219"/>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alt</text:p>
          </table:table-cell>
          <table:table-cell table:style-name="ce219" office:value-type="string" calcext:value-type="string">
            <text:p>Texto alternativo</text:p>
          </table:table-cell>
          <table:table-cell table:style-name="ce219" office:value-type="string" calcext:value-type="string">
            <text:p>&lt;img src="URL" alt="texto alternativ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width</text:p>
          </table:table-cell>
          <table:table-cell table:style-name="ce219" office:value-type="string" calcext:value-type="string">
            <text:p>Largura</text:p>
          </table:table-cell>
          <table:table-cell table:style-name="ce219" office:value-type="string" calcext:value-type="string">
            <text:p>&lt;img src="URL" alt="texto alternativo" width="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height</text:p>
          </table:table-cell>
          <table:table-cell table:style-name="ce219" office:value-type="string" calcext:value-type="string">
            <text:p>Altura</text:p>
          </table:table-cell>
          <table:table-cell table:style-name="ce219" office:value-type="string" calcext:value-type="string">
            <text:p>&lt;img src="URL" alt="texto alternativo" height="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a&gt;</text:p>
          </table:table-cell>
          <table:table-cell table:style-name="ce208"/>
          <table:table-cell table:style-name="ce219" office:value-type="string" calcext:value-type="string">
            <text:p>Link</text:p>
          </table:table-cell>
          <table:table-cell table:style-name="ce219" office:value-type="string" calcext:value-type="string">
            <text:p>&lt;a&gt;'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text:p>
          </table:table-cell>
          <table:table-cell table:style-name="ce208" office:value-type="string" calcext:value-type="string">
            <text:p>href</text:p>
          </table:table-cell>
          <table:table-cell table:style-name="ce219" office:value-type="string" calcext:value-type="string">
            <text:p>Link - <text:s/>HTTP</text:p>
          </table:table-cell>
          <table:table-cell table:style-name="ce219" office:value-type="string" calcext:value-type="string">
            <text:p>&lt;a href="URL"&gt; '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text:p>
          </table:table-cell>
          <table:table-cell table:style-name="ce208" office:value-type="string" calcext:value-type="string">
            <text:p>target</text:p>
          </table:table-cell>
          <table:table-cell table:style-name="ce208" office:value-type="string" calcext:value-type="string">
            <text:p>Abrir em nova página</text:p>
          </table:table-cell>
          <table:table-cell table:style-name="ce208" office:value-type="string" calcext:value-type="string">
            <text:p>&lt;a target="_blank"&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16" table:number-columns-repeated="2"/>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identifiers</text:p>
          </table:table-cell>
          <table:table-cell table:style-name="ce208" office:value-type="string" calcext:value-type="string">
            <text:p>id</text:p>
          </table:table-cell>
          <table:table-cell table:style-name="ce208"/>
          <table:table-cell table:style-name="ce208" office:value-type="string" calcext:value-type="string">
            <text:p>identificador para uma tag</text:p>
          </table:table-cell>
          <table:table-cell table:style-name="ce208" office:value-type="string" calcext:value-type="string">
            <text:p>&lt;h2 id="Títul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hr&gt;</text:p>
          </table:table-cell>
          <table:table-cell table:style-name="ce208"/>
          <table:table-cell table:style-name="ce208" office:value-type="string" calcext:value-type="string">
            <text:p>Quebra de linha (linha horizontal de separaçã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span&gt;</text:p>
          </table:table-cell>
          <table:table-cell table:style-name="ce208" table:number-columns-repeated="2"/>
          <table:table-cell table:style-name="ce226" office:value-type="string" calcext:value-type="string">
            <text:p>Agrupar elementos isolados para estilizar via CSS</text:p>
            <text:p/>
            <text:p>Isolar um texto HTML da class CSS definida para aquela sessão</text:p>
          </table:table-cell>
          <table:table-cell table:style-name="ce229" office:value-type="string" calcext:value-type="string">
            <text:p>.ex {font-weight:bold}</text:p>
            <text:p/>
            <text:p>&lt;div class="ex"&gt;</text:p>
            <text:p>hello world, &lt;span&gt; oi mundo &lt;/span&gt;</text:p>
            <text:p>&lt;/div&gt;</text:p>
          </table:table-cell>
          <table:table-cell table:style-name="ce22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2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8" office:value-type="string" calcext:value-type="string">
            <text:p>&lt;div&gt;</text:p>
          </table:table-cell>
          <table:table-cell/>
          <table:table-cell table:style-name="ce208"/>
          <table:table-cell table:style-name="ce208" office:value-type="string" calcext:value-type="string">
            <text:p>Agrupar elementos um grupo / conjunto de elementos para estiliza-lo via CSS</text:p>
          </table:table-cell>
          <table:table-cell table:style-name="ce219"/>
          <table:table-cell table:style-name="ce219" office:value-type="string" calcext:value-type="string">
            <text:p>Bom para criar SECTIONS</text:p>
          </table:table-cell>
          <table:table-cell table:style-name="ce219"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cript&gt;</text:p>
          </table:table-cell>
          <table:table-cell table:style-name="ce208"/>
          <table:table-cell table:style-name="ce208" office:value-type="string" calcext:value-type="string">
            <text:p>Escrever JS dentro do HTML</text:p>
          </table:table-cell>
          <table:table-cell table:style-name="ce208" table:number-columns-repeated="2"/>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accept=</text:p>
            <text:p>image/*</text:p>
            <text:p/>
            <text:p>onchange (call JS function on change)</text:p>
            <text:p/>
            <text:p>types:</text:p>
            <text:p>radio (botão radial para selecionar)</text:p>
          </table:table-cell>
          <table:table-cell table:style-name="ce208" office:value-type="string" calcext:value-type="string">
            <text:p>Receber um input do usuário</text:p>
          </table:table-cell>
          <table:table-cell table:style-name="ce208" office:value-type="string" calcext:value-type="string">
            <text:p>&lt;input 'options'&gt;</text:p>
          </table:table-cell>
          <table:table-cell table:style-name="ce219" office:value-type="string" calcext:value-type="string">
            <text:p>&lt;input type="text" name="input" value="Digite aqui" maxlength="number"&gt;</text:p>
          </table:table-cell>
          <table:table-cell table:style-name="ce229" office:value-type="string" calcext:value-type="string">
            <text:p>Types:</text:p>
            <text:p>Text</text:p>
            <text:p>file</text:p>
            <text:p>...</text:p>
          </table:table-cell>
          <table:table-cell table:style-name="ce29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table:style-name="ce208"/>
          <table:table-cell table:style-name="ce208" office:value-type="string" calcext:value-type="string">
            <text:p>Criar um form para preenchimento e receber input de informação a ser armazenad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03" office:value-type="string" calcext:value-type="string">
            <text:p>&lt;form action="piano.bike/forms"</text:p>
          </table:table-cell>
          <table:table-cell table:style-name="ce216"/>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03" office:value-type="string" calcext:value-type="string">
            <text:p>&lt;form method="get</text:p>
          </table:table-cell>
          <table:table-cell table:style-name="ce292" office:value-type="string" calcext:value-type="string">
            <text:p>GET = as infos são enviadas via HTML</text:p>
            <text:p>POST = as infos são enviadas de forma "escondida" precisando ser resgatadas via linguagem de programação</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ieldset&gt;</text:p>
          </table:table-cell>
          <table:table-cell table:style-name="ce208"/>
          <table:table-cell table:style-name="ce208" office:value-type="string" calcext:value-type="string">
            <text:p>Criar um campo com margens que encapusula um conjunto de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egend&gt;</text:p>
          </table:table-cell>
          <table:table-cell table:style-name="ce208"/>
          <table:table-cell table:style-name="ce208" office:value-type="string" calcext:value-type="string">
            <text:p>Legenda do fieldset de um cojunto de input</text:p>
          </table:table-cell>
          <table:table-cell table:style-name="ce208"/>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table:table-cell table:style-name="ce208" office:value-type="string" calcext:value-type="string">
            <text:p>Criar uma label para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office:value-type="string" calcext:value-type="string">
            <text:p>&lt;for&gt;</text:p>
          </table:table-cell>
          <table:table-cell table:style-name="ce208" office:value-type="string" calcext:value-type="string">
            <text:p>Linkar o label ao input via ID</text:p>
          </table:table-cell>
          <table:table-cell table:style-name="ce208"/>
          <table:table-cell table:style-name="ce229" office:value-type="string" calcext:value-type="string">
            <text:p>&lt;input id="teste" type="Teste&gt;</text:p>
            <text:p>&lt;label for="teste&gt;Nome do label&lt;/label&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text</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Radio</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table:table-cell table:style-name="ce208" office:value-type="string" calcext:value-type="string">
            <text:p>Criar lista suspensa</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office:value-type="string" calcext:value-type="string">
            <text:p>&lt;option value=""&gt;</text:p>
          </table:table-cell>
          <table:table-cell table:style-name="ce208" office:value-type="string" calcext:value-type="string">
            <text:p>Opções dentro de uma lista suspensa (select)</text:p>
          </table:table-cell>
          <table:table-cell table:style-name="ce208"/>
          <table:table-cell table:style-name="ce219" office:value-type="string" calcext:value-type="string">
            <text:p>&lt;option value="valor para link da requisição"&gt; 'Texto mostrado ao usuário &lt;/option&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checkbox</text:p>
          </table:table-cell>
          <table:table-cell table:style-name="ce208" office:value-type="string" calcext:value-type="string">
            <text:p>Criar input com tickbox</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button&gt;</text:p>
          </table:table-cell>
          <table:table-cell table:style-name="ce208" office:value-type="string" calcext:value-type="string">
            <text:p>type = "submit"</text:p>
          </table:table-cell>
          <table:table-cell table:style-name="ce208" office:value-type="string" calcext:value-type="string">
            <text:p>Criar um botão que da submit dos inputs criados dentro de um forms e os envia para o databse do form</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Type = Radio</text:p>
            <text:p>CHECKED</text:p>
          </table:table-cell>
          <table:table-cell table:style-name="ce208" office:value-type="string" calcext:value-type="string">
            <text:p>Já deixa o radio button checked ao abrir a página</text:p>
          </table:table-cell>
          <table:table-cell table:style-name="ce208"/>
          <table:table-cell table:style-name="ce219" table:number-columns-repeated="2"/>
          <table:table-cell table:style-name="ce219"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required = "required"</text:p>
          </table:table-cell>
          <table:table-cell table:style-name="ce208" office:value-type="string" calcext:value-type="string">
            <text:p>Tornar o campo obrigatóri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pattern</text:p>
          </table:table-cell>
          <table:table-cell table:style-name="ce208" office:value-type="string" calcext:value-type="string">
            <text:p>usar REGEX dentro de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able&gt;</text:p>
          </table:table-cell>
          <table:table-cell table:style-name="ce208"/>
          <table:table-cell table:style-name="ce208" office:value-type="string" calcext:value-type="string">
            <text:p>Inserir uma tabela</text:p>
          </table:table-cell>
          <table:table-cell table:style-name="ce226"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19"/>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r&gt;</text:p>
          </table:table-cell>
          <table:table-cell table:style-name="ce208"/>
          <table:table-cell table:style-name="ce208" office:value-type="string" calcext:value-type="string">
            <text:p>Inserir linh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d&gt;</text:p>
          </table:table-cell>
          <table:table-cell table:style-name="ce208"/>
          <table:table-cell table:style-name="ce208" office:value-type="string" calcext:value-type="string">
            <text:p>inserir colun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table-cell table:style-name="ce193"/>
          <table:table-cell table:style-name="ce26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head&gt;</text:p>
          </table:table-cell>
          <table:table-cell table:style-name="ce208"/>
          <table:table-cell table:style-name="ce208" office:value-type="string" calcext:value-type="string">
            <text:p>The &lt;thead&gt; tag is used to group header content in an HTML table.</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elect&gt;</text:p>
          </table:table-cell>
          <table:table-cell table:style-name="ce208" office:value-type="string" calcext:value-type="string">
            <text:p>&lt;option&gt;</text:p>
          </table:table-cell>
          <table:table-cell table:style-name="ce208" office:value-type="string" calcext:value-type="string">
            <text:p>Primeira opção blank</text:p>
          </table:table-cell>
          <table:table-cell table:style-name="ce208"/>
          <table:table-cell table:style-name="ce229" office:value-type="string" calcext:value-type="string">
            <text:p>              &lt;option disabled selected value&gt; -- select a currency -- &lt;/option&gt;</text:p>
            <text:p/>
          </table:table-cell>
          <table:table-cell table:style-name="ce219" table:number-columns-repeated="2"/>
          <table:table-cell table:number-columns-repeated="1015"/>
        </table:table-row>
        <table:table-row table:style-name="ro13">
          <table:table-cell office:value-type="string" calcext:value-type="string">
            <text:p>JS</text:p>
          </table:table-cell>
          <table:table-cell table:number-columns-repeated="2" table:style-name="ce211" office:value-type="string" calcext:value-type="string">
            <text:p>-</text:p>
          </table:table-cell>
          <table:table-cell table:style-name="ce211" office:value-type="string" calcext:value-type="string">
            <text:p>.map</text:p>
          </table:table-cell>
          <table:table-cell table:style-name="ce211" office:value-type="string" calcext:value-type="string">
            <text:p>-</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itiméticos</text:p>
          </table:table-cell>
          <table:table-cell table:style-name="ce211" table:number-columns-repeated="2"/>
          <table:table-cell table:style-name="ce211" office:value-type="string" calcext:value-type="string">
            <text:p>"+; -;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ush</text:p>
          </table:table-cell>
          <table:table-cell table:style-name="ce211"/>
          <table:table-cell table:style-name="ce211" office:value-type="string" calcext:value-type="string">
            <text:p>Adiciona 1 elemento a um array</text:p>
          </table:table-cell>
          <table:table-cell table:style-name="ce221" office:value-type="string" calcext:value-type="string">
            <text:p>"var".push ("")</text:p>
          </table:table-cell>
          <table:table-cell table:style-name="ce221" office:value-type="string" calcext:value-type="string">
            <text:p>pode adicionar doi elementos de uma vez usando "," entre eles</text:p>
          </table:table-cell>
          <table:table-cell table:style-name="ce221"/>
          <table:table-cell table:style-name="ce211" office:value-type="string" calcext:value-type="string">
            <text:p>Adiciona o valor entre () ao array da variavel</text:p>
          </table:table-cell>
          <table:table-cell table:style-name="ce211" office:value-type="string" calcext:value-type="string">
            <text:p>listaDeNomes.push ("Leandro")</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lenght</text:p>
          </table:table-cell>
          <table:table-cell table:style-name="ce211"/>
          <table:table-cell table:style-name="ce211" office:value-type="string" calcext:value-type="string">
            <text:p>dá o tamanho de uma variável</text:p>
          </table:table-cell>
          <table:table-cell table:style-name="ce221" office:value-type="string" calcext:value-type="string">
            <text:p>"var".lenght</text:p>
          </table:table-cell>
          <table:table-cell table:style-name="ce292" office:value-type="string" calcext:value-type="string">
            <text:p>Começa a contatem em 1</text:p>
            <text:p>pode-se adicionar ou subtrair valores do lenght: var.length - 2; var.length +3</text:p>
          </table:table-cell>
          <table:table-cell table:style-name="ce292"/>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índice</text:p>
          </table:table-cell>
          <table:table-cell table:style-name="ce211" table:number-columns-repeated="2"/>
          <table:table-cell table:style-name="ce221" office:value-type="string" calcext:value-type="string">
            <text:p>"array"["posição"]</text:p>
          </table:table-cell>
          <table:table-cell table:style-name="ce221" table:number-columns-repeated="2"/>
          <table:table-cell table:style-name="ce211" office:value-type="string" calcext:value-type="string">
            <text:p>retorna o valor da posição determinada do array</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op</text:p>
          </table:table-cell>
          <table:table-cell table:style-name="ce211"/>
          <table:table-cell table:style-name="ce211" office:value-type="string" calcext:value-type="string">
            <text:p>remove o último elemento de uma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hift</text:p>
          </table:table-cell>
          <table:table-cell table:style-name="ce211"/>
          <table:table-cell table:style-name="ce211" office:value-type="string" calcext:value-type="string">
            <text:p>remove o primeiro elemento de um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unshift</text:p>
          </table:table-cell>
          <table:table-cell table:style-name="ce211"/>
          <table:table-cell table:style-name="ce211" office:value-type="string" calcext:value-type="string">
            <text:p>adicina 1 elemento ao início do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indexOf</text:p>
          </table:table-cell>
          <table:table-cell table:style-name="ce211"/>
          <table:table-cell table:style-name="ce211" office:value-type="string" calcext:value-type="string">
            <text:p>Retorna o indice de um item do array</text:p>
          </table:table-cell>
          <table:table-cell table:style-name="ce221" table:number-columns-repeated="3"/>
          <table:table-cell table:style-name="ce211"/>
          <table:table-cell table:style-name="ce171" office:value-type="string" calcext:value-type="string">
            <text:p>Array: ['Morango', 'Banana', 'Manga']</text:p>
            <text:p>var pos = frutas.indexOf('Banana');</text:p>
            <text:p>// 1</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plice</text:p>
          </table:table-cell>
          <table:table-cell table:style-name="ce211"/>
          <table:table-cell table:style-name="ce211" office:value-type="string" calcext:value-type="string">
            <text:p>remove items a partir de um indice, a quantidade de items a ser removidos é determinado pelo "N"</text:p>
          </table:table-cell>
          <table:table-cell table:style-name="ce221" office:value-type="string" calcext:value-type="string">
            <text:p>var 'array'.splice (1, 2)</text:p>
          </table:table-cell>
          <table:table-cell table:style-name="ce221" table:number-columns-repeated="2"/>
          <table:table-cell table:style-name="ce171" office:value-type="string" calcext:value-type="string">
            <text:p>Ira remover 2 items a partir do item de indice 1 do array</text:p>
            <text:p>O indice 1 é o primeiro a ser removido!!</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ort()</text:p>
          </table:table-cell>
          <table:table-cell table:style-name="ce211" office:value-type="string" calcext:value-type="string">
            <text:p>Ordenar um array</text:p>
          </table:table-cell>
          <table:table-cell table:style-name="ce211" office:value-type="string" calcext:value-type="string">
            <text:p>Ordenar strings dentro de um objeto: https://stackoverflow.com/questions/1129216/sort-array-of-objects-by-string-property-value</text:p>
          </table:table-cell>
          <table:table-cell table:style-name="ce221" table:number-columns-repeated="3"/>
          <table:table-cell table:style-name="ce211" table:number-columns-repeated="2"/>
          <table:table-cell table:style-name="ce15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includes</text:p>
          </table:table-cell>
          <table:table-cell table:style-name="ce14" office:value-type="string" calcext:value-type="string">
            <text:p>Verificar a existência de um elemento (string or number) dentro de um array</text:p>
          </table:table-cell>
          <table:table-cell table:style-name="ce211" office:value-type="string" calcext:value-type="string">
            <text:p>Retorna True or false</text:p>
          </table:table-cell>
          <table:table-cell table:style-name="ce221" table:number-columns-repeated="3"/>
          <table:table-cell table:style-name="ce211" table:number-columns-repeated="2"/>
          <table:table-cell table:style-name="ce15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var cores = ["Verde", "Vermelho", "Amarelo"]</text:p>
          </table:table-cell>
          <table:table-cell table:style-name="ce211" office:value-type="string" calcext:value-type="string">
            <text:p>estruturas utilizadas para armazenar múltiplos valores em uma única variáv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ow functions</text:p>
          </table:table-cell>
          <table:table-cell table:style-name="ce211"/>
          <table:table-cell table:style-name="ce211" office:value-type="string" calcext:value-type="string">
            <text:p>=&gt;</text:p>
          </table:table-cell>
          <table:table-cell table:style-name="ce211" office:value-type="string" calcext:value-type="string">
            <text:p>Declarar uma função de forma simplificada, sem necessidade de usar o 'function' nem as chaves quando se quer dar um return</text:p>
          </table:table-cell>
          <table:table-cell table:style-name="ce171" office:value-type="string" calcext:value-type="string">
            <text:p>let newFunc = (param) =&gt; { 'corpo da função'}</text:p>
            <text:p>OU</text:p>
            <text:p>let newFunc = param 'SEM ()' =&gt; console.log(param) 'vai o console.log como RETURN'</text:p>
          </table:table-cell>
          <table:table-cell table:style-name="ce221" table:number-columns-repeated="3"/>
          <table:table-cell table:style-name="ce211"/>
          <table:table-cell table:style-name="ce171" office:value-type="string" calcext:value-type="string">
            <text:p>let value = 5.123124,</text:p>
            <text:p>  name = 'Vincent';</text:p>
            <text:p/>
            <text:p>console.log(`${name.toUpperCase()}, you owe me U$${value.toFixed(2)}!`);</text:p>
            <text:p/>
            <text:p>// &gt; VINCENT, you owe me U$5.12!</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then</text:p>
          </table:table-cell>
          <table:table-cell table:style-name="ce211" office:value-type="string" calcext:value-type="string">
            <text:p>executar um código após receber o response do fetch ou promisse</text:p>
          </table:table-cell>
          <table:table-cell table:style-name="ce211" office:value-type="string" calcext:value-type="string">
            <text:p>Pega o retorno do resolved como argumento</text:p>
          </table:table-cell>
          <table:table-cell table:style-name="ce221"/>
          <table:table-cell table:style-name="ce221" office:value-type="string" calcext:value-type="string">
            <text:p>podemos colocar vários .then() em cadeia e o argumento da função interna de um será o retorno do anterior.</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catch</text:p>
          </table:table-cell>
          <table:table-cell table:style-name="ce211" office:value-type="string" calcext:value-type="string">
            <text:p>executa um código que ocorrer um erro no ffetch ou promisse</text:p>
          </table:table-cell>
          <table:table-cell table:style-name="ce211" office:value-type="string" calcext:value-type="string">
            <text:p>pega o retorno do rejected, ou dos then anteriores como argument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Funções assincronas</text:p>
          </table:table-cell>
          <table:table-cell table:style-name="ce211" office:value-type="string" calcext:value-type="string">
            <text:p>Explicação</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sync</text:p>
          </table:table-cell>
          <table:table-cell table:style-name="ce211" office:value-type="string" calcext:value-type="string">
            <text:p>Transforma qualquer função em uma promis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wait</text:p>
          </table:table-cell>
          <table:table-cell table:style-name="ce211" table:number-columns-repeated="2"/>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mparação</text:p>
          </table:table-cell>
          <table:table-cell table:style-name="ce211" table:number-columns-repeated="2"/>
          <table:table-cell table:style-name="ce211" office:value-type="string" calcext:value-type="string">
            <text:p>"&gt; ; &gt;= ; &lt; ; &lt;=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If with multiple conditions</text:p>
          </table:table-cell>
          <table:table-cell table:style-name="ce211" table:number-columns-repeated="2"/>
          <table:table-cell table:style-name="ce221" office:value-type="string" calcext:value-type="string">
            <text:p>If (("") &amp;&amp; (""))</text:p>
          </table:table-cell>
          <table:table-cell table:style-name="ce221" table:number-columns-repeated="2"/>
          <table:table-cell table:style-name="ce211"/>
          <table:table-cell table:style-name="ce17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7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Conditional ternary operator</text:p>
          </table:table-cell>
          <table:table-cell table:style-name="ce211"/>
          <table:table-cell table:style-name="ce211" office:value-type="string" calcext:value-type="string">
            <text:p>dar um valor na variável baseado em uma condição</text:p>
          </table:table-cell>
          <table:table-cell table:style-name="ce221" office:value-type="string" calcext:value-type="string">
            <text:p>variablename = (condition) ? value1:value2 </text:p>
          </table:table-cell>
          <table:table-cell table:style-name="ce221" table:number-columns-repeated="2"/>
          <table:table-cell table:style-name="ce211"/>
          <table:table-cell table:style-name="ce211" office:value-type="string" calcext:value-type="string">
            <text:p><text:s text:c="2"/>voteable = (age &lt; 18) ? "Too young":"Old enough";</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171" office:value-type="string" calcext:value-type="string">
            <text:p>if ("condição"){ "resultado" };</text:p>
            <text:p>else { "condição"} ...;</text:p>
            <text:p>Etc.</text:p>
          </table:table-cell>
          <table:table-cell table:style-name="ce211" office:value-type="string" calcext:value-type="string">
            <text:p>"if ; else if; el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tantes</text:p>
          </table:table-cell>
          <table:table-cell table:style-name="ce211"/>
          <table:table-cell table:style-name="ce211" office:value-type="string" calcext:value-type="string">
            <text:p>const</text:p>
          </table:table-cell>
          <table:table-cell table:style-name="ce211" office:value-type="string" calcext:value-type="string">
            <text:p>Definição de um valor que não vai muda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vent Listener</text:p>
          </table:table-cell>
          <table:table-cell table:style-name="ce211" office:value-type="string" calcext:value-type="string">
            <text:p>Ação event Listener</text:p>
          </table:table-cell>
          <table:table-cell table:style-name="ce211" office:value-type="string" calcext:value-type="string">
            <text:p>.target</text:p>
          </table:table-cell>
          <table:table-cell table:style-name="ce211" office:value-type="string" calcext:value-type="string">
            <text:p>Retornar o elemento que disparou um evento (funciona dentro de um addEventListene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xport</text:p>
          </table:table-cell>
          <table:table-cell table:style-name="ce211"/>
          <table:table-cell table:style-name="ce211" office:value-type="string" calcext:value-type="string">
            <text:p>module.exports = 'nome da função a ser exportada'</text:p>
          </table:table-cell>
          <table:table-cell table:style-name="ce211" office:value-type="string" calcext:value-type="string">
            <text:p>Exportar a função para o módulo, podendo ser importada</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or</text:p>
          </table:table-cell>
          <table:table-cell table:style-name="ce211"/>
          <table:table-cell table:style-name="ce211" office:value-type="string" calcext:value-type="string">
            <text:p>for</text:p>
          </table:table-cell>
          <table:table-cell table:style-name="ce211" table:number-columns-repeated="2"/>
          <table:table-cell table:style-name="ce221" office:value-type="string" calcext:value-type="string">
            <text:p>for ("declarar variável"; "até o comando vai se repetir"; "como vai variável vai se atualizar a cada repetição") {"código a ser executado}</text:p>
          </table:table-cell>
          <table:table-cell table:style-name="ce221" table:number-columns-repeated="2"/>
          <table:table-cell table:style-name="ce211" table:number-columns-repeated="3"/>
          <table:table-cell table:number-columns-repeated="1012"/>
        </table:table-row>
        <table:table-row table:style-name="ro13">
          <table:table-cell office:value-type="string" calcext:value-type="string">
            <text:p>JS</text:p>
          </table:table-cell>
          <table:table-cell table:number-columns-repeated="2" table:style-name="ce211" office:value-type="string" calcext:value-type="string">
            <text:p>For</text:p>
          </table:table-cell>
          <table:table-cell table:style-name="ce211" office:value-type="string" calcext:value-type="string">
            <text:p>break</text:p>
          </table:table-cell>
          <table:table-cell table:style-name="ce211"/>
          <table:table-cell table:style-name="ce211" office:value-type="string" calcext:value-type="string">
            <text:p>Para um loop</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continue</text:p>
          </table:table-cell>
          <table:table-cell table:style-name="ce211"/>
          <table:table-cell table:style-name="ce211" office:value-type="string" calcext:value-type="string">
            <text:p>pula uma repetição do loop aonde uma condição é verdadeira e vai para o próxim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Function</text:p>
          </table:table-cell>
          <table:table-cell table:style-name="ce211"/>
          <table:table-cell table:style-name="ce211" office:value-type="string" calcext:value-type="string">
            <text:p>Um "bloco" de código que pode ser invocado e repetido</text:p>
          </table:table-cell>
          <table:table-cell table:style-name="ce211" office:value-type="string" calcext:value-type="string">
            <text:p>function //nomeDaFunção // (param1, param 2, ...){ // instruções //}</text:p>
          </table:table-cell>
          <table:table-cell table:style-name="ce211" office:value-type="string" calcext:value-type="string">
            <text:p>os Param se tornam var dentro do corpo da função, somente dentro do corpo da funçã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return</text:p>
          </table:table-cell>
          <table:table-cell table:style-name="ce211"/>
          <table:table-cell table:style-name="ce211" office:value-type="string" calcext:value-type="string">
            <text:p>retorna um valor</text:p>
          </table:table-cell>
          <table:table-cell table:style-name="ce211" office:value-type="string" calcext:value-type="string">
            <text:p>return "valo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 invocar função</text:p>
          </table:table-cell>
          <table:table-cell table:style-name="ce211" table:number-columns-repeated="2"/>
          <table:table-cell table:style-name="ce211" office:value-type="string" calcext:value-type="string">
            <text:p>nomeDaFuncao (param 1, param2,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Throw</text:p>
          </table:table-cell>
          <table:table-cell table:style-name="ce211" office:value-type="string" calcext:value-type="string">
            <text:p>Parar a execução de uma func</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console.log</text:p>
          </table:table-cell>
          <table:table-cell table:style-name="ce211"/>
          <table:table-cell table:style-name="ce211" office:value-type="string" calcext:value-type="string">
            <text:p>Informa resultado</text:p>
          </table:table-cell>
          <table:table-cell table:style-name="ce211" office:value-type="string" calcext:value-type="string">
            <text:p>console.log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Alert</text:p>
          </table:table-cell>
          <table:table-cell table:style-name="ce211" table:number-columns-repeated="2"/>
          <table:table-cell table:style-name="ce211" office:value-type="string" calcext:value-type="string">
            <text:p>Alert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ma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reduce</text:p>
          </table:table-cell>
          <table:table-cell table:style-name="ce211" table:number-columns-repeated="2"/>
          <table:table-cell table:style-name="ce211" office:value-type="string" calcext:value-type="string">
            <text:p>array'.reduce(acc, curentvalue, currentIndex, originalArray)</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lter</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n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orEach</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package.json</text:p>
          </table:table-cell>
          <table:table-cell table:style-name="ce171" office:value-type="string" calcext:value-type="string">
            <text:p>test: jest --watch -&gt; uso com git</text:p>
            <text:p>test: jest --watchAll -&gt; uso sem git</text:p>
          </table:table-cell>
          <table:table-cell table:style-name="ce211" office:value-type="string" calcext:value-type="string">
            <text:p>--watch: vai rodar o cód. automaticame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require('./'nomeda função'')</text:p>
          </table:table-cell>
          <table:table-cell table:style-name="ce211" office:value-type="string" calcext:value-type="string">
            <text:p>Importa uma func ou var que foi exportada par ao modul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Each</text:p>
          </table:table-cell>
          <table:table-cell table:style-name="ce211"/>
          <table:table-cell table:style-name="ce211" office:value-type="string" calcext:value-type="string">
            <text:p>É chamada SEMPRE, antes de executar algum teste unitário</text:p>
          </table:table-cell>
          <table:table-cell table:style-name="ce171" office:value-type="string" calcext:value-type="string">
            <text:p>beforeEach(() =&gt; {</text:p>
            <text:p>  return initializeCityDatabase();</text:p>
            <text:p>});</text:p>
          </table:table-cell>
          <table:table-cell table:style-name="ce17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21" office:value-type="string" calcext:value-type="string">
            <text:p>Se for passar uma função assincrona dentro do beforeEach tem que dar um 'RETURN' nela para que o before each espere a promisse ser resolvida</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Each</text:p>
          </table:table-cell>
          <table:table-cell table:style-name="ce211"/>
          <table:table-cell table:style-name="ce211" office:value-type="string" calcext:value-type="string">
            <text:p>É chamado SEMPRE após cada? teste unitário</text:p>
          </table:table-cell>
          <table:table-cell table:style-name="ce211"/>
          <table:table-cell table:style-name="ce211" office:value-type="string" calcext:value-type="string">
            <text:p>same as above</text:p>
          </table:table-cell>
          <table:table-cell table:style-name="ce221" office:value-type="string" calcext:value-type="string">
            <text:p>same as above</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All</text:p>
          </table:table-cell>
          <table:table-cell table:style-name="ce211" office:value-type="string" calcext:value-type="string">
            <text:p>Igual ao before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All</text:p>
          </table:table-cell>
          <table:table-cell table:style-name="ce211" office:value-type="string" calcext:value-type="string">
            <text:p>Igual ao after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test</text:p>
          </table:table-cell>
          <table:table-cell table:style-name="ce211" office:value-type="string" calcext:value-type="string">
            <text:p>realizar um teste</text:p>
          </table:table-cell>
          <table:table-cell table:style-name="ce293"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11" office:value-type="string" calcext:value-type="string">
            <text:p>test('nome do teste', 'func', (opt) - 'timeout')</text:p>
          </table:table-cell>
          <table:table-cell table:style-name="ce211" office:value-type="string" calcext:value-type="string">
            <text:p>Time out: quanto tempo o jest espera o teste rodar, antes de aborta -l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expect</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ext:p>
          </table:table-cell>
          <table:table-cell table:style-name="ce211" office:value-type="string" calcext:value-type="string">
            <text:p>Testa igualdade estrita</text:p>
          </table:table-cell>
          <table:table-cell table:style-name="ce211"/>
          <table:table-cell table:style-name="ce211" office:value-type="string" calcext:value-type="string">
            <text:p>expect(5).toBe("5")</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Equal</text:p>
          </table:table-cell>
          <table:table-cell table:style-name="ce211" office:value-type="string" calcext:value-type="string">
            <text:p>Testa igualdade entre arrays ou objetos - similar a deppEqual</text:p>
          </table:table-cell>
          <table:table-cell table:style-name="ce211" table:number-columns-repeated="3"/>
          <table:table-cell table:style-name="ce221"/>
          <table:table-cell table:style-name="ce211"/>
          <table:table-cell table:style-name="ce17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Null</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Un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ruthy</text:p>
          </table:table-cell>
          <table:table-cell table:style-name="ce211" office:value-type="string" calcext:value-type="string">
            <text:p>matches anything that an if statement treats as tru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Falsy</text:p>
          </table:table-cell>
          <table:table-cell table:style-name="ce211" office:value-type="string" calcext:value-type="string">
            <text:p>matches anything that an if statement treats as fals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Match</text:p>
          </table:table-cell>
          <table:table-cell table:style-name="ce211" office:value-type="string" calcext:value-type="string">
            <text:p>verificar se uma string corresponde a uma expressão regular.</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text:p>
          </table:table-cell>
          <table:table-cell table:style-name="ce211" office:value-type="string" calcext:value-type="string">
            <text:p>verificar se um item está em um array.</text:p>
          </table:table-cell>
          <table:table-cell table:style-name="ce211" table:number-columns-repeated="2"/>
          <table:table-cell table:style-name="ce17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Equal</text:p>
          </table:table-cell>
          <table:table-cell table:style-name="ce211" office:value-type="string" calcext:value-type="string">
            <text:p>verificar que um item com uma estrutura específica e valores está contido em um array. </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HaveProperty</text:p>
          </table:table-cell>
          <table:table-cell table:style-name="ce211" office:value-type="string" calcext:value-type="string">
            <text:p>verificar se a propriedade fornecida na referência keyPath existe para um objeto.</text:p>
          </table:table-cell>
          <table:table-cell table:style-name="ce211"/>
          <table:table-cell table:style-name="ce17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11"/>
          <table:table-cell table:style-name="ce221"/>
          <table:table-cell table:style-name="ce211" table:number-columns-repeated="2"/>
          <table:table-cell table:style-name="ce15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Throw(error?)</text:p>
          </table:table-cell>
          <table:table-cell table:style-name="ce211"/>
          <table:table-cell table:style-name="ce211"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11"/>
          <table:table-cell table:style-name="ce17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21"/>
          <table:table-cell table:style-name="ce211" table:number-columns-repeated="2"/>
          <table:table-cell table:style-name="ce15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not</text:p>
          </table:table-cell>
          <table:table-cell table:style-name="ce211" office:value-type="string" calcext:value-type="string">
            <text:p>testar o oposto de algo</text:p>
          </table:table-cell>
          <table:table-cell table:style-name="ce211" table:number-columns-repeated="3"/>
          <table:table-cell table:style-name="ce221"/>
          <table:table-cell table:style-name="ce211"/>
          <table:table-cell table:style-name="ce17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Describe</text:p>
          </table:table-cell>
          <table:table-cell table:style-name="ce211" office:value-type="string" calcext:value-type="string">
            <text:p>Aninhar, organizar, agrupar testes</text:p>
          </table:table-cell>
          <table:table-cell table:style-name="ce211"/>
          <table:table-cell table:style-name="ce171" office:value-type="string" calcext:value-type="string">
            <text:p>describe('my beverage', () =&gt; {</text:p>
            <text:p>  test('is delicious', () =&gt; {</text:p>
            <text:p>    expect(myBeverage.delicious).toBeTruthy();</text:p>
            <text:p>  });</text:p>
          </table:table-cell>
          <table:table-cell table:style-name="ce211"/>
          <table:table-cell table:style-name="ce221"/>
          <table:table-cell table:style-name="ce211" table:number-columns-repeated="2"/>
          <table:table-cell table:style-name="ce15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CALLBACK</text:p>
          </table:table-cell>
          <table:table-cell table:style-name="ce211" office:value-type="string" calcext:value-type="string">
            <text:p>done</text:p>
          </table:table-cell>
          <table:table-cell table:style-name="ce211" office:value-type="string" calcext:value-type="string">
            <text:p>testar funções assincronas</text:p>
          </table:table-cell>
          <table:table-cell table:style-name="ce211" table:number-columns-repeated="3"/>
          <table:table-cell table:style-name="ce221"/>
          <table:table-cell table:style-name="ce211"/>
          <table:table-cell table:style-name="ce17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promisses</text:p>
          </table:table-cell>
          <table:table-cell table:style-name="ce211" office:value-type="string" calcext:value-type="string">
            <text:p>Async / await</text:p>
          </table:table-cell>
          <table:table-cell table:style-name="ce211" office:value-type="string" calcext:value-type="string">
            <text:p>testar assincronicamente</text:p>
          </table:table-cell>
          <table:table-cell table:style-name="ce171" office:value-type="string" calcext:value-type="string">
            <text:p>Não usar return</text:p>
            <text:p>Usar expect.assertions</text:p>
          </table:table-cell>
          <table:table-cell table:style-name="ce211"/>
          <table:table-cell table:style-name="ce211" office:value-type="string" calcext:value-type="string">
            <text:p>2) É claro que você pode combinar async e await com .resolves ou .rejects (disponível em Jest 20.0.0+)</text:p>
          </table:table-cell>
          <table:table-cell table:style-name="ce221"/>
          <table:table-cell table:style-name="ce211"/>
          <table:table-cell table:style-name="ce17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promisses</text:p>
          </table:table-cell>
          <table:table-cell table:style-name="ce211" office:value-type="string" calcext:value-type="string">
            <text:p>Usado com promisses</text:p>
          </table:table-cell>
          <table:table-cell table:style-name="ce211" office:value-type="string" calcext:value-type="string">
            <text:p>.then</text:p>
          </table:table-cell>
          <table:table-cell table:style-name="ce211" office:value-type="string" calcext:value-type="string">
            <text:p>testar promisses</text:p>
          </table:table-cell>
          <table:table-cell table:style-name="ce171" office:value-type="string" calcext:value-type="string">
            <text:p>Usar return na promisse</text:p>
            <text:p>Usar expect.assertions</text:p>
          </table:table-cell>
          <table:table-cell table:style-name="ce211"/>
          <table:table-cell table:style-name="ce211"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21"/>
          <table:table-cell table:style-name="ce211"/>
          <table:table-cell table:style-name="ce17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resolves / reject</text:p>
          </table:table-cell>
          <table:table-cell table:style-name="ce211" office:value-type="string" calcext:value-type="string">
            <text:p>Usado com promisses</text:p>
          </table:table-cell>
          <table:table-cell table:style-name="ce211" office:value-type="string" calcext:value-type="string">
            <text:p>.resolves / .reject</text:p>
          </table:table-cell>
          <table:table-cell table:style-name="ce211" office:value-type="string" calcext:value-type="string">
            <text:p>testar resolves / reject</text:p>
          </table:table-cell>
          <table:table-cell table:style-name="ce171" office:value-type="string" calcext:value-type="string">
            <text:p>Usar return na promisse</text:p>
            <text:p>Usar expect.assertions</text:p>
          </table:table-cell>
          <table:table-cell table:style-name="ce211" table:number-columns-repeated="2"/>
          <table:table-cell table:style-name="ce221"/>
          <table:table-cell table:style-name="ce211"/>
          <table:table-cell table:style-name="ce17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fn()</text:p>
          </table:table-cell>
          <table:table-cell table:style-name="ce211" office:value-type="string" calcext:value-type="string">
            <text:p>Tomar controle da função original e criar uma simulação dela no jest</text:p>
          </table:table-cell>
          <table:table-cell table:style-name="ce211" table:number-columns-repeated="3"/>
          <table:table-cell table:style-name="ce221"/>
          <table:table-cell table:style-name="ce211"/>
          <table:table-cell table:style-name="ce171" office:value-type="string" calcext:value-type="string">
            <text:p>const service = require('./service');</text:p>
            <text:p/>
            <text:p>service.randomRgbColor = jest.fn();</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ext:p>
          </table:table-cell>
          <table:table-cell table:style-name="ce211" office:value-type="string" calcext:value-type="string">
            <text:p>testar se uma função simulada foi cham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text:p>
          </table:table-cell>
          <table:table-cell table:style-name="ce211" office:value-type="string" calcext:value-type="string">
            <text:p>setar um valor padrão de retorno para uma função simul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Once</text:p>
          </table:table-cell>
          <table:table-cell table:style-name="ce211" office:value-type="string" calcext:value-type="string">
            <text:p>setar um valor padrão de retorno para uma função simulada - JUST ONC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imes()</text:p>
          </table:table-cell>
          <table:table-cell table:style-name="ce211" office:value-type="string" calcext:value-type="string">
            <text:p>Testas quantas vezes uma func foi chamada no teste</text:p>
          </table:table-cell>
          <table:table-cell table:style-name="ce211"/>
          <table:table-cell table:style-name="ce211" office:value-type="string" calcext:value-type="string">
            <text:p>.toHaveBeenCalledTimes('numbe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haveBeenCalledWith</text:p>
          </table:table-cell>
          <table:table-cell table:style-name="ce211" office:value-type="string" calcext:value-type="string">
            <text:p>Validar quais parâmetros foram passados para a função 'mockada'</text:p>
          </table:table-cell>
          <table:table-cell table:style-name="ce211"/>
          <table:table-cell table:style-name="ce171" office:value-type="string" calcext:value-type="string">
            <text:p>Chama uma mock function passado o paramtro ('string')</text:p>
            <text:p/>
            <text:p>expect('func').toHaveBeenCalledWith('string')</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Implementation</text:p>
          </table:table-cell>
          <table:table-cell table:style-name="ce211" office:value-type="string" calcext:value-type="string">
            <text:p>Usar uma função 'personalizada' como implementação</text:p>
          </table:table-cell>
          <table:table-cell table:style-name="ce211"/>
          <table:table-cell table:style-name="ce211" office:value-type="string" calcext:value-type="string">
            <text:p>modulo'.mockImplementation((a, b) =&gt; a + b);</text:p>
          </table:table-cell>
          <table:table-cell table:style-name="ce211"/>
          <table:table-cell table:style-name="ce221"/>
          <table:table-cell table:style-name="ce211"/>
          <table:table-cell table:style-name="ce211" office:value-type="string" calcext:value-type="string">
            <text:p>mockFunctions.add.mockImplentation((a, b) =&gt; a + b);</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jest.mock()</text:p>
          </table:table-cell>
          <table:table-cell table:style-name="ce211" office:value-type="string" calcext:value-type="string">
            <text:p>Criar uma simulação para todas as funcs importadas de um arquivo de uma vez</text:p>
          </table:table-cell>
          <table:table-cell table:style-name="ce14" office:value-type="string" calcext:value-type="string">
            <text:p>Diferente do jest.fn(), que simula apenas uma função por vez, temos o jest.mock(), que tem como principal diferencial mockar todo um pacote de dependências ou módulo de uma vez.</text:p>
          </table:table-cell>
          <table:table-cell table:style-name="ce14" office:value-type="string" calcext:value-type="string">
            <text:p>jest.mock('./arquivo <text:s/>importado')</text:p>
          </table:table-cell>
          <table:table-cell table:style-name="ce14" office:value-type="string" calcext:value-type="string">
            <text:p>O jest.mock() deve ser usado ANTES dos describes!!</text:p>
          </table:table-cell>
          <table:table-cell table:style-name="ce221"/>
          <table:table-cell table:style-name="ce211"/>
          <table:table-cell table:style-name="ce211" office:value-type="string" calcext:value-type="string">
            <text:p>jest.mock('../src/mockFunction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spyOn()</text:p>
          </table:table-cell>
          <table:table-cell table:style-name="ce211" office:value-type="string" calcext:value-type="string">
            <text:p>Manter a implementação original da função, permitindo outra implementações com mock</text:p>
          </table:table-cell>
          <table:table-cell table:style-name="ce17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4" office:value-type="string" calcext:value-type="string">
            <text:p>jest.spyOn('const criada (com a importação', "nome do método a ser espionado")</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Clear()</text:p>
          </table:table-cell>
          <table:table-cell table:style-name="ce211" office:value-type="string" calcext:value-type="string">
            <text:p>impar os dados de uso de uma simulação entre dois expects</text:p>
          </table:table-cell>
          <table:table-cell table:style-name="ce211" office:value-type="string" calcext:value-type="string">
            <text:p>LImpa quantas vezes a mock function foi chamada</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Reset()</text:p>
          </table:table-cell>
          <table:table-cell table:style-name="ce17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71" office:value-type="string" calcext:value-type="string">
            <text:p>As above +</text:p>
            <text:p>Remove a implementação do mock + retorno padrão</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mockRestore()</text:p>
          </table:table-cell>
          <table:table-cell table:style-name="ce17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Resolv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solv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et</text:p>
          </table:table-cell>
          <table:table-cell table:style-name="ce211"/>
          <table:table-cell table:style-name="ce211" office:value-type="string" calcext:value-type="string">
            <text:p>let</text:p>
          </table:table-cell>
          <table:table-cell table:style-name="ce211" office:value-type="string" calcext:value-type="string">
            <text:p>Estrutura para armazenar valores; somente para o bloco segui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ógico</text:p>
          </table:table-cell>
          <table:table-cell table:style-name="ce211" table:number-columns-repeated="2"/>
          <table:table-cell table:style-name="ce211" office:value-type="string" calcext:value-type="string">
            <text:p>"&amp;&amp; ; <text: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pow()</text:p>
          </table:table-cell>
          <table:table-cell table:style-name="ce211" office:value-type="string" calcext:value-type="string">
            <text:p>Exponenciar um número</text:p>
          </table:table-cell>
          <table:table-cell table:style-name="ce211"/>
          <table:table-cell table:style-name="ce211" office:value-type="string" calcext:value-type="string">
            <text:p>Math.pow(base, expoente)</text:p>
          </table:table-cell>
          <table:table-cell table:style-name="ce211"/>
          <table:table-cell table:style-name="ce221"/>
          <table:table-cell table:style-name="ce211"/>
          <table:table-cell table:style-name="ce211" office:value-type="string" calcext:value-type="string">
            <text:p>Math.floor(Math.random() * 6) + 1 <text: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random()</text:p>
          </table:table-cell>
          <table:table-cell table:style-name="ce211" office:value-type="string" calcext:value-type="string">
            <text:p>Gera um numero aleatoria entre 0 e 1</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floor()</text:p>
          </table:table-cell>
          <table:table-cell table:style-name="ce211" office:value-type="string" calcext:value-type="string">
            <text:p>arredondar o numer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keys</text:p>
          </table:table-cell>
          <table:table-cell table:style-name="ce17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7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11" office:value-type="string" calcext:value-type="string">
            <text:p>Object.keys('objeto a ser processado')</text:p>
          </table:table-cell>
          <table:table-cell table:style-name="ce211"/>
          <table:table-cell table:style-name="ce221"/>
          <table:table-cell table:style-name="ce211" table:number-columns-repeated="2"/>
          <table:table-cell table:style-name="ce29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entries</text:p>
          </table:table-cell>
          <table:table-cell table:style-name="ce211" office:value-type="string" calcext:value-type="string">
            <text:p>Acessar os pares chave-valor de um objeto com o método Object.entries;</text:p>
          </table:table-cell>
          <table:table-cell table:style-name="ce211" table:number-columns-repeated="3"/>
          <table:table-cell table:style-name="ce221"/>
          <table:table-cell table:style-name="ce211"/>
          <table:table-cell table:style-name="ce171" office:value-type="string" calcext:value-type="string">
            <text:p>var obj = { foo: 'bar', baz: 42 };</text:p>
            <text:p>console.log(Object.entries(obj)); // [ ['foo', 'bar'], ['baz', 42] ]</text:p>
          </table:table-cell>
          <table:table-cell table:style-name="ce15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assign</text:p>
          </table:table-cell>
          <table:table-cell table:style-name="ce211" office:value-type="string" calcext:value-type="string">
            <text:p>Copiar um objeto com o método Object.assign;</text:p>
          </table:table-cell>
          <table:table-cell table:style-name="ce211"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7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11" office:value-type="string" calcext:value-type="string">
            <text:p>const newObject = Object.assign({}, obj1, obj2);</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values</text:p>
          </table:table-cell>
          <table:table-cell table:style-name="ce211" office:value-type="string" calcext:value-type="string">
            <text:p>Acessar todos os valores de um objeto com o método Object.values;</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Adi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Exponenci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Multiplic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resto de uma 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Subtr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oma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ubtr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multiplic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divis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rest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 ou igu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igualdade; compara o valor e o tipo</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compara somente o valor, sem comparar o tipo</text:p>
          </table:table-cell>
          <table:table-cell table:style-name="ce211" table:number-columns-repeated="7"/>
          <table:table-cell table:style-name="ce302"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 ou igual</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valor e tip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somente o val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if</text:p>
          </table:table-cell>
          <table:table-cell table:style-name="ce211" office:value-type="string" calcext:value-type="string">
            <text:p>se</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 if</text:p>
          </table:table-cell>
          <table:table-cell table:style-name="ce211" office:value-type="string" calcext:value-type="string">
            <text:p>"ses"</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text:p>
          </table:table-cell>
          <table:table-cell table:style-name="ce211" office:value-type="string" calcext:value-type="string">
            <text:p>senã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Final da linha</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continuar declarando na mesma linha</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adiciona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Diminui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text:p>
          </table:table-cell>
          <table:table-cell table:style-name="ce211" office:value-type="string" calcext:value-type="string">
            <text:p>ou</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amp;&amp;</text:p>
          </table:table-cell>
          <table:table-cell table:style-name="ce211" office:value-type="string" calcext:value-type="string">
            <text:p>e</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Switch</text:p>
          </table:table-cell>
          <table:table-cell table:style-name="ce211" table:number-columns-repeated="8"/>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Promises</text:p>
          </table:table-cell>
          <table:table-cell table:style-name="ce211" office:value-type="string" calcext:value-type="string">
            <text:p>Recebe uma arrow function com dois parm: resolve; reject como parametros</text:p>
          </table:table-cell>
          <table:table-cell table:style-name="ce171" office:value-type="string" calcext:value-type="string">
            <text:p>Estados:</text:p>
            <text:p>Pending: em execução</text:p>
            <text:p>Resolved: Sucess</text:p>
            <text:p>Rejected: Failure</text:p>
          </table:table-cell>
          <table:table-cell table:style-name="ce171" office:value-type="string" calcext:value-type="string">
            <text:p/>
            <text:p>const promise = new Promise((resolve, reject) =&gt; {</text:p>
            <text:p/>
            <text:p>});</text:p>
          </table:table-cell>
          <table:table-cell table:style-name="ce211" office:value-type="string" calcext:value-type="string">
            <text:p>Resolve/reject param a exe da func., por isso é importante utilizar um return antes de um deles quando não se quer que a execução continue</text:p>
          </table:table-cell>
          <table:table-cell table:style-name="ce211" table:number-columns-repeated="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try / catch / finally</text:p>
          </table:table-cell>
          <table:table-cell table:style-name="ce211" office:value-type="string" calcext:value-type="string">
            <text:p>Executar o código encapsulado, se receber um erro consegue pega-lo com o catch na sequencia</text:p>
          </table:table-cell>
          <table:table-cell table:style-name="ce211" table:number-columns-repeated="6"/>
          <table:table-cell table:style-name="ce15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office:value-type="string" calcext:value-type="string">
            <text:p>Promisse</text:p>
          </table:table-cell>
          <table:table-cell table:style-name="ce211" office:value-type="string" calcext:value-type="string">
            <text:p>Fetch</text:p>
          </table:table-cell>
          <table:table-cell table:style-name="ce211" office:value-type="string" calcext:value-type="string">
            <text:p>Puxar infos de uma API</text:p>
          </table:table-cell>
          <table:table-cell table:style-name="ce211" table:number-columns-repeated="2"/>
          <table:table-cell table:style-name="ce171" office:value-type="string" calcext:value-type="string">
            <text:p>WorkFlow Fetch + Json + Then:</text:p>
            <text:p>1) Fetch (url) -&gt; response</text:p>
            <text:p>2) then (response.json -&gt; data)</text:p>
            <text:p>3) then (temos o retorno como um objeto JS</text:p>
          </table:table-cell>
          <table:table-cell table:style-name="ce211" table:number-columns-repeated="2"/>
          <table:table-cell table:style-name="ce17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1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table:table-cell table:style-name="ce211" office:value-type="string" calcext:value-type="string">
            <text:p>new Error ()</text:p>
          </table:table-cell>
          <table:table-cell table:style-name="ce211" office:value-type="string" calcext:value-type="string">
            <text:p>Cria um erro em uma func ou promisse que pode ser tratado em um catch</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String</text:p>
          </table:table-cell>
          <table:table-cell table:style-name="ce211" office:value-type="string" calcext:value-type="string">
            <text:p>Ação String</text:p>
          </table:table-cell>
          <table:table-cell table:style-name="ce211" office:value-type="string" calcext:value-type="string">
            <text:p>.split</text:p>
          </table:table-cell>
          <table:table-cell table:style-name="ce211" office:value-type="string" calcext:value-type="string">
            <text:p>Dividir uma string em um array de acordo com um separad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Trazer o resultado de uma expresão para dentro de uma string</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Forma padrão de se declarar NEW STRING template</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equal</text:p>
          </table:table-cell>
          <table:table-cell table:style-name="ce14" office:value-type="string" calcext:value-type="string">
            <text:p>compara o primeiro e o segundo parâmetro e, se forem diferentes, mostra um erro com a mensagem que está no terceiro parâmetro, se houver</text:p>
          </table:table-cell>
          <table:table-cell table:style-name="ce211"/>
          <table:table-cell table:style-name="ce211" office:value-type="string" calcext:value-type="string">
            <text:p>ssert.equal(expected, 3, 'Mensagem customizada do erro')</text:p>
          </table:table-cell>
          <table:table-cell table:style-name="ce211" table:number-columns-repeated="4"/>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StrictEqual()</text:p>
          </table:table-cell>
          <table:table-cell table:style-name="ce211" office:value-type="string" calcext:value-type="string">
            <text:p>checks if the elements in the arrays are identical, with ===</text:p>
          </table:table-cell>
          <table:table-cell table:style-name="ce211" table:number-columns-repeated="6"/>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notEqual()</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ok()</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fail()</text:p>
          </table:table-cell>
          <table:table-cell table:style-name="ce211" table:number-columns-repeated="7"/>
          <table:table-cell table:style-name="ce14"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office:value-type="string" calcext:value-type="string">
            <text:p>??</text:p>
          </table:table-cell>
          <table:table-cell table:style-name="ce211" office:value-type="string" calcext:value-type="string">
            <text:p>require('')</text:p>
          </table:table-cell>
          <table:table-cell table:style-name="ce211" table:number-columns-repeated="7"/>
          <table:table-cell table:style-name="ce1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Equal()</text:p>
          </table:table-cell>
          <table:table-cell table:style-name="ce211" office:value-type="string" calcext:value-type="string">
            <text:p>checks if the elements in the arrays are identic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strictEqual</text:p>
          </table:table-cell>
          <table:table-cell table:style-name="ce211" office:value-type="string" calcext:value-type="string">
            <text:p>Fazer o test com um operador ===, ao inves de ==</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ipos Primitivos</text:p>
          </table:table-cell>
          <table:table-cell table:style-name="ce211"/>
          <table:table-cell table:style-name="ce211" office:value-type="string" calcext:value-type="string">
            <text:p>"valor"</text:p>
          </table:table-cell>
          <table:table-cell table:style-name="ce211" office:value-type="string" calcext:value-type="string">
            <text:p>Tipos: String; number; Boolean</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ypeof</text:p>
          </table:table-cell>
          <table:table-cell table:style-name="ce211"/>
          <table:table-cell table:style-name="ce211" office:value-type="string" calcext:value-type="string">
            <text:p>Typeof</text:p>
          </table:table-cell>
          <table:table-cell table:style-name="ce211" office:value-type="string" calcext:value-type="string">
            <text:p>Diz o tipo do dado, podendo analisar uma variável ou um tipo primitivo</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riáveis</text:p>
          </table:table-cell>
          <table:table-cell table:style-name="ce211"/>
          <table:table-cell table:style-name="ce211" office:value-type="string" calcext:value-type="string">
            <text:p>var</text:p>
          </table:table-cell>
          <table:table-cell table:style-name="ce211" office:value-type="string" calcext:value-type="string">
            <text:p>Estrutura para armazenar valores; para todos os blocos</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While</text:p>
          </table:table-cell>
          <table:table-cell table:style-name="ce211"/>
          <table:table-cell table:style-name="ce211" office:value-type="string" calcext:value-type="string">
            <text:p>executa uma linha de código enquanto a condição for verdadeira</text:p>
          </table:table-cell>
          <table:table-cell table:style-name="ce211" office:value-type="string" calcext:value-type="string">
            <text:p>while ("condição) {"linha de código"}</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do/while</text:p>
          </table:table-cell>
          <table:table-cell table:style-name="ce211"/>
          <table:table-cell table:style-name="ce211" office:value-type="string" calcext:value-type="string">
            <text:p>This loop will execute the code block once, before checking if the condition is true, then it will repeat the loop as long as the condition is true.</text:p>
          </table:table-cell>
          <table:table-cell table:style-name="ce211" table:number-columns-repeated="4"/>
          <table:table-cell table:style-name="ce171" office:value-type="string" calcext:value-type="string">
            <text:p>do {</text:p>
            <text:p>  // code block to be executed</text:p>
            <text:p>}</text:p>
            <text:p>while (condition);</text:p>
          </table:table-cell>
          <table:table-cell table:style-name="ce17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skip</text:p>
          </table:table-cell>
          <table:table-cell table:style-name="ce211" office:value-type="string" calcext:value-type="string">
            <text:p>Pular um teste</text:p>
          </table:table-cell>
          <table:table-cell table:style-name="ce211"/>
          <table:table-cell table:style-name="ce171" office:value-type="string" calcext:value-type="string">
            <text:p>it.skip</text:p>
            <text:p>describe.skip</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7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Set</text:p>
          </table:table-cell>
          <table:table-cell table:style-name="ce211" office:value-type="string" calcext:value-type="string">
            <text:p>Remove duplicates from array</text:p>
          </table:table-cell>
          <table:table-cell table:style-name="ce211" office:value-type="string" calcext:value-type="string">
            <text:p>set just accepts unique values, it nativelly remove duplicates, but it creates an object, so uu must use spread operator</text:p>
          </table:table-cell>
          <table:table-cell table:style-name="ce171" office:value-type="string" calcext:value-type="string">
            <text:p>array = [1, 2, 3, 1]</text:p>
            <text:p/>
            <text:p>const uniqueArray = new Set(array)</text:p>
            <text:p>// uniqueSet {1, 2, 3}</text:p>
            <text:p/>
            <text:p>const backToArray = [...uniqueSet]</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toHaveAttribute</text:p>
          </table:table-cell>
          <table:table-cell table:style-name="ce17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11" office:value-type="string" calcext:value-type="string">
            <text:p>toHaveAttribute('src', '../../../../assets/images/image.jpg')</text:p>
          </table:table-cell>
          <table:table-cell table:style-name="ce211" table:number-columns-repeated="4"/>
          <table:table-cell/>
          <table:table-cell table:style-name="ce211"/>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132" office:value-type="string" calcext:value-type="string">
            <text:p>﻿toStrictEqual</text:p>
          </table:table-cell>
          <table:table-cell table:style-name="ce211" table:number-columns-repeated="8"/>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30" office:value-type="string" calcext:value-type="string">
            <text:p>slice</text:p>
          </table:table-cell>
          <table:table-cell table:style-name="ce211" office:value-type="string" calcext:value-type="string">
            <text:p>Retornar uma cópia do array no range escolhido</text:p>
          </table:table-cell>
          <table:table-cell table:style-name="ce211" office:value-type="string" calcext:value-type="string">
            <text:p>O primeiro index está incluido no novo array, o últmo não</text:p>
          </table:table-cell>
          <table:table-cell table:style-name="ce211" office:value-type="string" calcext:value-type="string">
            <text:p>array.slice(0, 10)</text:p>
          </table:table-cell>
          <table:table-cell table:style-name="ce211" office:value-type="string" calcext:value-type="string">
            <text:p>&lt;- vai cortar o array do index 0 (incluso), até o 9, o 10 NÃO é incluso</text:p>
          </table:table-cell>
          <table:table-cell table:style-name="ce211" table:number-columns-repeated="4"/>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211" office:value-type="string" calcext:value-type="string">
            <text:p>.setCustomValidity()</text:p>
          </table:table-cell>
          <table:table-cell table:style-name="ce211" office:value-type="string" calcext:value-type="string">
            <text:p>empty string = valid</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171" office:value-type="string" calcext:value-type="string">
            <text:p>event.nativeEvent.target.options.selectedIndex</text:p>
            <text:p>event.target.options[selectediIndex]</text:p>
          </table:table-cell>
          <table:table-cell table:style-name="ce211" office:value-type="string" calcext:value-type="string">
            <text:p>Recuperar o valor selecionado em um select</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table:number-columns-repeated="2"/>
          <table:table-cell table:style-name="ce211" office:value-type="string" calcext:value-type="string">
            <text:p>newReg()</text:p>
          </table:table-cell>
          <table:table-cell table:style-name="ce211" table:number-columns-repeated="7"/>
          <table:table-cell table:style-name="ce30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append()</text:p>
          </table:table-cell>
          <table:table-cell table:style-name="ce211" office:value-type="string" calcext:value-type="string">
            <text:p>adicionar um item ao array</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remove()</text:p>
          </table:table-cell>
          <table:table-cell table:style-name="ce211" office:value-type="string" calcext:value-type="string">
            <text:p>remover um item do array</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Eu indico os cursos Python para Zumbis (no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Ignorancia zero (youtube)</text:p>
            <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O canal da trybe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Live de Python (Eduardo Mendes) no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o 0 à implementação</text:p>
          </table:table-cell>
          <table:table-cell table:style-name="ce269" office:value-type="string" calcext:value-type="string">
            <text:p><text:a xlink:href="https://github.com/cassiobotaro/do_zero_a_implantacao" xlink:type="simple">https://github.com/cassiobotaro/do_zero_a_implantacao</text:a></text:p>
          </table:table-cell>
          <table:table-cell table:style-name="ce14"/>
          <table:table-cell table:style-name="ce211" table:number-columns-repeated="2"/>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jango</text:p>
          </table:table-cell>
          <table:table-cell table:style-name="ce269" office:value-type="string" calcext:value-type="string">
            <text:p><text:a xlink:href="https://tutorial.djangogirls.org/pt/" xlink:type="simple">https://tutorial.djangogirls.org/pt/</text:a></text:p>
          </table:table-cell>
          <table:table-cell table:style-name="ce14"/>
          <table:table-cell table:style-name="ce211" table:number-columns-repeated="2"/>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GeoCast</text:p>
          </table:table-cell>
          <table:table-cell table:style-name="ce269" office:value-type="string" calcext:value-type="string">
            <text:p><text:a xlink:href="https://www.youtube.com/geocastbrasil" xlink:type="simple">https://www.youtube.com/geocastbrasi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Regis do Python -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Michigan - Coursera</text:p>
          </table:table-cell>
          <table:table-cell table:style-name="ce269" office:value-type="string" calcext:value-type="string">
            <text:p><text:a xlink:href="https://fopp.umsi.education/books/published/fopp/SimplePythonData/Values.html" xlink:type="simple">https://fopp.umsi.education/books/published/fopp/SimplePythonData/Values.htm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print()</text:p>
          </table:table-cell>
          <table:table-cell table:style-name="ce211" office:value-type="string" calcext:value-type="string">
            <text:p>console.log()</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type()</text:p>
          </table:table-cell>
          <table:table-cell table:style-name="ce211" office:value-type="string" calcext:value-type="string">
            <text:p>Tipo de uma variável</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str()</text:p>
          </table:table-cell>
          <table:table-cell table:style-name="ce211" office:value-type="string" calcext:value-type="string">
            <text:p>.toString()</text:p>
          </table:table-cell>
          <table:table-cell table:style-name="ce211"/>
          <table:table-cell table:style-name="ce211" office:value-type="string" calcext:value-type="string">
            <text:p>str('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t()</text:p>
          </table:table-cell>
          <table:table-cell table:style-name="ce211" office:value-type="string" calcext:value-type="string">
            <text:p>.toInteger()</text:p>
          </table:table-cell>
          <table:table-cell table:style-name="ce211"/>
          <table:table-cell table:style-name="ce211" office:value-type="string" calcext:value-type="string">
            <text:p>in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float()</text:p>
          </table:table-cell>
          <table:table-cell table:style-name="ce211" office:value-type="string" calcext:value-type="string">
            <text:p>.toFloat()</text:p>
          </table:table-cell>
          <table:table-cell table:style-name="ce211"/>
          <table:table-cell table:style-name="ce211" office:value-type="string" calcext:value-type="string">
            <text:p>floa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bool()</text:p>
          </table:table-cell>
          <table:table-cell table:style-name="ce211" office:value-type="string" calcext:value-type="string">
            <text:p>.toBoolean()</text:p>
          </table:table-cell>
          <table:table-cell table:style-name="ce211"/>
          <table:table-cell table:style-name="ce211" office:value-type="string" calcext:value-type="string">
            <text:p>bool('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put()</text:p>
          </table:table-cell>
          <table:table-cell table:style-name="ce211" office:value-type="string" calcext:value-type="string">
            <text:p>accept user inpu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assignment</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sum</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mul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division</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power</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remainder</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FALSE()" office:value-type="float" office:value="0" calcext:value-type="float">
            <text:p>0</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lass</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eturn</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s</text:p>
          </table:table-cell>
          <table:table-cell table:style-name="ce211" table:number-columns-repeated="3"/>
          <table:table-cell table:style-name="ce171"/>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inall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e</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f</text:p>
          </table:table-cell>
          <table:table-cell table:style-name="ce211" table:number-columns-repeated="2"/>
          <table:table-cell table:style-name="ce171" office:value-type="string" calcext:value-type="string">
            <text:p>if y &lt; 1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or</text:p>
          </table:table-cell>
          <table:table-cell table:style-name="ce211" table:number-columns-repeated="3"/>
          <table:table-cell table:style-name="ce1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lambda</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ontinu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TRUE()" office:value-type="float" office:value="1" calcext:value-type="float">
            <text:p>1</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de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rom</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hile</text:p>
          </table:table-cell>
          <table:table-cell table:style-name="ce211" table:number-columns-repeated="2"/>
          <table:table-cell table:style-name="ce171" office:value-type="string" calcext:value-type="string">
            <text:p>while n &gt; 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local</text:p>
          </table:table-cell>
          <table:table-cell table:style-name="ce211" table:number-columns-repeated="3"/>
          <table:table-cell table:style-name="ce1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and</text:p>
          </table:table-cell>
          <table:table-cell table:style-name="ce211" office:value-type="string" calcext:value-type="string">
            <text:p>operador E</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office:value-type="string" calcext:value-type="string">
            <text:p>objects</text:p>
          </table:table-cell>
          <table:table-cell table:style-name="ce211" office:value-type="string" calcext:value-type="string">
            <text:p>del</text:p>
          </table:table-cell>
          <table:table-cell table:style-name="ce211" office:value-type="string" calcext:value-type="string">
            <text:p>deletar um elemento de um objeto</text:p>
          </table:table-cell>
          <table:table-cell table:style-name="ce211"/>
          <table:table-cell table:style-name="ce211" office:value-type="string" calcext:value-type="string">
            <text:p>del 'object'['key']</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global</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t</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ith</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i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tr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or</text:p>
          </table:table-cell>
          <table:table-cell table:style-name="ce211" office:value-type="string" calcext:value-type="string">
            <text:p>operador OU</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yield</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se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mpo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pass</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break</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xcept</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n</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ai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int</text:p>
          </table:table-cell>
          <table:table-cell table:style-name="ce211" office:value-type="string" calcext:value-type="string">
            <text:p>integer</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str</text:p>
          </table:table-cell>
          <table:table-cell table:style-name="ce211" office:value-type="string" calcext:value-type="string">
            <text:p>string</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bool</text:p>
          </table:table-cell>
          <table:table-cell table:style-name="ce211" office:value-type="string" calcext:value-type="string">
            <text:p>boolean</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array</text:p>
          </table:table-cell>
          <table:table-cell table:style-name="ce14" office:value-type="string" calcext:value-type="string">
            <text:p>[]</text:p>
          </table:table-cell>
          <table:table-cell table:style-name="ce211" office:value-type="string" calcext:value-type="string">
            <text:p>array</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constant</text:p>
          </table:table-cell>
          <table:table-cell table:style-name="ce211" office:value-type="string" calcext:value-type="string">
            <text:p>no syntax (use 'primitive type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variables</text:p>
          </table:table-cell>
          <table:table-cell table:style-name="ce211" office:value-type="string" calcext:value-type="string">
            <text:p>x = 12</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tupla</text:p>
          </table:table-cell>
          <table:table-cell table:style-name="ce14" office:value-type="string" calcext:value-type="string">
            <text:p>()</text:p>
          </table:table-cell>
          <table:table-cell table:style-name="ce211" office:value-type="string" calcext:value-type="string">
            <text:p>tupla</text:p>
          </table:table-cell>
          <table:table-cell table:style-name="ce211" office:value-type="string" calcext:value-type="string">
            <text:p>tipo um array, só que imutável</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objects</text:p>
          </table:table-cell>
          <table:table-cell table:style-name="ce14" office:value-type="string" calcext:value-type="string">
            <text:p>{}</text:p>
          </table:table-cell>
          <table:table-cell table:style-name="ce211" office:value-type="string" calcext:value-type="string">
            <text:p>object</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164" office:value-type="string" calcext:value-type="string">
            <text:p>for i in range()</text:p>
          </table:table-cell>
          <table:table-cell table:style-name="ce211" office:value-type="string" calcext:value-type="string">
            <text:p>tipo o for (i = 0, i &lt; x)</text:p>
          </table:table-cell>
          <table:table-cell table:style-name="ce17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211" office:value-type="string" calcext:value-type="string">
            <text:p>for in</text:p>
          </table:table-cell>
          <table:table-cell table:style-name="ce211" office:value-type="string" calcext:value-type="string">
            <text:p>todar em cada item de uma lista</text:p>
          </table:table-cell>
          <table:table-cell table:style-name="ce211"/>
          <table:table-cell table:style-name="ce211" office:value-type="string" calcext:value-type="string">
            <text:p>for 'var' in 'lista'</text:p>
          </table:table-cell>
          <table:table-cell table:style-name="ce171" office:value-type="string" calcext:value-type="string">
            <text:p>convidados = [1, 2, 3, 4]</text:p>
            <text:p>for convidado in convidados</text:p>
          </table:table-cell>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len()</text:p>
          </table:table-cell>
          <table:table-cell table:style-name="ce211" office:value-type="string" calcext:value-type="string">
            <text:p>tipo o .length do JS</text:p>
          </table:table-cell>
          <table:table-cell table:style-name="ce211" table:number-columns-repeated="2"/>
          <table:table-cell table:style-name="ce171" office:value-type="string" calcext:value-type="string">
            <text:p>numbers = [1, 2, 3]</text:p>
            <text:p>len(numbers)</text:p>
          </table:table-cell>
          <table:table-cell table:style-name="ce208"/>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71"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69" office:value-type="string" calcext:value-type="string">
            <text:p><text:a xlink:href="https://pt-br.reactjs.org/docs/introducing-jsx.html" xlink:type="simple">https://pt-br.reactjs.org/docs/introducing-jsx.html</text:a></text:p>
          </table:table-cell>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71" office:value-type="string" calcext:value-type="string">
            <text:p/>
            <text:p/>
            <text:p>const element = &lt;h1&gt;Hello, world&lt;/h1&gt;;</text:p>
            <text:p>ReactDOM.render(element, document.getElementById('root'));</text:p>
            <text:p/>
            <text:p/>
          </table:table-cell>
          <table:table-cell/>
          <table:table-cell table:style-name="ce269" office:value-type="string" calcext:value-type="string">
            <text:p><text:a xlink:href="https://pt-br.reactjs.org/docs/rendering-elements.html" xlink:type="simple">https://pt-br.reactjs.org/docs/rendering-elements.html</text:a></text:p>
          </table:table-cell>
          <table:table-cell table:number-columns-repeated="2"/>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7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71" office:value-type="string" calcext:value-type="string">
            <text:p>class App extends React.Component {</text:p>
            <text:p>  render() {</text:p>
            <text:p>return()</text:p>
            <text:p>}</text:p>
          </table:table-cell>
          <table:table-cell table:style-name="ce17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01"/>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7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71" office:value-type="string" calcext:value-type="string">
            <text:p>import component from './component.js';</text:p>
          </table:table-cell>
          <table:table-cell table:style-name="ce171" table:number-columns-repeated="2"/>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7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9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69" office:value-type="string" calcext:value-type="string">
            <text:p><text:a xlink:href="https://pt-br.reactjs.org/docs/lists-and-keys.html" xlink:type="simple">https://pt-br.reactjs.org/docs/lists-and-keys.html</text:a></text:p>
          </table:table-cell>
          <table:table-cell table:number-columns-repeated="2"/>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7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69" office:value-type="string" calcext:value-type="string">
            <text:p><text:a xlink:href="https://pt-br.reactjs.org/docs/typechecking-with-proptypes.html" xlink:type="simple">https://pt-br.reactjs.org/docs/typechecking-with-proptypes.html</text:a></text:p>
          </table:table-cell>
          <table:table-cell table:style-name="ce302"/>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PropTypes.string</text:p>
          </table:table-cell>
          <table:table-cell table:style-name="ce211" office:value-type="string" calcext:value-type="string">
            <text:p>Setar prop type como String</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defaultProps</text:p>
          </table:table-cell>
          <table:table-cell table:style-name="ce211" office:value-type="string" calcext:value-type="string">
            <text:p>Setar um valor default para uma prop</text:p>
          </table:table-cell>
          <table:table-cell/>
          <table:table-cell table:style-name="ce171" office:value-type="string" calcext:value-type="string">
            <text:p>component'.defaultProps {</text:p>
            <text:p>name: 'Jason'</text:p>
            <text:p>}</text:p>
          </table:table-cell>
          <table:table-cell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71" office:value-type="string" calcext:value-type="string">
            <text:p>Login.propTypes = {</text:p>
            <text:p>  dispatchUserEmail: propType.func.isRequired,</text:p>
            <text:p>};</text:p>
          </table:table-cell>
          <table:table-cell table:number-columns-repeated="2"/>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71" office:value-type="string" calcext:value-type="string">
            <text:p>component'.propTypes {</text:p>
            <text:p>name: propType.String.isRequired</text:p>
            <text:p>}</text:p>
          </table:table-cell>
          <table:table-cell table:number-columns-repeated="3"/>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71" office:value-type="string" calcext:value-type="string">
            <text:p>import propTypes from 'prop-types';</text:p>
            <text:p/>
          </table:table-cell>
          <table:table-cell table:number-columns-repeated="5"/>
          <table:table-cell table:style-name="ce269"/>
          <table:table-cell table:style-name="ce301"/>
          <table:table-cell table:number-columns-repeated="1013"/>
        </table:table-row>
        <table:table-row table:style-name="ro13">
          <table:table-cell office:value-type="string" calcext:value-type="string">
            <text:p>React</text:p>
          </table:table-cell>
          <table:table-cell table:style-name="ce213" office:value-type="string" calcext:value-type="string">
            <text:p>Type Checking</text:p>
          </table:table-cell>
          <table:table-cell table:style-name="ce213"/>
          <table:table-cell table:style-name="ce213" office:value-type="string" calcext:value-type="string">
            <text:p>ISSUE CC: Object forbidden</text:p>
          </table:table-cell>
          <table:table-cell table:style-name="ce289" office:value-type="string" calcext:value-type="string">
            <text:p>Solution:</text:p>
            <text:p>objectOf(PropType.any)</text:p>
          </table:table-cell>
          <table:table-cell table:style-name="ce17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71" office:value-type="string" calcext:value-type="string">
            <text:p>FUnção a ser executada ANTES da renderização do componente </text:p>
            <text:p>ùtil para declarar as FUNCS do componen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32"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32" office:value-type="string" calcext:value-type="string">
            <text:p>Lincar nossa logica do constructor com a logica interna do constructor do REACT</text:p>
          </table:table-cell>
          <table:table-cell table:number-columns-repeated="4"/>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7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71" office:value-type="string" calcext:value-type="string">
            <text:p> this.state = {</text:p>
            <text:p>      buttonOneCounter: 0,</text:p>
            <text:p/>
            <text:p>    }</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0"/>
          <table:table-cell table:style-name="ce222" office:value-type="string" calcext:value-type="string">
            <text:p>componenteDidMount</text:p>
          </table:table-cell>
          <table:table-cell table:style-name="ce222" office:value-type="string" calcext:value-type="string">
            <text:p>Função a ser executada assim que o componente for carregado na pagina</text:p>
          </table:table-cell>
          <table:table-cell table:style-name="ce220" table:number-columns-repeated="4"/>
          <table:table-cell table:style-name="ce132"/>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32"/>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getSnapshotBeforeUpdate</text:p>
          </table:table-cell>
          <table:table-cell table:style-name="ce216" table:number-columns-repeated="5"/>
          <table:table-cell office:value-type="string" calcext:value-type="string">
            <text:p>https://pt-br.reactjs.org/docs/react-component.html#static-getderivedstatefromprops</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lógica de <text:s/>loading'</text:p>
          </table:table-cell>
          <table:table-cell table:style-name="ce216" table:number-columns-repeated="2"/>
          <table:table-cell table:style-name="ce292"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03" office:value-type="string" calcext:value-type="string">
            <text:p>Conceito</text:p>
          </table:table-cell>
          <table:table-cell table:style-name="ce203" office:value-type="string" calcext:value-type="string">
            <text:p>Single page application</text:p>
          </table:table-cell>
          <table:table-cell table:style-name="ce203" office:value-type="string" calcext:value-type="string">
            <text:p>Paginas eu funcionam 100% sem precisar de reload</text:p>
          </table:table-cell>
          <table:table-cell table:style-name="ce216" table:number-columns-repeated="4"/>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16"/>
          <table:table-cell table:style-name="ce231" office:value-type="string" calcext:value-type="string">
            <text:p>props.children</text:p>
          </table:table-cell>
          <table:table-cell table:style-name="ce216" table:number-columns-repeated="5"/>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Browser router</text:p>
          </table:table-cell>
          <table:table-cell table:style-name="ce203" office:value-type="string" calcext:value-type="string">
            <text:p>Criar renderizações de 'condicionais' em componentes para uma SPA</text:p>
          </table:table-cell>
          <table:table-cell table:style-name="ce216"/>
          <table:table-cell table:style-name="ce292"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Link&gt;</text:p>
          </table:table-cell>
          <table:table-cell table:style-name="ce216" table:number-columns-repeated="2"/>
          <table:table-cell table:style-name="ce203" office:value-type="string" calcext:value-type="string">
            <text:p>&lt;Link to=""&gt;'texto'&lt;/Link&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render=''</text:p>
          </table:table-cell>
          <table:table-cell table:style-name="ce203" office:value-type="string" calcext:value-type="string">
            <text:p>&lt;Route&gt;</text:p>
          </table:table-cell>
          <table:table-cell table:style-name="ce203" office:value-type="string" calcext:value-type="string">
            <text:p>Usar quando é necessário passar informações adicionais via props para o componente a ser mapeado</text:p>
          </table:table-cell>
          <table:table-cell table:style-name="ce216"/>
          <table:table-cell table:style-name="ce203" office:value-type="string" calcext:value-type="string">
            <text:p>&lt;Route path="/movies" render={(props) =&gt; &lt;Movies {...props} movies={['Cars', 'Toy Story', 'The Hobbit']} /&g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omponent=''</text:p>
          </table:table-cell>
          <table:table-cell table:style-name="ce203" office:value-type="string" calcext:value-type="string">
            <text:p>&lt;Route&gt;</text:p>
          </table:table-cell>
          <table:table-cell table:style-name="ce203" office:value-type="string" calcext:value-type="string">
            <text:p>Usar quando não é necessário passar informações adicionais via props para o componente a ser mapeado</text:p>
          </table:table-cell>
          <table:table-cell table:style-name="ce216"/>
          <table:table-cell table:style-name="ce203" office:value-type="string" calcext:value-type="string">
            <text:p>&lt;Route path="/movies" component={'componen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hildren=''</text:p>
          </table:table-cell>
          <table:table-cell table:style-name="ce203" office:value-type="string" calcext:value-type="string">
            <text:p>&lt;Route&gt;</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Component / render</text:p>
          </table:table-cell>
          <table:table-cell table:style-name="ce231" office:value-type="string" calcext:value-type="string">
            <text:p>Match, location, history</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Componentes Route com passagem de parâmetro</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Switch&gt;</text:p>
          </table:table-cell>
          <table:table-cell table:style-name="ce203" office:value-type="string" calcext:value-type="string">
            <text:p>procura de cima para baixo pelo primeiro Route que possuir correspondência entre seu caminho definido na prop path do componente e a URL atual da aplicação</text:p>
          </table:table-cell>
          <table:table-cell table:style-name="ce216"/>
          <table:table-cell table:style-name="ce292"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Redirect&gt;</text:p>
          </table:table-cell>
          <table:table-cell table:style-name="ce216" table:number-columns-repeated="5"/>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Route&gt;</text:p>
          </table:table-cell>
          <table:table-cell table:style-name="ce203" office:value-type="string" calcext:value-type="string">
            <text:p>Routear paths não especificados</text:p>
          </table:table-cell>
          <table:table-cell table:style-name="ce216"/>
          <table:table-cell table:style-name="ce203" office:value-type="string" calcext:value-type="string">
            <text:p>&lt;Route path="*" component={MyComponent} /&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Link</text:p>
          </table:table-cell>
          <table:table-cell table:style-name="ce203" office:value-type="string" calcext:value-type="string">
            <text:p>&lt;Link&gt;</text:p>
          </table:table-cell>
          <table:table-cell table:style-name="ce203" office:value-type="string" calcext:value-type="string">
            <text:p>Passar props para um route via Link</text:p>
          </table:table-cell>
          <table:table-cell table:style-name="ce292"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92"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16" table:number-columns-repeated="2"/>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16"/>
          <table:table-cell table:style-name="ce203" office:value-type="string" calcext:value-type="string">
            <text:p>import</text:p>
          </table:table-cell>
          <table:table-cell table:style-name="ce216"/>
          <table:table-cell table:style-name="ce292"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7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03" office:value-type="string" calcext:value-type="string">
            <text:p>-&gt;</text:p>
          </table:table-cell>
          <table:table-cell table:style-name="ce292" office:value-type="string" calcext:value-type="string">
            <text:p>Src:</text:p>
            <text:p>/Components</text:p>
            <text:p>/pages</text:p>
            <text:p>/services</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onceito</text:p>
          </table:table-cell>
          <table:table-cell table:style-name="ce216" office:value-type="string" calcext:value-type="string">
            <text:p>Lógica da construção de um test</text:p>
          </table:table-cell>
          <table:table-cell table:style-name="ce203" office:value-type="string" calcext:value-type="string">
            <text:p>-&gt;</text:p>
          </table:table-cell>
          <table:table-cell table:style-name="ce292" office:value-type="string" calcext:value-type="string">
            <text:p>1) Acessar os elementos da sua tela</text:p>
            <text:p/>
            <text:p>2) Interagir com eles (se houver necessidade)</text:p>
            <text:p/>
            <text:p>3) Fazer seu teste</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Render</text:p>
          </table:table-cell>
          <table:table-cell table:style-name="ce216" office:value-type="string" calcext:value-type="string">
            <text:p>render()</text:p>
          </table:table-cell>
          <table:table-cell table:style-name="ce203" office:value-type="string" calcext:value-type="string">
            <text:p>Renderizar um elemento em um navegador virtual para realizar os tests</text:p>
          </table:table-cell>
          <table:table-cell table:style-name="ce203" office:value-type="string" calcext:value-type="string">
            <text:p>import {render} from '@testing-library/react'</text:p>
          </table:table-cell>
          <table:table-cell table:style-name="ce203" office:value-type="string" calcext:value-type="string">
            <text:p>const meuApp = render(&lt;App /&g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xt</text:p>
          </table:table-cell>
          <table:table-cell table:style-name="ce203" office:value-type="string" calcext:value-type="string">
            <text:p>Pegar o elemento do elemento renderizado pelo texto</text:p>
          </table:table-cell>
          <table:table-cell table:style-name="ce216"/>
          <table:table-cell table:style-name="ce203" office:value-type="string" calcext:value-type="string">
            <text:p>meuApp.getByText(/learn react/i)</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ByRole</text:p>
          </table:table-cell>
          <table:table-cell table:style-name="ce203" office:value-type="string" calcext:value-type="string">
            <text:p>Buscar 1, SOMENTE 1, elemento pelo seu role / type</text:p>
          </table:table-cell>
          <table:table-cell table:style-name="ce216"/>
          <table:table-cell table:style-name="ce203" office:value-type="string" calcext:value-type="string">
            <text:p>getByRole(expectedRole, { name: 'The name' })</text:p>
          </table:table-cell>
          <table:table-cell table:style-name="ce216" table:number-columns-repeated="2"/>
          <table:table-cell table:style-name="ce300" office:value-type="string" calcext:value-type="string">
            <text:p><text:a xlink:href="https://www.w3.org/TR/html-aria/#docconformance" xlink:type="simple">https://www.w3.org/TR/html-aria/#docconformanc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AllByRole</text:p>
          </table:table-cell>
          <table:table-cell table:style-name="ce203" office:value-type="string" calcext:value-type="string">
            <text:p>Buscar TODOS os elementos pelo seu role / type</text:p>
          </table:table-cell>
          <table:table-cell table:style-name="ce216" table:number-columns-repeated="4"/>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Verificação por comparação</text:p>
          </table:table-cell>
          <table:table-cell table:style-name="ce216" office:value-type="string" calcext:value-type="string">
            <text:p>toBeInDocument()</text:p>
          </table:table-cell>
          <table:table-cell table:style-name="ce203" office:value-type="string" calcext:value-type="string">
            <text:p>Verificar se o elemento selecionado está no documento</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stId</text:p>
          </table:table-cell>
          <table:table-cell table:number-columns-repeated="6"/>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fire)</text:p>
          </table:table-cell>
          <table:table-cell table:style-name="ce228" office:value-type="string" calcext:value-type="string">
            <text:p>fireEvent</text:p>
          </table:table-cell>
          <table:table-cell table:style-name="ce203" office:value-type="string" calcext:value-type="string">
            <text:p>Ativar um event listener</text:p>
          </table:table-cell>
          <table:table-cell table:style-name="ce292" office:value-type="string" calcext:value-type="string">
            <text:p>Tipos de eventos a serem ativados: </text:p>
            <text:p/>
            <text:p>change -&gt; onChange</text:p>
            <text:p/>
            <text:p>click -&gt; onClick</text:p>
          </table:table-cell>
          <table:table-cell table:style-name="ce292"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03" table:number-columns-repeated="2"/>
          <table:table-cell table:style-name="ce299" office:value-type="string" calcext:value-type="string">
            <text:p><text:a xlink:href="https://testing-library.com/docs/dom-testing-library/api-events" xlink:type="simple">https://testing-library.com/docs/dom-testing-library/api-events

</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table:style-name="ce203" office:value-type="string" calcext:value-type="string">
            <text:p>waitFor</text:p>
          </table:table-cell>
          <table:table-cell table:style-name="ce203" office:value-type="string" calcext:value-type="string">
            <text:p>Aguardar algo acontecer para continuar o test</text:p>
          </table:table-cell>
          <table:table-cell table:style-name="ce203" office:value-type="string" calcext:value-type="string">
            <text:p>import {render, waitFor} from '@testing-library/react'</text:p>
          </table:table-cell>
          <table:table-cell table:style-name="ce203" office:value-type="string" calcext:value-type="string">
            <text:p>waitFor(() =&gt; 'expect', { timeout: 'timeOut in miliseconds' } )</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ustom imports</text:p>
          </table:table-cell>
          <table:table-cell table:number-columns-repeated="2" table:style-name="ce203" office:value-type="string" calcext:value-type="string">
            <text:p>Custom imports -&gt;</text:p>
          </table:table-cell>
          <table:table-cell table:style-name="ce292" office:value-type="string" calcext:value-type="string">
            <text:p>import React from 'react';</text:p>
            <text:p>import { render } from '@testing-library/react';</text:p>
            <text:p>import App from './App'; (or other components)</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Mock</text:p>
          </table:table-cell>
          <table:table-cell table:style-name="ce203" office:value-type="string" calcext:value-type="string">
            <text:p>MutationObserver</text:p>
          </table:table-cell>
          <table:table-cell table:style-name="ce203" office:value-type="string" calcext:value-type="string">
            <text:p>Esta biblioteca serve para monitoramento de alterações no DOM da página.</text:p>
          </table:table-cell>
          <table:table-cell table:style-name="ce203"/>
          <table:table-cell table:style-name="ce292" office:value-type="string" calcext:value-type="string">
            <text:p>import MutationObserver from '@sheerun/mutationobserver-shim';</text:p>
            <text:p>window.MutationObserver = MutationObserver;</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userEvent)</text:p>
          </table:table-cell>
          <table:table-cell table:style-name="ce203" office:value-type="string" calcext:value-type="string">
            <text:p>userEvent.type()</text:p>
          </table:table-cell>
          <table:table-cell table:style-name="ce203" office:value-type="string" calcext:value-type="string">
            <text:p>Sintaxe mais simples do que o fire event para disparar eventos</text:p>
          </table:table-cell>
          <table:table-cell table:style-name="ce292"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03" office:value-type="string" calcext:value-type="string">
            <text:p>userEvent.type('input element', 'texto a ser inputado')</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r uma promisse (fetch)</text:p>
          </table:table-cell>
          <table:table-cell table:style-name="ce203" office:value-type="string" calcext:value-type="string">
            <text:p>global.fetch()</text:p>
          </table:table-cell>
          <table:table-cell table:style-name="ce203" office:value-type="string" calcext:value-type="string">
            <text:p>Simular uma promisse (fetch)</text:p>
          </table:table-cell>
          <table:table-cell table:style-name="ce292"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92"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renderWithRouter()</text:p>
          </table:table-cell>
          <table:table-cell table:style-name="ce203" office:value-type="string" calcext:value-type="string">
            <text:p>Renderizar a página para test com o Router habilitado</text:p>
          </table:table-cell>
          <table:table-cell table:style-name="ce292" office:value-type="string" calcext:value-type="string">
            <text:p>Importar:</text:p>
            <text:p>import renderWithRouter from './renderWithRouter'</text:p>
          </table:table-cell>
          <table:table-cell table:style-name="ce292"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push()</text:p>
          </table:table-cell>
          <table:table-cell table:style-name="ce203" office:value-type="string" calcext:value-type="string">
            <text:p>mudar de rota dentro do ambiente de testes</text:p>
          </table:table-cell>
          <table:table-cell table:style-name="ce216"/>
          <table:table-cell table:style-name="ce203" office:value-type="string" calcext:value-type="string">
            <text:p><text:s text:c="4"/>history.push('/pagina/que-nao-existe/');</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history.location.pathname</text:p>
          </table:table-cell>
          <table:table-cell table:style-name="ce203" office:value-type="string" calcext:value-type="string">
            <text:p>retornar a URL exata em que você está</text:p>
          </table:table-cell>
          <table:table-cell table:style-name="ce216"/>
          <table:table-cell table:style-name="ce203" office:value-type="string" calcext:value-type="string">
            <text:p><text:s text:c="3"/>const pathname = history.location.pathname;</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03" office:value-type="string" calcext:value-type="string">
            <text:p>Component</text:p>
          </table:table-cell>
          <table:table-cell table:style-name="ce203" office:value-type="string" calcext:value-type="string">
            <text:p>export</text:p>
          </table:table-cell>
          <table:table-cell table:style-name="ce203" office:value-type="string" calcext:value-type="string">
            <text:p>Exporta um componente ou função, não sendo default precisa de destructuring na hora do import</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contextType</text:p>
          </table:table-cell>
          <table:table-cell table:style-name="ce203" office:value-type="string" calcext:value-type="string">
            <text:p>importar o contexto para ser usado em um component class</text:p>
          </table:table-cell>
          <table:table-cell table:style-name="ce203"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03" office:value-type="string" calcext:value-type="string">
            <text:p>component'.contextType = 'contexto criado'</text:p>
          </table:table-cell>
          <table:table-cell table:style-name="ce216"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onsumer</text:p>
          </table:table-cell>
          <table:table-cell table:style-name="ce203" office:value-type="string" calcext:value-type="string">
            <text:p>Criar o consumer para receber valores do provider</text:p>
          </table:table-cell>
          <table:table-cell table:style-name="ce203"/>
          <table:table-cell table:style-name="ce292" office:value-type="string" calcext:value-type="string">
            <text:p>&lt;'component'.Consumer&gt;</text:p>
            <text:p>{ ('value enviado pelo Provider') =&gt; {</text:p>
            <text:p>'render do componente } }</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provider para enviar infos para os filhos via consumer</text:p>
          </table:table-cell>
          <table:table-cell table:style-name="ce203"/>
          <table:table-cell table:style-name="ce203" office:value-type="string" calcext:value-type="string">
            <text:p>&lt;'Contexto criado'.Provider value={/* some value */}&gt;</text:p>
          </table:table-cell>
          <table:table-cell table:style-name="ce203" table:number-columns-repeated="2"/>
          <table:table-cell table:style-name="ce269" office:value-type="string" calcext:value-type="string">
            <text:p><text:a xlink:href="https://pt-br.reactjs.org/docs/context.html#reactcreatecontext" xlink:type="simple">https://pt-br.reactjs.org/docs/context.html#reactcreatecontext</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State()</text:p>
          </table:table-cell>
          <table:table-cell table:style-name="ce203" office:value-type="string" calcext:value-type="string">
            <text:p>Criar um estado local no componente funcional</text:p>
          </table:table-cell>
          <table:table-cell table:style-name="ce203" table:number-columns-repeated="4"/>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Context()</text:p>
          </table:table-cell>
          <table:table-cell table:style-name="ce203" office:value-type="string" calcext:value-type="string">
            <text:p>Usar o contexto passado pelo Provider</text:p>
          </table:table-cell>
          <table:table-cell table:style-name="ce203"/>
          <table:table-cell table:style-name="ce203" office:value-type="string" calcext:value-type="string">
            <text:p>const {'destructuring'} = useContext('nome do contexto')</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reateContext</text:p>
          </table:table-cell>
          <table:table-cell table:style-name="ce203" office:value-type="string" calcext:value-type="string">
            <text:p>Criar contexto para ser usado nos consumers</text:p>
          </table:table-cell>
          <table:table-cell table:style-name="ce203"/>
          <table:table-cell table:style-name="ce203" office:value-type="string" calcext:value-type="string">
            <text:p>const MyContext = React.createContext(defaultValue);</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this.context</text:p>
          </table:table-cell>
          <table:table-cell table:style-name="ce203" office:value-type="string" calcext:value-type="string">
            <text:p>Acessar os valores armazenados no context</text:p>
          </table:table-cell>
          <table:table-cell table:style-name="ce203"/>
          <table:table-cell table:style-name="ce203" office:value-type="string" calcext:value-type="string">
            <text:p>let value = this.context</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um provider em um arquivo separado, um componente de classe </text:p>
          </table:table-cell>
          <table:table-cell table:style-name="ce203"/>
          <table:table-cell table:style-name="ce292" office:value-type="string" calcext:value-type="string">
            <text:p>const context = {'informações'}</text:p>
            <text:p/>
            <text:p>const { children } = this.props</text:p>
          </table:table-cell>
          <table:table-cell table:style-name="ce292"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03"/>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7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92" office:value-type="string" calcext:value-type="string">
            <text:p>import {useState, useEffect} from 'react</text:p>
            <text:p/>
            <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Layout</text:p>
          </table:table-cell>
          <table:table-cell office:value-type="string" calcext:value-type="string">
            <text:p>useLayoutEffect</text:p>
          </table:table-cell>
          <table:table-cell/>
          <table:table-cell table:style-name="ce132"/>
          <table:table-cell table:style-name="ce216"/>
          <table:table-cell table:style-name="ce292"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03"/>
          <table:table-cell table:style-name="ce269" office:value-type="string" calcext:value-type="string">
            <text:p><text:a xlink:href="https://pt-br.reactjs.org/docs/hooks-reference.html#uselayouteffect" xlink:type="simple">https://pt-br.reactjs.org/docs/hooks-reference.html#uselayouteffect</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7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03" office:value-type="string" calcext:value-type="string">
            <text:p>const [state, dispatch] = useReducer(reducer, initialArg, ini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table:style-name="ce213" office:value-type="string" calcext:value-type="string">
            <text:p>useCallback</text:p>
          </table:table-cell>
          <table:table-cell office:value-type="string" calcext:value-type="string">
            <text:p>Permite usar outro hook como callback</text:p>
          </table:table-cell>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03" office:value-type="string" calcext:value-type="string">
            <text:p>getbyTestId('...').textContent</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16"/>
          <table:table-cell table:number-columns-repeated="2" office:value-type="string" calcext:value-type="string">
            <text:p>Test component State</text:p>
          </table:table-cell>
          <table:table-cell/>
          <table:table-cell table:style-name="ce216" table:number-columns-repeated="3"/>
          <table:table-cell table:style-name="ce269"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03" office:value-type="string" calcext:value-type="string">
            <text:p>toHaveTextContent('texto')</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office:value-type="string" calcext:value-type="string">
            <text:p>Mock fetch</text:p>
          </table:table-cell>
          <table:table-cell table:number-columns-repeated="2"/>
          <table:table-cell table:style-name="ce292"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16" table:number-columns-repeated="2"/>
          <table:table-cell table:number-columns-repeated="1015"/>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conceito</text:p>
          </table:table-cell>
          <table:table-cell table:style-name="ce211" office:value-type="string" calcext:value-type="string">
            <text:p>conceito</text:p>
          </table:table-cell>
          <table:table-cell table:style-name="ce211" office:value-type="string" calcext:value-type="string">
            <text:p>Local aonde as informações ficam armazenadas</text:p>
          </table:table-cell>
          <table:table-cell table:style-name="ce211"/>
          <table:table-cell table:style-name="ce221" table:number-columns-repeated="3"/>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ction (intenções)</text:p>
          </table:table-cell>
          <table:table-cell table:style-name="ce221" office:value-type="string" calcext:value-type="string">
            <text:p>conceito (object)</text:p>
          </table:table-cell>
          <table:table-cell table:style-name="ce211" office:value-type="string" calcext:value-type="string">
            <text:p>conceito</text:p>
          </table:table-cell>
          <table:table-cell table:style-name="ce211" office:value-type="string" calcext:value-type="string">
            <text:p>Objecto JS que representa uma mudança no estado</text:p>
          </table:table-cell>
          <table:table-cell table:style-name="ce211"/>
          <table:table-cell table:style-name="ce221"/>
          <table:table-cell table:style-name="ce292" office:value-type="string" calcext:value-type="string">
            <text:p>const action = {</text:p>
            <text:p>    type: 'LOGIN',</text:p>
            <text:p>}</text:p>
          </table:table-cell>
          <table:table-cell table:style-name="ce221"/>
          <table:table-cell table:style-name="ce211"/>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11" office:value-type="string" calcext:value-type="string">
            <text:p>conceito (function)</text:p>
          </table:table-cell>
          <table:table-cell table:style-name="ce211" office:value-type="string" calcext:value-type="string">
            <text:p>conceito</text:p>
          </table:table-cell>
          <table:table-cell table:style-name="ce211" office:value-type="string" calcext:value-type="string">
            <text:p>FUNÇÃO JS que recebe o estado atual da APP e a ação tual e retorna um novo estado a ser armazenada no store</text:p>
          </table:table-cell>
          <table:table-cell table:style-name="ce211" table:number-columns-repeated="2"/>
          <table:table-cell table:style-name="ce292"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21"/>
          <table:table-cell table:style-name="ce211"/>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envio</text:p>
          </table:table-cell>
          <table:table-cell table:style-name="ce211" office:value-type="string" calcext:value-type="string">
            <text:p>store.dispatch()</text:p>
          </table:table-cell>
          <table:table-cell table:style-name="ce211" office:value-type="string" calcext:value-type="string">
            <text:p>Enviar uma action para o reducer</text:p>
          </table:table-cell>
          <table:table-cell table:style-name="ce211"/>
          <table:table-cell table:style-name="ce211" office:value-type="string" calcext:value-type="string">
            <text:p>store.dispatch('obj JS')</text:p>
          </table:table-cell>
          <table:table-cell table:style-name="ce171"/>
          <table:table-cell table:style-name="ce211" table:number-columns-repeated="2"/>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oleta</text:p>
          </table:table-cell>
          <table:table-cell table:style-name="ce211" office:value-type="string" calcext:value-type="string">
            <text:p>store.getState()</text:p>
          </table:table-cell>
          <table:table-cell table:style-name="ce211" office:value-type="string" calcext:value-type="string">
            <text:p>Recuperar uma informação armazenada</text:p>
          </table:table-cell>
          <table:table-cell table:style-name="ce211" table:number-columns-repeated="2"/>
          <table:table-cell table:style-name="ce211" office:value-type="string" calcext:value-type="string">
            <text:p>const currentState = store.getState();</text:p>
          </table:table-cell>
          <table:table-cell table:style-name="ce211"/>
          <table:table-cell table:style-name="ce159"/>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riação</text:p>
          </table:table-cell>
          <table:table-cell table:style-name="ce211" office:value-type="string" calcext:value-type="string">
            <text:p>Redux.createStore()</text:p>
          </table:table-cell>
          <table:table-cell table:style-name="ce211" office:value-type="string" calcext:value-type="string">
            <text:p>Criar o store no Redux</text:p>
          </table:table-cell>
          <table:table-cell table:style-name="ce17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11" office:value-type="string" calcext:value-type="string">
            <text:p>const store = Redux.createStore(reducer);</text:p>
          </table:table-cell>
          <table:table-cell table:style-name="ce211" table:number-columns-repeated="2"/>
          <table:table-cell table:style-name="ce269" office:value-type="string" calcext:value-type="string">
            <text:p><text:a xlink:href="https://redux.js.org/api/createstore" xlink:type="simple">https://redux.js.org/api/createstor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2" office:value-type="string" calcext:value-type="string">
            <text:p>reducer</text:p>
          </table:table-cell>
          <table:table-cell table:style-name="ce211" office:value-type="string" calcext:value-type="string">
            <text:p>Redux.combineReducers()</text:p>
          </table:table-cell>
          <table:table-cell table:style-name="ce211"/>
          <table:table-cell table:style-name="ce211" office:value-type="string" calcext:value-type="string">
            <text:p>Essa função recebe um objeto como parâmetro contendo cada um dos seus reducers como elementos</text:p>
          </table:table-cell>
          <table:table-cell table:style-name="ce211"/>
          <table:table-cell table:style-name="ce171" office:value-type="string" calcext:value-type="string">
            <text:p>const rootReducer = combineReducers({</text:p>
            <text:p>movieReducer: reducers.movieReducer, </text:p>
            <text:p>testReducer: reducers.testReducer</text:p>
            <text:p>})</text:p>
          </table:table-cell>
          <table:table-cell table:style-name="ce211"/>
          <table:table-cell table:style-name="ce269"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actionCreator()</text:p>
          </table:table-cell>
          <table:table-cell table:style-name="ce211" office:value-type="string" calcext:value-type="string">
            <text:p>conceito (function)</text:p>
          </table:table-cell>
          <table:table-cell table:style-name="ce211" table:number-columns-repeated="4"/>
          <table:table-cell table:style-name="ce14"/>
          <table:table-cell table:style-name="ce211" table:number-columns-repeated="2"/>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table:table-cell table:style-name="ce211" office:value-type="string" calcext:value-type="string">
            <text:p>subscribe</text:p>
          </table:table-cell>
          <table:table-cell table:style-name="ce211" table:number-columns-repeated="6"/>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1" office:value-type="string" calcext:value-type="string">
            <text:p>React + Redux</text:p>
          </table:table-cell>
          <table:table-cell table:style-name="ce211" office:value-type="string" calcext:value-type="string">
            <text:p>Provider</text:p>
          </table:table-cell>
          <table:table-cell table:style-name="ce211"/>
          <table:table-cell table:style-name="ce211" office:value-type="string" calcext:value-type="string">
            <text:p>import {Provider} from 'react-redux'</text:p>
          </table:table-cell>
          <table:table-cell table:style-name="ce171" office:value-type="string" calcext:value-type="string">
            <text:p>// root/index.js</text:p>
            <text:p>&lt;React.StricMode&gt;</text:p>
            <text:p>&lt;Provider store ={ store }&gt;</text:p>
            <text:p>&lt;App /&gt;</text:p>
          </table:table-cell>
          <table:table-cell table:style-name="ce211" table:number-columns-repeated="3"/>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mapDispatchToProps</text:p>
          </table:table-cell>
          <table:table-cell table:style-name="ce222"/>
          <table:table-cell table:style-name="ce222" office:value-type="string" calcext:value-type="string">
            <text:p>Poderia ter qualquer nome, mas é uma convenção</text:p>
          </table:table-cell>
          <table:table-cell table:style-name="ce296"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11"/>
          <table:table-cell table:style-name="ce222"/>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mapStateToProps</text:p>
          </table:table-cell>
          <table:table-cell table:style-name="ce221" table:number-columns-repeated="2"/>
          <table:table-cell table:style-name="ce292" office:value-type="string" calcext:value-type="string">
            <text:p>const mapStateToProps = (state) =&gt; ({</text:p>
            <text:p>'prop': state.'reducer'</text:p>
            <text:p>})</text:p>
            <text:p/>
            <text:p>export default connect(null, 'mapStateToProps')('currentComponent')</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connect</text:p>
          </table:table-cell>
          <table:table-cell table:style-name="ce221"/>
          <table:table-cell table:style-name="ce292" office:value-type="string" calcext:value-type="string">
            <text:p>connect() //retorna uma função</text:p>
            <text:p>connect()() //essa função é chamada em seguida</text:p>
          </table:table-cell>
          <table:table-cell table:style-name="ce221" office:value-type="string" calcext:value-type="string">
            <text:p>export default connect('mapStateToProps', 'mapDispatchToProps')('currentComponent')</text:p>
          </table:table-cell>
          <table:table-cell table:style-name="ce211"/>
          <table:table-cell table:style-name="ce292"/>
          <table:table-cell table:style-name="ce17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dev tools)</text:p>
          </table:table-cell>
          <table:table-cell table:style-name="ce221" table:number-columns-repeated="3"/>
          <table:table-cell table:style-name="ce17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redux-thunk</text:p>
          </table:table-cell>
          <table:table-cell table:style-name="ce221" table:number-columns-repeated="3"/>
          <table:table-cell table:style-name="ce292"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98"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21"/>
          <table:table-cell table:style-name="ce269"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12" office:value-type="string" calcext:value-type="string">
            <text:p>action</text:p>
          </table:table-cell>
          <table:table-cell table:style-name="ce221" office:value-type="string" calcext:value-type="string">
            <text:p>action</text:p>
          </table:table-cell>
          <table:table-cell table:style-name="ce221" office:value-type="string" calcext:value-type="string">
            <text:p>actionCreator'</text:p>
          </table:table-cell>
          <table:table-cell table:style-name="ce221" table:number-columns-repeated="2"/>
          <table:table-cell table:style-name="ce292" office:value-type="string" calcext:value-type="string">
            <text:p>export const SAVE_MOVIE = 'SAVE_MOVIE'</text:p>
            <text:p/>
            <text:p>export function saveMovie(movie) {</text:p>
            <text:p>  return ({</text:p>
            <text:p>    type: SAVE_MOVIE,</text:p>
            <text:p>    movie,</text:p>
            <text:p>  })</text:p>
            <text:p>}</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compose(thunk, devTools))</text:p>
          </table:table-cell>
          <table:table-cell table:style-name="ce221" table:number-columns-repeated="2"/>
          <table:table-cell table:style-name="ce292"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Ação assincrona</text:p>
          </table:table-cell>
          <table:table-cell table:style-name="ce221" office:value-type="string" calcext:value-type="string">
            <text:p>função assincrona para fetch</text:p>
          </table:table-cell>
          <table:table-cell table:style-name="ce221" table:number-columns-repeated="3"/>
          <table:table-cell table:style-name="ce17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Testes</text:p>
          </table:table-cell>
          <table:table-cell table:style-name="ce221"/>
          <table:table-cell table:style-name="ce221" office:value-type="string" calcext:value-type="string">
            <text:p>renderWithRedux</text:p>
          </table:table-cell>
          <table:table-cell table:style-name="ce221" office:value-type="string" calcext:value-type="string">
            <text:p>Função para permitir renderização com o redux state habilitado</text:p>
          </table:table-cell>
          <table:table-cell table:style-name="ce221"/>
          <table:table-cell table:style-name="ce292"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23" office:value-type="string" calcext:value-type="string">
            <text:p>reducer</text:p>
          </table:table-cell>
          <table:table-cell table:style-name="ce221" office:value-type="string" calcext:value-type="string">
            <text:p>reducer</text:p>
          </table:table-cell>
          <table:table-cell table:style-name="ce221" table:number-columns-repeated="2"/>
          <table:table-cell table:style-name="ce292"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Store</text:p>
          </table:table-cell>
          <table:table-cell table:style-name="ce221" office:value-type="string" calcext:value-type="string">
            <text:p>Compose</text:p>
          </table:table-cell>
          <table:table-cell table:style-name="ce221" table:number-columns-repeated="2"/>
          <table:table-cell table:style-name="ce292"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 OR n on that positio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ext:p>
          </table:table-cell>
          <table:table-cell table:style-name="ce228" office:value-type="string" calcext:value-type="string">
            <text:p>wildcard</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nything BUT A or 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c]</text:p>
          </table:table-cell>
          <table:table-cell table:style-name="ce232" office:value-type="string" calcext:value-type="string">
            <text:p>Accept any letter character between a and c</text:p>
            <text:p>CASE SENSITIVE</text:p>
            <text:p>works with numbers to</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3}</text:p>
          </table:table-cell>
          <table:table-cell table:style-name="ce228" office:value-type="string" calcext:value-type="string">
            <text:p>Accept inputs where the a is repeated 3 times</text:p>
          </table:table-cell>
          <table:table-cell table:style-name="ce232" office:value-type="string" calcext:value-type="string">
            <text:p>accept wildcard</text:p>
            <text:p>.{2,6}</text:p>
            <text:p>OU SEJA</text:p>
            <text:p>Accept any character that repeats between 2 and 6 times</text:p>
          </table:table-cell>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One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zero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b?c</text:p>
          </table:table-cell>
          <table:table-cell table:style-name="ce228" office:value-type="string" calcext:value-type="string">
            <text:p>The character before the ? is optional</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32" office:value-type="string" calcext:value-type="string">
            <text:p>\?</text:p>
            <text:p>\.</text:p>
          </table:table-cell>
          <table:table-cell table:style-name="ce228" office:value-type="string" calcext:value-type="string">
            <text:p>usa o ? ou o . como um "localizador" e não sim como um character</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text:p>
          </table:table-cell>
          <table:table-cell table:style-name="ce228" office:value-type="string" calcext:value-type="string">
            <text:p>tab</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n</text:p>
          </table:table-cell>
          <table:table-cell table:style-name="ce228" office:value-type="string" calcext:value-type="string">
            <text:p>new line</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r</text:p>
          </table:table-cell>
          <table:table-cell table:style-name="ce228" office:value-type="string" calcext:value-type="string">
            <text:p>return</text:p>
          </table:table-cell>
          <table:table-cell table:style-name="ce228"/>
          <table:table-cell table:style-name="ce216"/>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s</text:p>
          </table:table-cell>
          <table:table-cell table:style-name="ce228" office:value-type="string" calcext:value-type="string">
            <text:p>Any type of white space (tab, new line, return)</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d</text:p>
          </table:table-cell>
          <table:table-cell table:style-name="ce228" office:value-type="string" calcext:value-type="string">
            <text:p>digit</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INICIO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fim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file.)\.</text:p>
          </table:table-cell>
          <table:table-cell table:style-name="ce163" office:value-type="string" calcext:value-type="string">
            <text:p>grupo</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w</text:p>
          </table:table-cell>
          <table:table-cell table:style-name="ce163" office:value-type="string" calcext:value-type="string">
            <text:p>alfabeticos</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text:p>
          </table:table-cell>
          <table:table-cell table:style-name="ce163" office:value-type="string" calcext:value-type="string">
            <text:p>OR, use inside group ()</text:p>
          </table:table-cell>
          <table:table-cell table:style-name="ce163"/>
          <table:table-cell table:number-columns-repeated="1018"/>
        </table:table-row>
        <table:table-row table:style-name="ro13">
          <table:table-cell office:value-type="string" calcext:value-type="string">
            <text:p>Unix</text:p>
          </table:table-cell>
          <table:table-cell/>
          <table:table-cell table:style-name="ce219"/>
          <table:table-cell table:style-name="ce219" office:value-type="string" calcext:value-type="string">
            <text:p>ls</text:p>
          </table:table-cell>
          <table:table-cell table:style-name="ce226" office:value-type="string" calcext:value-type="string">
            <text:p>listar arquivos e diretórios</text:p>
          </table:table-cell>
          <table:table-cell table:style-name="ce208"/>
          <table:table-cell table:style-name="ce226" office:value-type="string" calcext:value-type="string">
            <text:p>ls 'path'</text:p>
          </table:table-cell>
          <table:table-cell/>
          <table:table-cell table:style-name="ce226"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a</text:p>
          </table:table-cell>
          <table:table-cell table:style-name="ce226" office:value-type="string" calcext:value-type="string">
            <text:p>listar todos os arquivos e diretórios ocultos também</text:p>
          </table:table-cell>
          <table:table-cell table:style-name="ce208"/>
          <table:table-cell table:style-name="ce226" office:value-type="string" calcext:value-type="string">
            <text:p>ls -a 'path'</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l</text:p>
          </table:table-cell>
          <table:table-cell table:style-name="ce226" office:value-type="string" calcext:value-type="string">
            <text:p>(longo) listar os arquivos de forma mais detalhada</text:p>
          </table:table-cell>
          <table:table-cell table:style-name="ce226" office:value-type="string" calcext:value-type="string">
            <text:p>Permissões:</text:p>
            <text:p>Arquivos: R, W, X -&gt; Read, Write, Ex</text:p>
            <text:p>Pasta: R, W, X -&gt; list files, Move / delet, Read files</text:p>
          </table:table-cell>
          <table:table-cell table:style-name="ce226" office:value-type="string" calcext:value-type="string">
            <text:p>permissões:</text:p>
            <text:p/>
            <text:p>XXX       XXX       XXX</text:p>
            <text:p>Owner   Grupo   Outros</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kdir</text:p>
          </table:table-cell>
          <table:table-cell table:style-name="ce226" office:value-type="string" calcext:value-type="string">
            <text:p>criar um diretório</text:p>
          </table:table-cell>
          <table:table-cell table:style-name="ce208"/>
          <table:table-cell table:style-name="ce226" office:value-type="string" calcext:value-type="string">
            <text:p>mkdir 'dirname'</text:p>
          </table:table-cell>
          <table:table-cell/>
          <table:table-cell table:style-name="ce226"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d</text:p>
          </table:table-cell>
          <table:table-cell table:style-name="ce226" office:value-type="string" calcext:value-type="string">
            <text:p>mude para o diretório nomeado</text:p>
          </table:table-cell>
          <table:table-cell table:style-name="ce208"/>
          <table:table-cell table:style-name="ce226" office:value-type="string" calcext:value-type="string">
            <text:p>cd 'path'</text:p>
          </table:table-cell>
          <table:table-cell/>
          <table:table-cell table:style-name="ce208"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pwd</text:p>
          </table:table-cell>
          <table:table-cell table:style-name="ce226" office:value-type="string" calcext:value-type="string">
            <text:p>exibe o caminho do diretório atual</text:p>
          </table:table-cell>
          <table:table-cell table:style-name="ce208"/>
          <table:table-cell table:style-name="ce226" office:value-type="string" calcext:value-type="string">
            <text:p>pwd</text:p>
          </table:table-cell>
          <table:table-cell/>
          <table:table-cell table:style-name="ce208"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p</text:p>
          </table:table-cell>
          <table:table-cell table:style-name="ce226" office:value-type="string" calcext:value-type="string">
            <text:p>copiar arquivo</text:p>
          </table:table-cell>
          <table:table-cell table:style-name="ce208"/>
          <table:table-cell table:style-name="ce226" office:value-type="string" calcext:value-type="string">
            <text:p>cp 'arq' 'new arquive name' / 'path'</text:p>
          </table:table-cell>
          <table:table-cell/>
          <table:table-cell table:style-name="ce208"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v</text:p>
          </table:table-cell>
          <table:table-cell table:style-name="ce226" office:value-type="string" calcext:value-type="string">
            <text:p>mover arquivo</text:p>
          </table:table-cell>
          <table:table-cell table:style-name="ce208"/>
          <table:table-cell table:style-name="ce226" office:value-type="string" calcext:value-type="string">
            <text:p>mv 'arq' 'path</text:p>
          </table:table-cell>
          <table:table-cell/>
          <table:table-cell table:style-name="ce208"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text:p>
          </table:table-cell>
          <table:table-cell table:style-name="ce226" office:value-type="string" calcext:value-type="string">
            <text:p>remover arquivo</text:p>
          </table:table-cell>
          <table:table-cell table:style-name="ce208"/>
          <table:table-cell table:style-name="ce226" office:value-type="string" calcext:value-type="string">
            <text:p>rm 'arq'</text:p>
          </table:table-cell>
          <table:table-cell/>
          <table:table-cell table:style-name="ce208"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dir</text:p>
          </table:table-cell>
          <table:table-cell table:style-name="ce226" office:value-type="string" calcext:value-type="string">
            <text:p>remover diretório</text:p>
          </table:table-cell>
          <table:table-cell table:style-name="ce208"/>
          <table:table-cell table:style-name="ce226" office:value-type="string" calcext:value-type="string">
            <text:p>rmdir 'arq'</text:p>
          </table:table-cell>
          <table:table-cell/>
          <table:table-cell table:style-name="ce208"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rm option</text:p>
          </table:table-cell>
          <table:table-cell table:style-name="ce219" office:value-type="string" calcext:value-type="string">
            <text:p>r</text:p>
          </table:table-cell>
          <table:table-cell table:style-name="ce226" office:value-type="string" calcext:value-type="string">
            <text:p>forçar remoção de diretório</text:p>
          </table:table-cell>
          <table:table-cell table:style-name="ce208"/>
          <table:table-cell table:style-name="ce226" office:value-type="string" calcext:value-type="string">
            <text:p>rmdir -r</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at</text:p>
          </table:table-cell>
          <table:table-cell table:style-name="ce226" office:value-type="string" calcext:value-type="string">
            <text:p>Exibir conteúdo do arquivo</text:p>
          </table:table-cell>
          <table:table-cell table:style-name="ce208"/>
          <table:table-cell table:style-name="ce226" office:value-type="string" calcext:value-type="string">
            <text:p>cat 'arq'</text:p>
          </table:table-cell>
          <table:table-cell/>
          <table:table-cell table:style-name="ce208"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less</text:p>
          </table:table-cell>
          <table:table-cell table:style-name="ce226" office:value-type="string" calcext:value-type="string">
            <text:p>Exibir conteúdo do arquivo separado em pgs</text:p>
          </table:table-cell>
          <table:table-cell table:style-name="ce208"/>
          <table:table-cell table:style-name="ce226" office:value-type="string" calcext:value-type="string">
            <text:p>less 'arq'</text:p>
          </table:table-cell>
          <table:table-cell/>
          <table:table-cell table:style-name="ce208"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head</text:p>
          </table:table-cell>
          <table:table-cell table:style-name="ce226" office:value-type="string" calcext:value-type="string">
            <text:p>Exibir as primeiras 10 linhas do arquivo</text:p>
          </table:table-cell>
          <table:table-cell table:style-name="ce208"/>
          <table:table-cell table:style-name="ce226" office:value-type="string" calcext:value-type="string">
            <text:p>head 'arq'</text:p>
          </table:table-cell>
          <table:table-cell/>
          <table:table-cell table:style-name="ce208"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head opt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head -5 / head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tail</text:p>
          </table:table-cell>
          <table:table-cell table:style-name="ce226" office:value-type="string" calcext:value-type="string">
            <text:p>exibir as últimas 10 linhas do arquivo</text:p>
          </table:table-cell>
          <table:table-cell table:style-name="ce208"/>
          <table:table-cell table:style-name="ce226" office:value-type="string" calcext:value-type="string">
            <text:p>tail 'arq'</text:p>
          </table:table-cell>
          <table:table-cell/>
          <table:table-cell table:style-name="ce208"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tail opr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tail -5 / tail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grep</text:p>
          </table:table-cell>
          <table:table-cell table:style-name="ce239" office:value-type="string" calcext:value-type="string">
            <text:p>﻿pesquisar palavras-chave em um arquivo</text:p>
          </table:table-cell>
          <table:table-cell table:style-name="ce208"/>
          <table:table-cell table:style-name="ce226" office:value-type="string" calcext:value-type="string">
            <text:p>grep 'pal_chave' '/arq'</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grep option</text:p>
          </table:table-cell>
          <table:table-cell table:style-name="ce219" office:value-type="string" calcext:value-type="string">
            <text:p>i</text:p>
          </table:table-cell>
          <table:table-cell table:style-name="ce239" office:value-type="string" calcext:value-type="string">
            <text:p>ignorar o case sensitivity</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v</text:p>
          </table:table-cell>
          <table:table-cell table:style-name="ce290" office:value-type="string" calcext:value-type="string">
            <text:p>Display those lines that do NOT match</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n</text:p>
          </table:table-cell>
          <table:table-cell table:style-name="ce290" office:value-type="string" calcext:value-type="string">
            <text:p>precede each matching line with the line number</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08" office:value-type="string" calcext:value-type="string">
            <text:p>c</text:p>
          </table:table-cell>
          <table:table-cell table:style-name="ce239" office:value-type="string" calcext:value-type="string">
            <text:p>print only the total count of matched lines</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wc</text:p>
          </table:table-cell>
          <table:table-cell table:style-name="ce290" office:value-type="string" calcext:value-type="string">
            <text:p>conte o número de linhas / palavras / caracteres no arquivo</text:p>
          </table:table-cell>
          <table:table-cell table:style-name="ce219" office:value-type="string" calcext:value-type="string">
            <text:p>lines words characteres</text:p>
          </table:table-cell>
          <table:table-cell table:style-name="ce219"/>
          <table:table-cell/>
          <table:table-cell table:style-name="ce208"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qualquer número de caracteres</text:p>
            <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um caractere</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ouch</text:p>
          </table:table-cell>
          <table:table-cell table:style-name="ce290" office:value-type="string" calcext:value-type="string">
            <text:p>criar um arquiv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cat &gt; </text:p>
          </table:table-cell>
          <table:table-cell table:style-name="ce290" office:value-type="string" calcext:value-type="string">
            <text:p>Criar um arquivo direcionando o input para o mesm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ort</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who</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chmod</text:p>
          </table:table-cell>
          <table:table-cell/>
          <table:table-cell table:style-name="ce216"/>
          <table:table-cell table:number-columns-repeated="1018"/>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19" office:value-type="string" calcext:value-type="string">
            <text:p>a</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19" office:value-type="string" calcext:value-type="string">
            <text:p>Sleep</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B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job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kill option</text:p>
          </table:table-cell>
          <table:table-cell table:style-name="ce219" office:value-type="float" office:value="9" calcext:value-type="float">
            <text:p>9</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f</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7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7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3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7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7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7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7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71" office:value-type="string" calcext:value-type="string">
            <text:p>DELETE FROM banco_de_dados.tabela</text:p>
            <text:p>WHERE coluna = 'valor'</text:p>
            <text:p>-- O WHERE é opcional. Porém, sem ele, todas as linhas da tabela seriam excluídas.</text:p>
          </table:table-cell>
          <table:table-cell/>
          <table:table-cell table:style-name="ce17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7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7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14" office:value-type="string" calcext:value-type="string">
            <text:p>all commands</text:p>
          </table:table-cell>
          <table:table-cell/>
          <table:table-cell table:style-name="ce17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14" office:value-type="string" calcext:value-type="string">
            <text:p>Extra</text:p>
          </table:table-cell>
          <table:table-cell table:style-name="ce214"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7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7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unt()</text:p>
          </table:table-cell>
          <table:table-cell office:value-type="string" calcext:value-type="string">
            <text:p>Contar a quantidade de retornos</text:p>
          </table:table-cell>
          <table:table-cell/>
          <table:table-cell table:style-name="ce17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FFSET</text:p>
          </table:table-cell>
          <table:table-cell office:value-type="string" calcext:value-type="string">
            <text:p>Criar paginação do retorno da query</text:p>
          </table:table-cell>
          <table:table-cell table:style-name="ce17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7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IN</text:p>
          </table:table-cell>
          <table:table-cell table:style-name="ce17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71" office:value-type="string" calcext:value-type="string">
            <text:p>SELECT name, population FROM world</text:p>
            <text:p>  WHERE name IN ('Brazil', 'Russia', 'India', 'China');</text:p>
          </table:table-cell>
          <table:table-cell table:style-name="ce17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7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operators</text:p>
          </table:table-cell>
          <table:table-cell table:style-name="ce17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7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XOR</text:p>
          </table:table-cell>
          <table:table-cell table:style-name="ce17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7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LIKE</text:p>
          </table:table-cell>
          <table:table-cell office:value-type="string" calcext:value-type="string">
            <text:p>tipo regex para busca</text:p>
          </table:table-cell>
          <table:table-cell table:style-name="ce17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text:p>
          </table:table-cell>
          <table:table-cell office:value-type="string" calcext:value-type="string">
            <text:p>Fazer busca em uma coluna com data em formato específico</text:p>
          </table:table-cell>
          <table:table-cell table:style-name="ce17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7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27"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 IGNORE</text:p>
          </table:table-cell>
          <table:table-cell table:number-columns-repeated="2"/>
          <table:table-cell table:style-name="ce17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7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CASE</text:p>
          </table:table-cell>
          <table:table-cell office:value-type="string" calcext:value-type="string">
            <text:p>Switch casa</text:p>
          </table:table-cell>
          <table:table-cell/>
          <table:table-cell table:style-name="ce17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14"/>
          <table:table-cell table:number-columns-repeated="2" table:style-name="ce214" office:value-type="string" calcext:value-type="string">
            <text:p>Queries - order of importance</text:p>
          </table:table-cell>
          <table:table-cell table:style-name="ce17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BSTRING()</text:p>
          </table:table-cell>
          <table:table-cell table:style-name="ce171" office:value-type="string" calcext:value-type="string">
            <text:p>Extrai parte de uma string de acordo com o índice de um caractere inicial</text:p>
            <text:p>-- e a quantidade de caracteres a extrair</text:p>
          </table:table-cell>
          <table:table-cell table:style-name="ce171" office:value-type="string" calcext:value-type="string">
            <text:p>Se a quantidade de caracteres a extrair não for definida,</text:p>
            <text:p>-- então a string será extraída do índice inicial definido, até o seu final</text:p>
          </table:table-cell>
          <table:table-cell table:style-name="ce17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7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Operadores</text:p>
          </table:table-cell>
          <table:table-cell table:style-name="ce214" office:value-type="string" calcext:value-type="string">
            <text:p>+, -, /, *, DIV, MOD</text:p>
          </table:table-cell>
          <table:table-cell table:style-name="ce17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text:p>
          </table:table-cell>
          <table:table-cell table:style-name="ce171" office:value-type="string" calcext:value-type="string">
            <text:p>agrupar o resultado em uma ou mais colunas</text:p>
            <text:p>Em outras palavras, o GROUP BY removerá duplicações.</text:p>
          </table:table-cell>
          <table:table-cell table:style-name="ce17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71" office:value-type="string" calcext:value-type="string">
            <text:p>SELECT coluna(s) FROM tabela</text:p>
            <text:p>GROUP BY coluna(s);</text:p>
          </table:table-cell>
          <table:table-cell table:style-name="ce17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7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7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text:p>
          </table:table-cell>
          <table:table-cell office:value-type="string" calcext:value-type="string">
            <text:p>Agregar as informações de duas tabelas.</text:p>
          </table:table-cell>
          <table:table-cell table:style-name="ce171" office:value-type="string" calcext:value-type="string">
            <text:p>SEM DUPLICATAS</text:p>
            <text:p>Deve-se retornar a mesma quantidade de colunas das duas tableas</text:p>
          </table:table-cell>
          <table:table-cell table:style-name="ce17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SUBQUERY</text:p>
          </table:table-cell>
          <table:table-cell table:style-name="ce214" office:value-type="string" calcext:value-type="string">
            <text:p>SUBQUERIES</text:p>
          </table:table-cell>
          <table:table-cell/>
          <table:table-cell table:style-name="ce17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INNER JOIN</text:p>
          </table:table-cell>
          <table:table-cell office:value-type="string" calcext:value-type="string">
            <text:p>Unir os resultados de duas tabelas (FK)</text:p>
          </table:table-cell>
          <table:table-cell/>
          <table:table-cell table:style-name="ce17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7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SELF JOIN</text:p>
          </table:table-cell>
          <table:table-cell office:value-type="string" calcext:value-type="string">
            <text:p>a regular join, but the table is joined with itself.</text:p>
          </table:table-cell>
          <table:table-cell/>
          <table:table-cell table:style-name="ce17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 ALL</text:p>
          </table:table-cell>
          <table:table-cell office:value-type="string" calcext:value-type="string">
            <text:p>Agregar as informações de duas tabelas.</text:p>
          </table:table-cell>
          <table:table-cell table:style-name="ce17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EXISTS</text:p>
          </table:table-cell>
          <table:table-cell table:style-name="ce214"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14"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1">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1">apps:</text:span></text:p>
            <text:p/>
            <text:p><text:span text:style-name="T1">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22">
          <table:table-cell office:value-type="string" calcext:value-type="string">
            <text:p>SOLID</text:p>
          </table:table-cell>
          <table:table-cell table:number-columns-repeated="2" office:value-type="string" calcext:value-type="string">
            <text:p>Conceito</text:p>
          </table:table-cell>
          <table:table-cell office:value-type="string" calcext:value-type="string">
            <text:p>S</text:p>
          </table:table-cell>
          <table:table-cell office:value-type="string" calcext:value-type="string">
            <text:p>Single responsability principle</text:p>
          </table:table-cell>
          <table:table-cell office:value-type="string" calcext:value-type="string">
            <text:p>uma classe ou função deve ter uma, e apenas uma, tarefa a realizar dentro do seu código;</text:p>
          </table:table-cell>
          <table:table-cell office:value-type="string" calcext:value-type="string">
            <text:p>BAD:</text:p>
            <text:p/>
            <text:p>function setApproved(students) {</text:p>
            <text:p>  const studentsWithLetterGrade = students.map(student =&gt; {</text:p>
            <text:p>    const disciplinesWithLetterGrade = student.disciplines.map(discipline =&gt; {</text:p>
            <text:p>      if (discipline.grade &gt;= 0.9) discipline["letterGrade"] = "A";</text:p>
            <text:p>      else if (discipline.grade &gt;= 0.8) discipline["letterGrade"] = "B";</text:p>
            <text:p>      else if (discipline.grade &gt;= 0.7) discipline["letterGrade"] = "C";</text:p>
            <text:p>      else if (discipline.grade &gt;= 0.6) discipline["letterGrade"] = "D";</text:p>
            <text:p>      else if (discipline.grade &gt;= 0.1) discipline["letterGrade"] = "E";</text:p>
            <text:p>      else discipline["letterGrade"] = "F";</text:p>
            <text:p/>
            <text:p>      return discipline;</text:p>
            <text:p>    });</text:p>
            <text:p/>
            <text:p>    return {</text:p>
            <text:p>      name: student.name,</text:p>
            <text:p>      disciplines: disciplinesWithLetterGrade</text:p>
            <text:p>    };</text:p>
            <text:p>  });</text:p>
            <text:p/>
            <text:p>  const approvedStudents = studentsWithLetterGrade.filter(({ disciplines }) =&gt;</text:p>
            <text:p>    disciplines.every(discipline =&gt; discipline.grade &gt; 0.7)</text:p>
            <text:p>  );</text:p>
            <text:p/>
            <text:p>  /* Finja que o console.log é algo que atualiza uma base de dados */</text:p>
            <text:p>  approvedStudents.map(({ name, disciplines }) =&gt; {</text:p>
            <text:p>    console.log(`A pessoa com nome ${name} foi aprovada!`);</text:p>
            <text:p>    disciplines.map(({ name, letterGrade }) =&gt;</text:p>
            <text:p>      console.log(`${name}: ${letterGrade}`)</text:p>
            <text:p>    );</text:p>
            <text:p>  });</text:p>
            <text:p>}</text:p>
            <text:p/>
            <text:p>/* Abaixo temos um exemplo de execução */</text:p>
            <text:p>const students = [</text:p>
            <text:p>  {</text:p>
            <text:p>    name: "Lee",</text:p>
            <text:p>    disciplines: [</text:p>
            <text:p>      { name: "matemática", grade: 0.8 },</text:p>
            <text:p>      { name: "história", grade: 0.6 }</text:p>
            <text:p>    ]</text:p>
            <text:p>  },</text:p>
            <text:p>  {</text:p>
            <text:p>    name: "Clementine",</text:p>
            <text:p>    disciplines: [</text:p>
            <text:p>      { name: "matemática", grade: 0.8 },</text:p>
            <text:p>      { name: "história", grade: 0.9 }</text:p>
            <text:p>    ]</text:p>
            <text:p>  }</text:p>
            <text:p>];</text:p>
            <text:p/>
            <text:p>setApproved(students);</text:p>
            <text:p/>
            <text:p>___</text:p>
            <text:p/>
            <text:p>BETTER:</text:p>
            <text:p/>
            <text:p>/* "Converter" */</text:p>
            <text:p>const percentageGradesIntoLetters = ({ name, disciplines }) =&gt; ({</text:p>
            <text:p>  name,</text:p>
            <text:p>  disciplines: disciplines.map(({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  })</text:p>
            <text:p>});</text:p>
            <text:p/>
            <text:p>/* "Determinar" */</text:p>
            <text:p>const approvedStudents = ({ disciplines }) =&gt;</text:p>
            <text:p>  disciplines.every(({ grade }) =&gt; grade &gt; 0.7);</text:p>
            <text:p/>
            <text:p>/* "Atualizar" */</text:p>
            <text:p>const updateApprovalData = ({ name, disciplines }) =&gt; {</text:p>
            <text:p>  console.log(`A pessoa com nome ${name} foi aprovada!`);</text:p>
            <text:p/>
            <text:p>  disciplines.map(({ name, letterGrade }) =&gt;</text:p>
            <text:p>    console.log(`${name}: ${letterGrade}`)</text:p>
            <text:p>  );</text:p>
            <text:p>};</text:p>
            <text:p/>
            <text:p>function setApproved(students) {</text:p>
            <text:p>  students</text:p>
            <text:p>    .map(percentageGradesIntoLetters)</text:p>
            <text:p>    .filter(approvedStudents)</text:p>
            <text:p>    .map(updateApprovalData);</text:p>
            <text:p>}</text:p>
            <text:p/>
            <text:p>/* Abaixo temos um exemplo de execução */</text:p>
            <text:p>// …</text:p>
            <text:p/>
            <text:p>___</text:p>
            <text:p/>
            <text:p>EVEN BETTER:</text:p>
            <text:p/>
            <text:p>const getLetterGrades = ({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text:p>
            <text:p/>
            <text:p>const percentageGradesIntoLetters = ({ name, disciplines }) =&gt; ({</text:p>
            <text:p>  name,</text:p>
            <text:p>  disciplines: disciplines.map(getLetterGrades)</text:p>
            <text:p>});</text:p>
            <text:p/>
            <text:p>// …</text:p>
            <text:p/>
            <text:p/>
            <text:p/>
            <text:p/>
          </table:table-cell>
          <table:table-cell table:number-columns-repeated="1017"/>
        </table:table-row>
        <table:table-row table:style-name="ro23">
          <table:table-cell office:value-type="string" calcext:value-type="string">
            <text:p>SOLID</text:p>
          </table:table-cell>
          <table:table-cell table:number-columns-repeated="2" office:value-type="string" calcext:value-type="string">
            <text:p>Conceito</text:p>
          </table:table-cell>
          <table:table-cell office:value-type="string" calcext:value-type="string">
            <text:p>O</text:p>
          </table:table-cell>
          <table:table-cell office:value-type="string" calcext:value-type="string">
            <text:p>Open / closed principle</text:p>
          </table:table-cell>
          <table:table-cell office:value-type="string" calcext:value-type="string">
            <text:p>Escrever classes com funções que estão abertas para extensão e fechadas para modificação.</text:p>
            <text:p/>
            <text:p> você deve ser capaz de estender um comportamento de uma função sem modificar seus comportamentos já existentes;</text:p>
            <text:p/>
          </table:table-cell>
          <table:table-cell office:value-type="string" calcext:value-type="string">
            <text:p>// ...</text:p>
            <text:p/>
            <text:p>const percentageGradesIntoLetters = ({ name, school, disciplines }) =&gt; ({</text:p>
            <text:p>  name,</text:p>
            <text:p>  school,</text:p>
            <text:p>  disciplines: disciplines.map(getLetterGrades)</text:p>
            <text:p>});</text:p>
            <text:p/>
            <text:p>const approvedStudents = ({ school, disciplines }) =&gt;</text:p>
            <text:p>  disciplines.every(({ grade }) =&gt;</text:p>
            <text:p>    school == "Standard" ? grade &gt;= 0.7 : grade &gt;= 0.8</text:p>
            <text:p>  );</text:p>
            <text:p/>
            <text:p>// ...</text:p>
            <text:p/>
            <text:p>const students = [</text:p>
            <text:p>  {</text:p>
            <text:p>    name: "Lee",</text:p>
            <text:p>    school: "Standard",</text:p>
            <text:p>    disciplines: [</text:p>
            <text:p>      { name: "matemática", grade: 0.8 },</text:p>
            <text:p>      { name: "história", grade: 0.9 }</text:p>
            <text:p>    ]</text:p>
            <text:p>  },</text:p>
            <text:p>  {</text:p>
            <text:p>    name: "Albus",</text:p>
            <text:p>    school: "Hogwarts",</text:p>
            <text:p>    disciplines: [</text:p>
            <text:p>      { name: "divination", grade: 0.8 },</text:p>
            <text:p>      { name: "potions", grade: 0.9 }</text:p>
            <text:p>    ]</text:p>
            <text:p>  }</text:p>
            <text:p>];</text:p>
            <text:p/>
            <text:p>setApproved(students);</text:p>
            <text:p/>
            <text:p>const SCHOOL_DATA = {</text:p>
            <text:p>  Standard: {</text:p>
            <text:p>    approvalGrade: 0.7</text:p>
            <text:p>  },</text:p>
            <text:p>  Hogwarts: {</text:p>
            <text:p>    approvalGrade: 0.8</text:p>
            <text:p>  }</text:p>
            <text:p>};</text:p>
            <text:p/>
            <text:p>___</text:p>
            <text:p/>
            <text:p>// ...</text:p>
            <text:p/>
            <text:p>const approvedStudents = ({ school, disciplines }) =&gt; {</text:p>
            <text:p>  const { approvalGrade } = SCHOOL_DATA[`${school}`];</text:p>
            <text:p/>
            <text:p>  return disciplines.every(({ grade }) =&gt; grade &gt;= approvalGrade);</text:p>
            <text:p>};</text:p>
            <text:p/>
            <text:p>// ...</text:p>
            <text:p/>
            <text:p/>
          </table:table-cell>
          <table:table-cell table:number-columns-repeated="1017"/>
        </table:table-row>
        <table:table-row table:style-name="ro24">
          <table:table-cell office:value-type="string" calcext:value-type="string">
            <text:p>SOLID</text:p>
          </table:table-cell>
          <table:table-cell table:number-columns-repeated="2" office:value-type="string" calcext:value-type="string">
            <text:p>Conceito</text:p>
          </table:table-cell>
          <table:table-cell office:value-type="string" calcext:value-type="string">
            <text:p>L</text:p>
          </table:table-cell>
          <table:table-cell office:value-type="string" calcext:value-type="string">
            <text:p>Dependency inversion principle</text:p>
          </table:table-cell>
          <table:table-cell office:value-type="string" calcext:value-type="string">
            <text:p>Injetar dependências para dar a quem chama, o controle sobre como uma função faz o que precisa</text:p>
            <text:p/>
            <text:p>objetos em um programa devem ser substituíveis por instâncias de seus subtipos, sem alterar a funcionalidade do programa;</text:p>
          </table:table-cell>
          <table:table-cell table:style-name="Default" office:value-type="string" calcext:value-type="string">
            <text:p>const fetch = require('node-fetch');</text:p>
            <text:p/>
            <text:p>const url = 'https://icanhazdadjoke.com';</text:p>
            <text:p/>
            <text:p>const requestWithFetch = () =&gt; {</text:p>
            <text:p>  fetch(url, {</text:p>
            <text:p>    headers: new fetch.Headers({</text:p>
            <text:p>      Accept: 'application/json',</text:p>
            <text:p>    }),</text:p>
            <text:p>  })</text:p>
            <text:p>    .then((response) =&gt; response.json())</text:p>
            <text:p>    .then((data) =&gt; console.log(data.joke))</text:p>
            <text:p>    .catch((err) =&gt; console.log(err));</text:p>
            <text:p>};</text:p>
            <text:p/>
            <text:p>const getJokes = (numberOfJokes) =&gt; {</text:p>
            <text:p>  for (let i = 0; i &lt; numberOfJokes; i += 1) requestWithFetch();</text:p>
            <text:p>};</text:p>
            <text:p/>
            <text:p>GetJokes(5);</text:p>
            <text:p/>
            <text:p>___</text:p>
            <text:p/>
            <text:p>Problema resolvido! Mas agora vamos pensar na questão que está nos acompanhando por todo o dia de hoje: como podemos reusar esse código no futuro para outros contextos sem alterar o código que já existe? Olhe para esse nosso exemplo: aí, estamos usando o fetch para fazer uma requisição à API. A função depende do fetch para funcionar. O fetch , portanto, é uma dependência da função! E o que seria, então, a inversão de dependência? Conforme foi dito lá em cima</text:p>
            <text:p>Quem usa uma função deve ser capaz de determinar quais outros módulos ela usa em sua lógica.</text:p>
            <text:p>Em outras palavras, "quem usa decide como se usa". Como assim? Imagine que, no futuro, decide-se abolir o uso de fetch no seu projeto em favor do axios . Não queremos alterar o nosso código antigo (vai que ele quebra 😬), mas código novo deve vir com a API nova.</text:p>
            <text:p>Só que nós queremos usar a nossa função getJokes numa funcionalidade nova que estamos fazendo, mas sem utilizar o fetch ! Como fazemos? Assim:</text:p>
            <text:p/>
            <text:p>___</text:p>
            <text:p/>
            <text:p>const axios = require('axios').default;</text:p>
            <text:p>const fetch = require('node-fetch');</text:p>
            <text:p/>
            <text:p>const url = 'https://icanhazdadjoke.com';</text:p>
            <text:p/>
            <text:p>const requestWithAxios = () =&gt; {</text:p>
            <text:p>  axios</text:p>
            <text:p>    .get(url, {</text:p>
            <text:p>      headers: { Accept: 'text/plain' },</text:p>
            <text:p>    })</text:p>
            <text:p>    .then((response) =&gt; console.log(response.data));</text:p>
            <text:p>};</text:p>
            <text:p/>
            <text:p>// const requestWithFetch = () =&gt; {</text:p>
            <text:p>// ...</text:p>
            <text:p/>
            <text:p>const getOneJoke = (numberOfJokes, jokeRequester = requestWithFetch) =&gt; {</text:p>
            <text:p>  for (let i = 0; i &lt; numberOfJokes; i += 1) jokeRequester();</text:p>
            <text:p>};</text:p>
            <text:p/>
            <text:p>getOneJoke(5, requestWithAxios);</text:p>
            <text:p/>
            <text:p/>
          </table:table-cell>
          <table:table-cell table:number-columns-repeated="57"/>
          <table:table-cell table:style-name="ce81" table:number-columns-repeated="960"/>
        </table:table-row>
        <table:table-row table:style-name="ro7">
          <table:table-cell office:value-type="string" calcext:value-type="string">
            <text:p>SOLID</text:p>
          </table:table-cell>
          <table:table-cell table:number-columns-repeated="2" office:value-type="string" calcext:value-type="string">
            <text:p>Conceito</text:p>
          </table:table-cell>
          <table:table-cell office:value-type="string" calcext:value-type="string">
            <text:p>I</text:p>
          </table:table-cell>
          <table:table-cell office:value-type="string" calcext:value-type="string">
            <text:p>I nterface segregation principle </text:p>
          </table:table-cell>
          <table:table-cell office:value-type="string" calcext:value-type="string">
            <text:p>( Princípio da segregação da interface ): muitas interfaces de clientes específicas são melhores do que uma para todos os propósitos;</text:p>
          </table:table-cell>
          <table:table-cell table:number-columns-repeated="1018"/>
        </table:table-row>
        <table:table-row table:style-name="ro5">
          <table:table-cell office:value-type="string" calcext:value-type="string">
            <text:p>SOLID</text:p>
          </table:table-cell>
          <table:table-cell table:number-columns-repeated="2" office:value-type="string" calcext:value-type="string">
            <text:p>Conceito</text:p>
          </table:table-cell>
          <table:table-cell office:value-type="string" calcext:value-type="string">
            <text:p>D</text:p>
          </table:table-cell>
          <table:table-cell office:value-type="string" calcext:value-type="string">
            <text:p>D ependency inversion principle ( Princípio da inversão da dependência ):</text:p>
          </table:table-cell>
          <table:table-cell office:value-type="string" calcext:value-type="string">
            <text:p> deve-se depender de abstrações, não de objetos concretos.</text:p>
            <text:p/>
            <text:p>quem usa uma função deve ser capaz de determinar quais outros módulos ela usa em sua lógica.</text:p>
          </table:table-cell>
          <table:table-cell table:number-columns-repeated="1018"/>
        </table:table-row>
        <table:table-row table:style-name="ro25">
          <table:table-cell office:value-type="string" calcext:value-type="string">
            <text:p>Factory</text:p>
          </table:table-cell>
          <table:table-cell table:number-columns-repeated="2" office:value-type="string" calcext:value-type="string">
            <text:p>Conceito</text:p>
          </table:table-cell>
          <table:table-cell table:number-columns-repeated="3"/>
          <table:table-cell office:value-type="string" calcext:value-type="string">
            <text:p>Const create = (connection, user, e-mail) =&gt; {</text:p>
            <text:p>Connection.execute(‘query’)</text:p>
            <text:p>}</text:p>
            <text:p/>
            <text:p>const factory = (connection) =&gt; {</text:p>
            <text:p>Return {</text:p>
            <text:p>Create: function (user, email) {</text:p>
            <text:p>create(connection, user, e-mail)</text:p>
            <text:p>}</text:p>
            <text:p>}</text:p>
            <text:p/>
            <text:p>Export factory</text:p>
            <text:p/>
            <text:p>___</text:p>
            <text:p/>
            <text:p>&lt;index.js&gt;</text:p>
            <text:p/>
            <text:p>Import UserModel from ‘./userModel’</text:p>
            <text:p>Import conncetion from ‘./connection’</text:p>
            <text:p/>
            <text:p>Const userModal = UserModal.factory(connection)</text:p>
          </table:table-cell>
          <table:table-cell table:number-columns-repeated="1017"/>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Data Mapper</text:p>
          </table:table-cell>
          <table:table-cell office:value-type="string" calcext:value-type="string">
            <text:p>Objeto JS desacoplado ao banco de dados, tendo um mapeador de pessoa no meio do caminho que sabe as operações</text:p>
          </table:table-cell>
          <table:table-cell table:number-columns-repeated="1019"/>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Active Record</text:p>
          </table:table-cell>
          <table:table-cell office:value-type="string" calcext:value-type="string">
            <text:p>Objeto JS acoplado ao banco de dados, tendo tanto as infos quanto as operações</text:p>
          </table:table-cell>
          <table:table-cell table:number-columns-repeated="1019"/>
        </table:table-row>
        <table:table-row table:style-name="ro11">
          <table:table-cell office:value-type="string" calcext:value-type="string">
            <text:p>ORM</text:p>
          </table:table-cell>
          <table:table-cell office:value-type="string" calcext:value-type="string">
            <text:p>Sequelize</text:p>
          </table:table-cell>
          <table:table-cell office:value-type="string" calcext:value-type="string">
            <text:p>Condigurações</text:p>
          </table:table-cell>
          <table:table-cell office:value-type="string" calcext:value-type="string">
            <text:p>Estrutura de pastas</text:p>
          </table:table-cell>
          <table:table-cell/>
          <table:table-cell office:value-type="string" calcext:value-type="string">
            <text:p>config : contém um arquivo de configuração, que "fala" para o CLI como conectar-se com o nosso banco de dados;</text:p>
            <text:p>models : contém todos os modelos da nossa aplicação;</text:p>
            <text:p>migrations : contém todos os arquivos de migração da nossa aplicação;</text:p>
            <text:p>seeders : contém todos os arquivos de "seeds".</text:p>
          </table:table-cell>
          <table:table-cell table:number-columns-repeated="1018"/>
        </table:table-row>
        <table:table-row table:style-name="ro26">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Config.js</text:p>
          </table:table-cell>
          <table:table-cell office:value-type="string" calcext:value-type="string">
            <text:p>Conectando ao banco</text:p>
            <text:p>Agora só nos resta configurar o arquivo config.json gerado pelo init do CLI. Ao alterar esse arquivo, estamos configurando o acesso da aplicação ao nosso banco de dados. Vamos modificar somente o objeto development , não vamos nos preocupar com os demais:</text:p>
          </table:table-cell>
          <table:table-cell/>
          <table:table-cell office:value-type="string" calcext:value-type="string">
            <text:p>{</text:p>
            <text:p>  "development": {</text:p>
            <text:p>    "username": "root",</text:p>
            <text:p>    "password": "",</text:p>
            <text:p>    "database": "orm_example",</text:p>
            <text:p>    "host": "127.0.0.1",</text:p>
            <text:p>    "dialect": "mysql",</text:p>
            <text:p>    "operatorsAliases": false</text:p>
            <text:p>  }</text:p>
            <text:p/>
            <text:p>  // No resto do arquivo você vai encontrar as convenções para conectar o Sequelize em outros ambientes</text:p>
            <text:p>}</text:p>
          </table:table-cell>
          <table:table-cell office:value-type="string" calcext:value-type="string">
            <text:p>Usuário de acesso ao banco de dados;</text:p>
            <text:p>Senha de acesso ao banco de dados;</text:p>
            <text:p>Nome do banco de dados no qual queremos conectar;</text:p>
            <text:p>Host que estamos conectando - por ser local, utilizamos o 127.0.0.1 ;</text:p>
            <text:p>Dialect é, nada mais nada menos, qual banco estamos utilizando. Dito isso, passamos "mysql".</text:p>
            <text:p>operatorsAliases : não precisa se preocupar muito com essa chave, porém, se quiser saber um pouco mais sobre, acessem este link .</text:p>
          </table:table-cell>
          <table:table-cell table:number-columns-repeated="1016"/>
        </table:table-row>
        <table:table-row table:style-name="ro2">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 sequelize <text:a xlink:href="db:create" xlink:type="simple">db:create</text:a></text:p>
          </table:table-cell>
          <table:table-cell office:value-type="string" calcext:value-type="string">
            <text:p>criar DB</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odel / Index.js</text:p>
          </table:table-cell>
          <table:table-cell office:value-type="string" calcext:value-type="string">
            <text:p>Estabelecer instancia de conexão</text:p>
          </table:table-cell>
          <table:table-cell table:number-columns-repeated="1019"/>
        </table:table-row>
        <table:table-row table:style-name="ro11">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model:generate --name NomeDoModel --attributes nomeDoAtributo:string</text:p>
          </table:table-cell>
          <table:table-cell office:value-type="string" calcext:value-type="string">
            <text:p>Criar um model</text:p>
          </table:table-cell>
          <table:table-cell office:value-type="string" calcext:value-type="string">
            <text:p>Os models são a essência do Sequelize. Um model é uma abstração que representa uma linha na tabela em seu banco de dados e diz ao Sequelize várias coisas sobre essa entidade, como o nome da tabela no banco de dados e quais colunas ela possui (e seus tipos de dados). O model pode ser definido de duas formas:</text:p>
            <text:p>Chamando pela função sequelize.define(modelName, attributes, options)</text:p>
            <text:p>Extendendo Model como uma classe e chamando init(attributes, options)</text:p>
            <text:p/>
          </table:table-cell>
          <table:table-cell office:value-type="string" calcext:value-type="string">
            <text:p>Além de gerar o model, ele também gera uma migration que irá criar a tabela no banco de dados. Não se preocupe, vamos aprender sobre as migrations no próximo tópico. Observe que passamos dois parâmetros para o comando:</text:p>
            <text:p>O parâmetro --name se refere ao nome da tabela, mas no singular, pois se refere a uma unidade dos dados, como uma linha no banco ou um objeto no seu código javascript;</text:p>
            <text:p>O parâmetro --attributes se refere ao nome das colunas e os tipos de dados que ela contém. Não é preciso definir todas as colunas neste comando, é possível adicioná-las direto no arquivo model.js gerado e na migration equivalente a este model.</text:p>
          </table:table-cell>
          <table:table-cell table:number-columns-repeated="1017"/>
        </table:table-row>
        <table:table-row table:style-name="ro27">
          <table:table-cell office:value-type="string" calcext:value-type="string">
            <text:p>ORM</text:p>
          </table:table-cell>
          <table:table-cell office:value-type="string" calcext:value-type="string">
            <text:p>Sequelize</text:p>
          </table:table-cell>
          <table:table-cell table:number-columns-repeated="5"/>
          <table:table-cell office:value-type="string" calcext:value-type="string">
            <text:p>Vamos dar um exemplo para ficar mais evidente. Queremos criar uma tabela Users , que contém dados de vários usuários . O que fazemos primeiro é gerar um model que irá representar uma Instância de usuário , ou uma linha na tabela Users no nosso banco (lembre-se, vamos ver a tabela sendo criada no próximo tó</text:p>
            <text:p/>
            <text:p> npx sequelize model:generate --name User --attributes fullname:string</text:p>
            <text:p/>
            <text:p>Depois de rodar este comando, perceba que foi criado um arquivo user.js na pasta model, e na pasta migration foi criado o arquivo 20210310124202-create-user.js (os números, no início do nome do arquivo, significam a data e a hora de criação dele, seguindo o formato yyyy-MM-dd:hh:mm:ss ) . Vamos focar no arquivo user.js por enquanto, perceba que o seguinte código está presente:</text:p>
            <text:p>models/user.js</text:p>
            <text:p/>
            <text:p>___</text:p>
            <text:p/>
            <text:p>OOP:</text:p>
            <text:p>'use strict';</text:p>
            <text:p>const {</text:p>
            <text:p>  Model</text:p>
            <text:p>} = require('sequelize');</text:p>
            <text:p>module.exports = (sequelize, DataTypes) =&gt; {</text:p>
            <text:p>  class User extends Model {</text:p>
            <text:p>    /**</text:p>
            <text:p>     * Helper method for defining associations.</text:p>
            <text:p>     * This method is not a part of Sequelize lifecycle.</text:p>
            <text:p>     * The `models/index` file will call this method automatically.</text:p>
            <text:p>     */</text:p>
            <text:p>    static associate(models) {</text:p>
            <text:p>      // define association here</text:p>
            <text:p>    }</text:p>
            <text:p>  };</text:p>
            <text:p>  User.init({</text:p>
            <text:p>    fullname: DataTypes.STRING</text:p>
            <text:p>  }, {</text:p>
            <text:p>    sequelize,</text:p>
            <text:p>    modelName: 'User',</text:p>
            <text:p>  });</text:p>
            <text:p>  return User;</text:p>
            <text:p>};</text:p>
            <text:p/>
            <text:p>Funcional:</text:p>
            <text:p>const User = (sequelize, DataTypes) =&gt; {</text:p>
            <text:p>  const User = sequelize.define("User", {</text:p>
            <text:p>    fullname: DataTypes.STRING,</text:p>
            <text:p>    email: DataTypes.STRING,</text:p>
            <text:p>  });</text:p>
            <text:p/>
            <text:p>  return User;</text:p>
            <text:p>};</text:p>
            <text:p/>
            <text:p>module.exports = User;</text:p>
          </table:table-cell>
          <table:table-cell table:number-columns-repeated="1016"/>
        </table:table-row>
        <table:table-row table:style-name="ro28">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igration</text:p>
          </table:table-cell>
          <table:table-cell/>
          <table:table-cell office:value-type="string" calcext:value-type="string">
            <text:p>Iremos mexer apenas dentro das funções up e down , como dito anteriormente. Reparem que ambas as funções recebem dois parâmetros: um é o queryInterface , e o outro é o Sequelize . Ambos os parâmetros são objetos que armazenam dados e operações. O queryInterface é usado pelo sequelize para modificar o banco de dados, seguindo o "dialeto" do banco que estamos utilizando. O objeto Sequelize armazena os tipos de dados disponíveis no contexto do banco, por exemplo varchar , string , integer , date etc.</text:p>
          </table:table-cell>
          <table:table-cell office:value-type="string" calcext:value-type="string">
            <text:p>'use strict';</text:p>
            <text:p>module.exports = {</text:p>
            <text:p>  up: async (queryInterface, Sequelize) =&gt; {</text:p>
            <text:p>    await queryInterface.createTable('Users', {</text:p>
            <text:p>      id: {</text:p>
            <text:p>        allowNull: false,</text:p>
            <text:p>        autoIncrement: true,</text:p>
            <text:p>        primaryKey: true,</text:p>
            <text:p>        type: Sequelize.INTEGER</text:p>
            <text:p>      },</text:p>
            <text:p>      fullname: {</text:p>
            <text:p>        type: Sequelize.STRING</text:p>
            <text:p>      },</text:p>
            <text:p>      createdAt: {</text:p>
            <text:p>        allowNull: false,</text:p>
            <text:p>        type: Sequelize.DATE</text:p>
            <text:p>      },</text:p>
            <text:p>      updatedAt: {</text:p>
            <text:p>        allowNull: false,</text:p>
            <text:p>        type: Sequelize.DATE</text:p>
            <text:p>      }</text:p>
            <text:p>    });</text:p>
            <text:p>  },</text:p>
            <text:p>  down: async (queryInterface, Sequelize) =&gt; {</text:p>
            <text:p>    await queryInterface.dropTable('Users');</text:p>
            <text:p>  }</text:p>
            <text:p>};</text:p>
            <text:p/>
            <text:p>      // adicionamos um novo campo 'email' como foi feito no model !      </text:p>
            <text:p>      email: {</text:p>
            <text:p>        type: Sequelize.STRING</text:p>
            <text:p>      },</text:p>
          </table:table-cell>
          <table:table-cell table:number-columns-repeated="1017"/>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db:migrate</text:p>
          </table:table-cell>
          <table:table-cell office:value-type="string" calcext:value-type="string">
            <text:p>Criar migration</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table:style-name="Default" office:value-type="string" calcext:value-type="string">
            <text:p><text:s/>npx sequelize db:migrate:undo</text:p>
          </table:table-cell>
          <table:table-cell office:value-type="string" calcext:value-type="string">
            <text:p>Reverter uma migration</text:p>
          </table:table-cell>
          <table:table-cell table:number-columns-repeated="1019"/>
        </table:table-row>
        <table:table-row table:style-name="ro29">
          <table:table-cell office:value-type="string" calcext:value-type="string">
            <text:p>ORM</text:p>
          </table:table-cell>
          <table:table-cell office:value-type="string" calcext:value-type="string">
            <text:p>Sequelize</text:p>
          </table:table-cell>
          <table:table-cell office:value-type="string" calcext:value-type="string">
            <text:p>Conceito</text:p>
          </table:table-cell>
          <table:table-cell office:value-type="string" calcext:value-type="string">
            <text:p> npx sequelize migration:generate --name add-column-phone-table-users  →  npx sequelize <text:a xlink:href="db:migrate" xlink:type="simple">db:migrate</text:a></text:p>
          </table:table-cell>
          <table:table-cell office:value-type="string" calcext:value-type="string">
            <text:p>Criando uma nova migration para alterar uma tabela já existente</text:p>
            <text:p/>
          </table:table-cell>
          <table:table-cell office:value-type="string" calcext:value-type="string">
            <text:p>Imagine agora com base no modelo User se for preciso salvar o telefone do usuário, o que pode vir a mente é que basta adicionar o novo atributo no modelo e na migration como fizemos com o atributo email , correto?</text:p>
            <text:p>Errado , essa é uma prática que não é escalável, pela seguinte situação, imagine que foi feito um deploy do seu código e a migration foi usado para criar o banco em ambiente de produção, você teria que rodar o comando db:migrate:undo e recriar o banco para executar o comando db:migrate para recriar uma tabela, qual o problema disso? Ao rodar o undo você perdeu todos os dados salvos anteriormente na tabela, e isso é a coisa que jamais você deve fazer.</text:p>
            <text:p>Então, como seria a forma correta de adicionar uma nova coluna em uma tabela já existente?</text:p>
            <text:p>Criar uma nova migration que permita alterar a tabela, e para isso o objeto queryInterface possui funções específicas que permitem criar uma nova coluna, remover uma coluna ou mesmo mudar o tipo de uma coluna que já existe. Nesse caso, o queryInterface abstrae o que a função ALTER TABLE faz no SQL, como aprendemos no conteúdo sobre estrutura de banco de dados.</text:p>
            <text:p>Se você quiser criar uma outra migration para adicionar a coluna phone na sua tabela Users , você pode criar um novo arquivo com o comando:</text:p>
            <text:p/>
          </table:table-cell>
          <table:table-cell office:value-type="string" calcext:value-type="string">
            <text:p>'use strict';</text:p>
            <text:p/>
            <text:p>module.exports = {</text:p>
            <text:p>  up: async (queryInterface, Sequelize) =&gt; {</text:p>
            <text:p>    /**</text:p>
            <text:p>     * Add altering commands here.</text:p>
            <text:p>     *</text:p>
            <text:p>     * Example:</text:p>
            <text:p>     * await queryInterface.createTable('users', { id: Sequelize.INTEGER });</text:p>
            <text:p>     */</text:p>
            <text:p>  },</text:p>
            <text:p/>
            <text:p>  down: async (queryInterface, Sequelize) =&gt; {</text:p>
            <text:p>    /**</text:p>
            <text:p>     * Add reverting commands here.</text:p>
            <text:p>     *</text:p>
            <text:p>     * Example:</text:p>
            <text:p>     * await queryInterface.dropTable('users');</text:p>
            <text:p>     */</text:p>
            <text:p>  }</text:p>
            <text:p>};</text:p>
            <text:p/>
            <text:p>___</text:p>
            <text:p/>
            <text:p>Esse código representa o esqueleto da migration que foi criada. Assim Podemos inserir a função queryInterface.addColumn() no escopo Up par adicionar uma nova coluna a nossa tabela Users , e adicionar a função queryInterface.removeColumn() no escopo Down para remover a nova coluna da tabela.</text:p>
            <text:p/>
            <text:p>___</text:p>
            <text:p/>
            <text:p>Em seguida rodamos o comando para executar a nossa nova migration:</text:p>
            <text:p>Copiar</text:p>
            <text:p>$ npx sequelize <text:a xlink:href="db:migrate" xlink:type="simple">db:migrate</text:a></text:p>
            <text:p/>
            <text:p>E alteramos o model user.js para incluir a nova coluna phone :</text:p>
            <text:p>Copiar</text:p>
            <text:p>const User = (sequelize, DataTypes) =&gt; {</text:p>
            <text:p>  const User = sequelize.define("User", {</text:p>
            <text:p>  fullname: DataTypes.STRING,</text:p>
            <text:p>  email: DataTypes.STRING,</text:p>
            <text:p>  // aqui inserimos o datatype da coluna criada</text:p>
            <text:p>  phone: DataTypes.STRING,</text:p>
            <text:p>  });</text:p>
            <text:p>  </text:p>
            <text:p>  return User;</text:p>
            <text:p>}</text:p>
            <text:p/>
            <text:p/>
            <text:p/>
            <text:p>'use strict';</text:p>
            <text:p/>
            <text:p>module.exports = {</text:p>
            <text:p>  up: async (queryInterface, Sequelize) =&gt; {</text:p>
            <text:p>   await queryInterface.addColumn('Users', 'phone', {</text:p>
            <text:p>     type: Sequelize.STRING</text:p>
            <text:p>   })</text:p>
            <text:p>  },</text:p>
            <text:p/>
            <text:p>  down: async (queryInterface, Sequelize) =&gt; {</text:p>
            <text:p>    await queryInterface.removeColumn('Users', 'phone')</text:p>
            <text:p>  }</text:p>
            <text:p>};</text:p>
            <text:p/>
            <text:p>___</text:p>
            <text:p/>
            <text:p/>
            <text:p/>
          </table:table-cell>
          <table:table-cell table:number-columns-repeated="1017"/>
        </table:table-row>
        <table:table-row table:style-name="ro30">
          <table:table-cell office:value-type="string" calcext:value-type="string">
            <text:p>ORM</text:p>
          </table:table-cell>
          <table:table-cell office:value-type="string" calcext:value-type="string">
            <text:p>Sequelize</text:p>
          </table:table-cell>
          <table:table-cell office:value-type="string" calcext:value-type="string">
            <text:p>config</text:p>
          </table:table-cell>
          <table:table-cell office:value-type="string" calcext:value-type="string">
            <text:p><text:s/>npx sequelize seed:generate --name users</text:p>
          </table:table-cell>
          <table:table-cell office:value-type="string" calcext:value-type="string">
            <text:p>Criar seeder</text:p>
          </table:table-cell>
          <table:table-cell/>
          <table:table-cell office:value-type="string" calcext:value-type="string">
            <text:p>"use strict";</text:p>
            <text:p/>
            <text:p>module.exports = {</text:p>
            <text:p>  up: async (queryInterface, Sequelize) =&gt;</text:p>
            <text:p>    queryInterface.bulkInsert(</text:p>
            <text:p>      "Users",</text:p>
            <text:p>      [</text:p>
            <text:p>        {</text:p>
            <text:p>          fullName: "Leonardo",</text:p>
            <text:p>          email: "leo@test.com",</text:p>
            <text:p>          // usamos a função CURRENT_TIMESTAMP do SQL para salvar a data e hora atual nos campos `createdAt` e `updatedAt`</text:p>
            <text:p>          createdAt: Sequelize.literal('CURRENT_TIMESTAMP'),</text:p>
            <text:p>          updatedAt: Sequelize.literal('CURRENT_TIMESTAMP')</text:p>
            <text:p>        },</text:p>
            <text:p>        {</text:p>
            <text:p>          fullName: "JEduardo",</text:p>
            <text:p>          email: "edu@test.com",</text:p>
            <text:p>          createdAt: Sequelize.literal('CURRENT_TIMESTAMP'),</text:p>
            <text:p>          updatedAt: Sequelize.literal('CURRENT_TIMESTAMP')</text:p>
            <text:p>        },</text:p>
            <text:p>      ],</text:p>
            <text:p>      {}</text:p>
            <text:p>    ),</text:p>
            <text:p/>
            <text:p>  down: async (queryInterface) =&gt; queryInterface.bulkDelete("Users", null, {}),</text:p>
            <text:p>};</text:p>
            <text:p/>
            <text:p>___</text:p>
            <text:p/>
            <text:p>Para executar o seed, basta rodarmos o comando:</text:p>
            <text:p/>
            <text:p> npx sequelize <text:a xlink:href="db:seed:all" xlink:type="simple">db:seed:all</text:a></text:p>
            <text:p/>
            <text:p>E para reverter:</text:p>
            <text:p>$ npx sequelize db:seed:undo:all</text:p>
          </table:table-cell>
          <table:table-cell table:number-columns-repeated="1017"/>
        </table:table-row>
        <table:table-row table:style-name="ro31">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references</text:p>
          </table:table-cell>
          <table:table-cell office:value-type="string" calcext:value-type="string">
            <text:p>indicar quais as referências da FK</text:p>
          </table:table-cell>
          <table:table-cell office:value-type="string" calcext:value-type="string">
            <text:p>references.model : Indica qual tabela nossa FK está referenciando, utilizando o nome do Model que representa aquela tabela no código.</text:p>
            <text:p>references.key : Indica qual coluna da tabela estrangeira deve ser utilizada para nossa foreign key .</text:p>
            <text:p>onUpdate e onDelete : Configura o que deve acontecer ao atualizar ou excluir um usuário. Nesse caso, todos os produtos daquele usuário serão alterados ou excluídos.</text:p>
          </table:table-cell>
          <table:table-cell table:number-columns-repeated="1018"/>
        </table:table-row>
        <table:table-row table:style-name="ro32">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Associate(1:1)</text:p>
          </table:table-cell>
          <table:table-cell office:value-type="string" calcext:value-type="string">
            <text:p>Associa uma chave de um model a uma FK / PK</text:p>
          </table:table-cell>
          <table:table-cell office:value-type="string" calcext:value-type="string">
            <text:p>hasOne</text:p>
            <text:p>BelongsTo</text:p>
            <text:p/>
            <text:p>No caso de relacionamentos 1:1, utilizamos os métodos hasOne e belongsTo . </text:p>
            <text:p>A tradução literal desses métodos facilita o seu entendimento.</text:p>
            <text:p/>
            <text:p>HasOne = tem um</text:p>
            <text:p>belongsTo = pertencente a</text:p>
          </table:table-cell>
          <table:table-cell office:value-type="string" calcext:value-type="string">
            <text:p>‘table’.associate = (models) =&gt; {}</text:p>
          </table:table-cell>
          <table:table-cell table:number-columns-repeated="1017"/>
        </table:table-row>
        <table:table-row table:style-name="ro33">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office:value-type="string" calcext:value-type="string">
            <text:p>include</text:p>
          </table:table-cell>
          <table:table-cell office:value-type="string" calcext:value-type="string">
            <text:p>A grande diferença quando vamos fazer uma requisição que necessite de utilizar uma association com o Sequelize, é o campo include . Esse campo diz ao Sequelize quais serão as configurações da requisição. A propriedade model se refere a qual tabela será utilizada. Já a propriedade as deve ser igual ao que declaramos no momento da criação da associação no respectivo model.</text:p>
          </table:table-cell>
          <table:table-cell/>
          <table:table-cell table:style-name="Default"/>
          <table:table-cell office:value-type="string" calcext:value-type="string">
            <text:p>  .findAll({ include: { model: Addresses, as: 'addresses' } })</text:p>
            <text:p/>
          </table:table-cell>
          <table:table-cell table:number-columns-repeated="1016"/>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Associations</text:p>
          </table:table-cell>
          <table:table-cell table:number-columns-repeated="1021"/>
        </table:table-row>
        <table:table-row table:style-name="ro7" table:number-rows-repeated="1047771">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21" table:number-columns-repeated="2" table:default-cell-style-name="ce168"/>
        <table:table-column table:style-name="co30" table:default-cell-style-name="ce168"/>
        <table:table-column table:style-name="co24" table:default-cell-style-name="ce168"/>
        <table:table-column table:style-name="co27" table:default-cell-style-name="ce168"/>
        <table:table-column table:style-name="co5" table:number-columns-repeated="1019" table:default-cell-style-name="ce314"/>
        <table:table-row table:style-name="ro12">
          <table:table-cell table:style-name="ce35" office:value-type="string" calcext:value-type="string" table:number-columns-spanned="5" table:number-rows-spanned="1">
            <text:p>Conceitos</text:p>
          </table:table-cell>
          <table:covered-table-cell table:number-columns-repeated="4" table:style-name="ce35"/>
          <table:table-cell table:style-name="ce310" table:number-columns-repeated="1019"/>
        </table:table-row>
        <table:table-row table:style-name="ro7">
          <table:table-cell table:style-name="ce82" office:value-type="string" calcext:value-type="string">
            <text:p>Área</text:p>
          </table:table-cell>
          <table:table-cell table:style-name="ce82" office:value-type="string" calcext:value-type="string">
            <text:p>Conceito</text:p>
          </table:table-cell>
          <table:table-cell table:style-name="ce82" office:value-type="string" calcext:value-type="string">
            <text:p>Explicação</text:p>
          </table:table-cell>
          <table:table-cell table:style-name="ce82" office:value-type="string" calcext:value-type="string">
            <text:p>OBS</text:p>
          </table:table-cell>
          <table:table-cell table:style-name="ce82" office:value-type="string" calcext:value-type="string">
            <text:p>Link</text:p>
          </table:table-cell>
          <table:table-cell table:style-name="ce311" table:number-columns-repeated="1019"/>
        </table:table-row>
        <table:table-row table:style-name="ro20">
          <table:table-cell table:style-name="ce211" office:value-type="string" calcext:value-type="string">
            <text:p>Design Pattern</text:p>
          </table:table-cell>
          <table:table-cell table:style-name="ce211" office:value-type="string" calcext:value-type="string">
            <text:p>SOLID</text:p>
          </table:table-cell>
          <table:table-cell table:style-name="ce17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11"/>
          <table:table-cell table:style-name="ce165"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11" table:number-columns-repeated="3"/>
          <table:table-cell/>
          <table:table-cell table:style-name="ce165"/>
          <table:table-cell table:number-columns-repeated="1019"/>
        </table:table-row>
        <table:table-row table:style-name="ro7" table:number-rows-repeated="2">
          <table:table-cell table:style-name="ce211" table:number-columns-repeated="4"/>
          <table:table-cell table:style-name="ce165"/>
          <table:table-cell table:number-columns-repeated="1019"/>
        </table:table-row>
        <table:table-row table:style-name="ro7" table:number-rows-repeated="5">
          <table:table-cell table:style-name="ce211" table:number-columns-repeated="5"/>
          <table:table-cell table:number-columns-repeated="1019"/>
        </table:table-row>
        <table:table-row table:style-name="ro7">
          <table:table-cell table:style-name="ce211" table:number-columns-repeated="3"/>
          <table:table-cell table:style-name="ce171"/>
          <table:table-cell table:style-name="ce211"/>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number-rows-repeated="8">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number-rows-repeated="36">
          <table:table-cell table:style-name="ce211" table:number-columns-repeated="5"/>
          <table:table-cell table:number-columns-repeated="1019"/>
        </table:table-row>
        <table:table-row table:style-name="ro7" table:number-rows-repeated="3">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22">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31">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5">
          <table:table-cell table:style-name="ce211" table:number-columns-repeated="5"/>
          <table:table-cell table:number-columns-repeated="1019"/>
        </table:table-row>
        <table:table-row table:style-name="ro7" table:number-rows-repeated="4">
          <table:table-cell table:style-name="ce211" table:number-columns-repeated="4"/>
          <table:table-cell table:style-name="ce309"/>
          <table:table-cell table:number-columns-repeated="1019"/>
        </table:table-row>
        <table:table-row table:style-name="ro7" table:number-rows-repeated="2">
          <table:table-cell table:style-name="ce211" table:number-columns-repeated="4"/>
          <table:table-cell table:style-name="ce164"/>
          <table:table-cell table:number-columns-repeated="1019"/>
        </table:table-row>
        <table:table-row table:style-name="ro7" table:number-rows-repeated="6">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table-cell table:style-name="ce211" table:number-columns-repeated="5"/>
          <table:table-cell table:number-columns-repeated="1019"/>
        </table:table-row>
        <table:table-row table:style-name="ro7">
          <table:table-cell table:number-columns-repeated="1024"/>
        </table:table-row>
        <table:table-row table:style-name="ro7" table:number-rows-repeated="355">
          <table:table-cell table:style-name="ce211"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table:table-column table:style-name="co31" table:default-cell-style-name="ce126"/>
        <table:table-column table:style-name="co32" table:default-cell-style-name="ce126"/>
        <table:table-column table:style-name="co33" table:default-cell-style-name="ce126"/>
        <table:table-column table:style-name="co1" table:number-columns-repeated="61" table:default-cell-style-name="ce126"/>
        <table:table-row table:style-name="ro34">
          <table:table-cell table:style-name="ce88" office:value-type="string" calcext:value-type="string">
            <text:p>Ferramenta</text:p>
          </table:table-cell>
          <table:table-cell table:style-name="ce88" office:value-type="string" calcext:value-type="string">
            <text:p>Objetivo</text:p>
          </table:table-cell>
          <table:table-cell table:style-name="ce88" office:value-type="string" calcext:value-type="string">
            <text:p>Atalho</text:p>
          </table:table-cell>
          <table:table-cell table:style-name="ce88" office:value-type="string" calcext:value-type="string">
            <text:p>Obs</text:p>
          </table:table-cell>
          <table:table-cell table:number-columns-repeated="60"/>
        </table:table-row>
        <table:table-row table:style-name="ro35" table:visibility="filter">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35" table:visibility="filter">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35">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36" table:visibility="filter">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35" table:visibility="filter">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35" table:visibility="filter">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35" table:visibility="filter">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35" table:visibility="filter">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35" table:visibility="filter">
          <table:table-cell table:style-name="ce316" office:value-type="string" calcext:value-type="string">
            <text:p>React - propTypes</text:p>
          </table:table-cell>
          <table:table-cell office:value-type="string" calcext:value-type="string">
            <text:p>Instalar propTypes</text:p>
          </table:table-cell>
          <table:table-cell table:style-name="ce316"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35" table:visibility="filter">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35" table:visibility="filter">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35" table:visibility="filter">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35" table:visibility="filter">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35" table:visibility="filter">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35" table:visibility="filter">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35" table:visibility="filter">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35" table:visibility="filter">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35" table:visibility="filter">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35" table:visibility="filter">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35" table:visibility="filter">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35">
          <table:table-cell table:style-name="ce317" office:value-type="string" calcext:value-type="string">
            <text:p>React + Reduc bundle</text:p>
          </table:table-cell>
          <table:table-cell table:style-name="ce319" office:value-type="string" calcext:value-type="string">
            <text:p>bundle install</text:p>
            <text:p> (react, sass, redux)</text:p>
          </table:table-cell>
          <table:table-cell table:style-name="ce319" office:value-type="string" calcext:value-type="string">
            <text:p>npm install --save react-router-dom redux react-redux redux-thunk prop-types node-sass@4.14.1 redux-devtools-extension</text:p>
          </table:table-cell>
          <table:table-cell table:style-name="ce319"/>
          <table:table-cell table:number-columns-repeated="60"/>
        </table:table-row>
        <table:table-row table:style-name="ro35" table:visibility="filter">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35" table:visibility="filter">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35" table:visibility="filter">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35" table:visibility="filter">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35" table:visibility="filter">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35" table:visibility="filter">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35" table:visibility="filter">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27" office:value-type="string" calcext:value-type="string">
            <text:p><text:a xlink:href="https://typicode.github.io/husky/#/" xlink:type="simple">https://typicode.github.io/husky/#/</text:a></text:p>
          </table:table-cell>
          <table:table-cell table:number-columns-repeated="60"/>
        </table:table-row>
        <table:table-row table:style-name="ro35" table:visibility="filter">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35" table:visibility="filter">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35" table:visibility="filter">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35" table:visibility="filter">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35" table:visibility="filter">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35" table:visibility="filter">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35" table:visibility="filter">
          <table:table-cell table:style-name="ce317" office:value-type="string" calcext:value-type="string">
            <text:p>Node + packages bundle – SQL</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ysql2 body-parser</text:p>
            <text:p>Npm i nodemon -D</text:p>
          </table:table-cell>
          <table:table-cell table:number-columns-repeated="61"/>
        </table:table-row>
        <table:table-row table:style-name="ro35" table:visibility="filter">
          <table:table-cell table:style-name="ce317" office:value-type="string" calcext:value-type="string">
            <text:p>Node + packages bundle – Mongo</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ongodb body-parser </text:p>
            <text:p>Npm i nodemon -D</text:p>
          </table:table-cell>
          <table:table-cell table:number-columns-repeated="61"/>
        </table:table-row>
        <table:table-row table:style-name="ro35" table:visibility="filter">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visibility="filter">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visibility="filter">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37" table:visibility="filter">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visibility="filter">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visibility="filter">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visibility="filter">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2">-</text:span>react-app</text:p>
          </table:table-cell>
          <table:table-cell table:number-columns-repeated="61"/>
        </table:table-row>
        <table:table-row table:style-name="ro2" table:visibility="filter">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visibility="filter">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table:table-column table:style-name="co34" table:default-cell-style-name="ce164"/>
        <table:table-column table:style-name="co16" table:number-columns-repeated="2" table:default-cell-style-name="ce164"/>
        <table:table-column table:style-name="co35" table:default-cell-style-name="ce164"/>
        <table:table-column table:style-name="co36" table:default-cell-style-name="ce164"/>
        <table:table-column table:style-name="co37" table:default-cell-style-name="ce164"/>
        <table:table-column table:style-name="co1" table:default-cell-style-name="Default"/>
        <table:table-column table:style-name="co1" table:default-cell-style-name="ce132"/>
        <table:table-column table:style-name="co1" table:number-columns-repeated="1016" table:default-cell-style-name="Default"/>
        <table:table-row table:style-name="ro12">
          <table:table-cell table:style-name="ce92" office:value-type="string" calcext:value-type="string" table:number-columns-spanned="8" table:number-rows-spanned="1">
            <text:p>Setup</text:p>
          </table:table-cell>
          <table:covered-table-cell table:number-columns-repeated="7" table:style-name="ce92"/>
          <table:table-cell table:style-name="ce325" table:number-columns-repeated="1016"/>
        </table:table-row>
        <table:table-row table:style-name="ro38">
          <table:table-cell table:style-name="ce93" office:value-type="string" calcext:value-type="string">
            <text:p>Software ou funcionalidadeq</text:p>
          </table:table-cell>
          <table:table-cell table:style-name="ce93" office:value-type="string" calcext:value-type="string">
            <text:p>Install</text:p>
          </table:table-cell>
          <table:table-cell table:style-name="ce93" office:value-type="string" calcext:value-type="string">
            <text:p>Use</text:p>
          </table:table-cell>
          <table:table-cell table:style-name="ce93" office:value-type="string" calcext:value-type="string">
            <text:p>Como instalar?</text:p>
          </table:table-cell>
          <table:table-cell table:style-name="ce93" office:value-type="string" calcext:value-type="string">
            <text:p>Descrição</text:p>
          </table:table-cell>
          <table:table-cell table:style-name="ce93" office:value-type="string" calcext:value-type="string">
            <text:p>Obs</text:p>
          </table:table-cell>
          <table:table-cell table:style-name="ce93" office:value-type="string" calcext:value-type="string">
            <text:p>Link</text:p>
          </table:table-cell>
          <table:table-cell table:style-name="ce93" office:value-type="string" calcext:value-type="string">
            <text:p>Check</text:p>
          </table:table-cell>
          <table:table-cell table:style-name="ce32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9">
          <table:table-cell office:value-type="string" calcext:value-type="string">
            <text:p>Git hub config</text:p>
          </table:table-cell>
          <table:table-cell table:style-name="ce88"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3"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29"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27"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40">
          <table:table-cell office:value-type="string" calcext:value-type="string">
            <text:p>Code Climate</text:p>
          </table:table-cell>
          <table:table-cell table:style-name="ce88"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88"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2" office:value-type="string" calcext:value-type="string">
            <text:p><text:a xlink:href="https://course.betrybe.com/real-life-engineer/code-climate" xlink:type="simple">https://course.betrybe.com/real-life-engineer/code-climate</text:a></text:p>
          </table:table-cell>
          <table:table-cell table:style-name="ce88"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64" office:value-type="string" calcext:value-type="string">
            <text:p>-</text:p>
          </table:table-cell>
          <table:table-cell/>
          <table:table-cell table:style-name="ce329"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88" office:value-type="string" calcext:value-type="string">
            <text:p>Auto break lines</text:p>
            <text:p>Auto identation (2)</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27"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27"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650150274100" xlink:type="simple">https://trybecourse.slack.com/archives/C016CCMKN9E/p1598650150274100</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24" office:value-type="string" calcext:value-type="string">
            <text:p><text:a xlink:href="https://github.com/facebook/create-react-app" xlink:type="simple">https://github.com/facebook/create-react-app

https://pt-br.reactjs.org</text:a></text:p>
          </table:table-cell>
          <table:table-cell table:style-name="ce164" office:value-type="string" calcext:value-type="string">
            <text:p>-</text:p>
          </table:table-cell>
          <table:table-cell table:number-columns-repeated="1016"/>
        </table:table-row>
        <table:table-row table:style-name="ro41">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88"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88"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2">
          <table:table-cell office:value-type="string" calcext:value-type="string">
            <text:p>NVM</text:p>
          </table:table-cell>
          <table:table-cell table:style-name="ce88"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27" office:value-type="string" calcext:value-type="string">
            <text:p><text:a xlink:href="https://docs.npmjs.com/cli/uninstall" xlink:type="simple">https://docs.npmjs.com/cli/uninstall </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27" office:value-type="string" calcext:value-type="string">
            <text:p><text:a xlink:href="https://trybecourse.slack.com/archives/C016CCMKN9E/p1598471763035000" xlink:type="simple">https://trybecourse.slack.com/archives/C016CCMKN9E/p1598471763035000 </text:a></text:p>
          </table:table-cell>
          <table:table-cell table:style-name="ce164"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3">
          <table:table-cell office:value-type="string" calcext:value-type="string">
            <text:p>Addon Chrome</text:p>
          </table:table-cell>
          <table:table-cell table:number-columns-repeated="2" office:value-type="string" calcext:value-type="string">
            <text:p>-</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27"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27"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64" office:value-type="string" calcext:value-type="string">
            <text:p>-</text:p>
          </table:table-cell>
          <table:table-cell table:number-columns-repeated="1016"/>
        </table:table-row>
        <table:table-row table:style-name="ro44">
          <table:table-cell office:value-type="string" calcext:value-type="string">
            <text:p>EsLinter - install</text:p>
          </table:table-cell>
          <table:table-cell table:style-name="ce88"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27"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27" office:value-type="string" calcext:value-type="string">
            <text:p><text:a xlink:href="https://marketplace.visualstudio.com/items?itemName=dbaeumer.vscode-eslint" xlink:type="simple">https://marketplace.visualstudio.com/items?itemName=dbaeumer.vscode-eslint</text:a></text:p>
          </table:table-cell>
          <table:table-cell table:style-name="ce164" office:value-type="string" calcext:value-type="string">
            <text:p>-</text:p>
          </table:table-cell>
          <table:table-cell table:number-columns-repeated="1016"/>
        </table:table-row>
        <table:table-row table:style-name="ro41">
          <table:table-cell office:value-type="string" calcext:value-type="string">
            <text:p>Trello</text:p>
          </table:table-cell>
          <table:table-cell table:style-name="ce88"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5">
          <table:table-cell office:value-type="string" calcext:value-type="string">
            <text:p>Repo into GitHub pages</text:p>
          </table:table-cell>
          <table:table-cell table:style-name="ce88"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88"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88" office:value-type="string" calcext:value-type="string">
            <text:p>https://www.youtube.com/watch?v=ctLFWAanxcI</text:p>
            <text:p/>
            <text:p>https://medium.com/the-andela-way/how-to-deploy-your-react-application-to-github-pages-in-less-than-5-minutes-8c5f665a2d2a</text:p>
          </table:table-cell>
          <table:table-cell table:style-name="ce164" office:value-type="string" calcext:value-type="string">
            <text:p>-</text:p>
          </table:table-cell>
          <table:table-cell table:style-name="ce329" table:number-columns-repeated="1016"/>
        </table:table-row>
        <table:table-row table:style-name="ro46">
          <table:table-cell office:value-type="string" calcext:value-type="string">
            <text:p>FontAwesome with react</text:p>
          </table:table-cell>
          <table:table-cell table:style-name="ce88" office:value-type="string" calcext:value-type="string">
            <text:p>npm i --save @fortawesome/fontawesome-svg-core \</text:p>
            <text:p>             @fortawesome/free-solid-svg-icons \</text:p>
            <text:p>             @fortawesome/react-fontawesome</text:p>
          </table:table-cell>
          <table:table-cell table:style-name="ce88" office:value-type="string" calcext:value-type="string">
            <text:p>import { FontAwesomeIcon } from '@fortawesome/react-fontawesome'</text:p>
            <text:p>import { faCoffee } from '@fortawesome/free-solid-svg-icons'</text:p>
          </table:table-cell>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27" office:value-type="string" calcext:value-type="string">
            <text:p><text:a xlink:href="https://github.com/FortAwesome/react-fontawesome#installation" xlink:type="simple">https://github.com/FortAwesome/react-fontawesome#installation</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27"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88" office:value-type="string" calcext:value-type="string">
            <text:p>npm install --save node-sass</text:p>
            <text:p>default extension .scss</text:p>
          </table:table-cell>
          <table:table-cell table:number-columns-repeated="4" office:value-type="string" calcext:value-type="string">
            <text:p>-</text:p>
          </table:table-cell>
          <table:table-cell table:style-name="ce322" office:value-type="string" calcext:value-type="string">
            <text:p><text:a xlink:href="https://www.youtube.com/watch?v=Zz6eOVaaelI" xlink:type="simple">https://www.youtube.com/watch?v=Zz6eOVaaelI</text:a></text:p>
          </table:table-cell>
          <table:table-cell table:style-name="ce164" office:value-type="string" calcext:value-type="string">
            <text:p>-</text:p>
          </table:table-cell>
          <table:table-cell table:style-name="ce329" table:number-columns-repeated="1016"/>
        </table:table-row>
        <table:table-row table:style-name="ro37">
          <table:table-cell office:value-type="string" calcext:value-type="string">
            <text:p>EsLing - config on project</text:p>
          </table:table-cell>
          <table:table-cell table:style-name="ce88"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27" office:value-type="string" calcext:value-type="string">
            <text:p><text:a xlink:href="https://www.youtube.com/watch?v=JUrcWu57itY&amp;ab_channel=BasaratAli" xlink:type="simple">https://www.youtube.com/watch?v=JUrcWu57itY&amp;ab_channel=BasaratAli</text:a></text:p>
          </table:table-cell>
          <table:table-cell table:style-name="ce164" office:value-type="string" calcext:value-type="string">
            <text:p>-</text:p>
          </table:table-cell>
          <table:table-cell table:number-columns-repeated="1016"/>
        </table:table-row>
        <table:table-row table:style-name="ro47">
          <table:table-cell office:value-type="string" calcext:value-type="string">
            <text:p>Install SQL</text:p>
          </table:table-cell>
          <table:table-cell office:value-type="string" calcext:value-type="string">
            <text:p>sudo apt install mysql-server</text:p>
          </table:table-cell>
          <table:table-cell table:style-name="ce88"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88"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64" office:value-type="string" calcext:value-type="string">
            <text:p>-</text:p>
          </table:table-cell>
          <table:table-cell table:style-name="ce329" table:number-columns-repeated="1016"/>
        </table:table-row>
        <table:table-row table:style-name="ro48">
          <table:table-cell office:value-type="string" calcext:value-type="string">
            <text:p>Instal SQl Workbench</text:p>
          </table:table-cell>
          <table:table-cell table:style-name="ce88"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9">
          <table:table-cell office:value-type="string" calcext:value-type="string">
            <text:p>Heroku deploy</text:p>
          </table:table-cell>
          <table:table-cell office:value-type="string" calcext:value-type="string">
            <text:p>1. Criar app: heroku create ‘nome do app’ --remote ‘alias do remote’ <text:span text:style-name="T3">--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8">
          <table:table-cell office:value-type="string" calcext:value-type="string">
            <text:p>Sequelize</text:p>
          </table:table-cell>
          <table:table-cell office:value-type="string" calcext:value-type="string">
            <text:p/>
            <text:p> npm install sequelize</text:p>
            <text:p> npm install -g sequelize-cli</text:p>
            <text:p> npm install mysql2</text:p>
            <text:p> npx sequelize-cli init</text:p>
            <text:p/>
          </table:table-cell>
          <table:table-cell table:number-columns-repeated="3" office:value-type="string" calcext:value-type="string">
            <text:p>-</text:p>
          </table:table-cell>
          <table:table-cell office:value-type="string" calcext:value-type="string">
            <text:p><text:a xlink:href="https://sequelize.org/master/manual/query-interface.html" xlink:type="simple">https://sequelize.org/master/manual/query-interface.html</text:a></text:p>
          </table:table-cell>
          <table:table-cell table:style-name="ce164" office:value-type="string" calcext:value-type="string">
            <text:p><text:a xlink:href="https://github.com/tryber/Trybe-CheatSheets/tree/master/backend/sequelize/setup" xlink:type="simple">https://github.com/tryber/Trybe-CheatSheets/tree/master/backend/sequelize/setup</text:a></text:p>
          </table:table-cell>
          <table:table-cell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8" table:number-columns-repeated="7" table:default-cell-style-name="ce132"/>
        <table:table-column table:style-name="co39" table:default-cell-style-name="ce132"/>
        <table:table-column table:style-name="co40" table:default-cell-style-name="ce132"/>
        <table:table-column table:style-name="co1" table:number-columns-repeated="55" table:default-cell-style-name="ce132"/>
        <table:table-row table:style-name="ro50">
          <table:table-cell table:style-name="ce101" office:value-type="string" calcext:value-type="string" table:number-columns-spanned="7" table:number-rows-spanned="1">
            <text:p>Bibliotecas e frameworks</text:p>
          </table:table-cell>
          <table:covered-table-cell table:number-columns-repeated="6" table:style-name="ce101"/>
          <table:table-cell office:value-type="string" calcext:value-type="string">
            <text:p>-</text:p>
          </table:table-cell>
          <table:table-cell table:style-name="ce101" office:value-type="string" calcext:value-type="string" table:number-columns-spanned="3" table:number-rows-spanned="1">
            <text:p>Tips</text:p>
          </table:table-cell>
          <table:covered-table-cell table:number-columns-repeated="2" table:style-name="ce101"/>
          <table:table-cell table:number-columns-repeated="53"/>
        </table:table-row>
        <table:table-row table:style-name="ro38">
          <table:table-cell table:style-name="ce331" office:value-type="string" calcext:value-type="string">
            <text:p>Linguagem</text:p>
          </table:table-cell>
          <table:table-cell table:style-name="ce331" office:value-type="string" calcext:value-type="string">
            <text:p>Nome</text:p>
          </table:table-cell>
          <table:table-cell table:style-name="ce331" office:value-type="string" calcext:value-type="string">
            <text:p>Tipo</text:p>
          </table:table-cell>
          <table:table-cell table:style-name="ce331" office:value-type="string" calcext:value-type="string">
            <text:p>Objetivo</text:p>
          </table:table-cell>
          <table:table-cell table:style-name="ce331" office:value-type="string" calcext:value-type="string">
            <text:p>OBS</text:p>
          </table:table-cell>
          <table:table-cell table:style-name="ce331" office:value-type="string" calcext:value-type="string">
            <text:p>OBS 2</text:p>
          </table:table-cell>
          <table:table-cell table:style-name="ce331" office:value-type="string" calcext:value-type="string">
            <text:p>Link</text:p>
          </table:table-cell>
          <table:table-cell table:style-name="ce332" office:value-type="string" calcext:value-type="string">
            <text:p>-</text:p>
          </table:table-cell>
          <table:table-cell table:style-name="ce331" office:value-type="string" calcext:value-type="string">
            <text:p>Tips</text:p>
          </table:table-cell>
          <table:table-cell table:style-name="ce331" office:value-type="string" calcext:value-type="string">
            <text:p>Descrição</text:p>
          </table:table-cell>
          <table:table-cell table:style-name="ce331" office:value-type="string" calcext:value-type="string">
            <text:p>Link</text:p>
          </table:table-cell>
          <table:table-cell table:style-name="ce33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27"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51">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27"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98"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27"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27"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27"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27"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27"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27"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27"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27"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27"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27"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27"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27"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27"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27"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27"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27"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27"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27"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27"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27"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27"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27"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27"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27"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27"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27"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27"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26"/>
        <table:table-column table:style-name="co42" table:default-cell-style-name="ce126"/>
        <table:table-column table:style-name="co43" table:default-cell-style-name="ce126"/>
        <table:table-column table:style-name="co44" table:default-cell-style-name="ce126"/>
        <table:table-column table:style-name="co41" table:number-columns-repeated="60" table:default-cell-style-name="ce126"/>
        <table:table-row table:style-name="ro2">
          <table:table-cell table:style-name="ce88" office:value-type="string" calcext:value-type="string">
            <text:p>Assunto</text:p>
          </table:table-cell>
          <table:table-cell table:style-name="ce88" office:value-type="string" calcext:value-type="string">
            <text:p>Ferramenta</text:p>
          </table:table-cell>
          <table:table-cell table:style-name="ce88" office:value-type="string" calcext:value-type="string">
            <text:p>Descrição</text:p>
          </table:table-cell>
          <table:table-cell table:style-name="ce88"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33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27"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27"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27"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27"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27"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27"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27"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63"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52">
          <table:table-cell/>
          <table:table-cell office:value-type="string" calcext:value-type="string">
            <text:p>Code climate locally</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27"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27"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27"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27"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27"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27"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27"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27"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53">
          <table:table-cell table:style-name="ce105" office:value-type="string" calcext:value-type="string" table:number-columns-spanned="16" table:number-rows-spanned="1">
            <text:p>Hackaton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4">
          <table:table-cell table:style-name="ce88" office:value-type="string" calcext:value-type="string">
            <text:p>Nome</text:p>
          </table:table-cell>
          <table:table-cell table:style-name="ce88" office:value-type="string" calcext:value-type="string">
            <text:p>Empresa</text:p>
          </table:table-cell>
          <table:table-cell table:style-name="ce88" office:value-type="string" calcext:value-type="string">
            <text:p>Data</text:p>
          </table:table-cell>
          <table:table-cell table:style-name="ce88" office:value-type="string" calcext:value-type="string">
            <text:p>E-mail</text:p>
          </table:table-cell>
          <table:table-cell table:style-name="ce88" office:value-type="string" calcext:value-type="string">
            <text:p>Site empresa</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Obs3</text:p>
          </table:table-cell>
          <table:table-cell table:style-name="ce88" office:value-type="string" calcext:value-type="string">
            <text:p>Challenge 1</text:p>
          </table:table-cell>
          <table:table-cell table:style-name="ce88" office:value-type="string" calcext:value-type="string">
            <text:p>Challenge 2</text:p>
          </table:table-cell>
          <table:table-cell table:style-name="ce88" office:value-type="string" calcext:value-type="string">
            <text:p>Challenge 3</text:p>
          </table:table-cell>
          <table:table-cell table:style-name="ce88" office:value-type="string" calcext:value-type="string">
            <text:p>Challenge 4</text:p>
          </table:table-cell>
          <table:table-cell table:style-name="ce88" office:value-type="string" calcext:value-type="string">
            <text:p>Challenge 5</text:p>
          </table:table-cell>
          <table:table-cell table:style-name="ce88" office:value-type="string" calcext:value-type="string">
            <text:p>Challenge 6</text:p>
          </table:table-cell>
          <table:table-cell table:style-name="ce88" office:value-type="string" calcext:value-type="string">
            <text:p>Challenge 7</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5">
          <table:table-cell office:value-type="string" calcext:value-type="string">
            <text:p>Nasa App</text:p>
          </table:table-cell>
          <table:table-cell office:value-type="string" calcext:value-type="string">
            <text:p>Nasa</text:p>
          </table:table-cell>
          <table:table-cell table:number-columns-repeated="7"/>
          <table:table-cell table:style-name="ce165"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65" office:value-type="string" calcext:value-type="string">
            <text:p><text:a xlink:href="https://2020.spaceappschallenge.org/challenges/create/breakthrough/details" xlink:type="simple">https://2020.spaceappschallenge.org/challenges/create/breakthrough/details</text:a></text:p>
          </table:table-cell>
          <table:table-cell table:style-name="ce165"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65"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65"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26"/>
          <table:table-cell table:style-name="ce341" table:number-columns-repeated="3"/>
          <table:table-cell table:style-name="ce126"/>
          <table:table-cell/>
          <table:table-cell table:style-name="ce126" table:number-columns-repeated="42"/>
        </table:table-row>
        <table:table-row table:style-name="ro55">
          <table:table-cell office:value-type="string" calcext:value-type="string">
            <text:p>Getnet</text:p>
          </table:table-cell>
          <table:table-cell office:value-type="string" calcext:value-type="string">
            <text:p>Shawee</text:p>
          </table:table-cell>
          <table:table-cell table:number-columns-repeated="4"/>
          <table:table-cell table:style-name="ce134" office:value-type="string" calcext:value-type="string">
            <text:p><text:a xlink:href="https://app.shawee.io/hackathon/hackathon-getnet/dashboard" xlink:type="simple">https://app.shawee.io/hackathon/hackathon-getnet/dashboard</text:a></text:p>
          </table:table-cell>
          <table:table-cell table:style-name="ce127" office:value-type="string" calcext:value-type="string">
            <text:p><text:a xlink:href="https://www.hackathongetnet.com.br/" xlink:type="simple">https://www.hackathongetnet.com.br/</text:a></text:p>
          </table:table-cell>
          <table:table-cell table:style-name="ce127"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1" table:number-columns-repeated="3"/>
          <table:table-cell table:number-columns-repeated="44"/>
        </table:table-row>
        <table:table-row table:style-name="ro55" table:number-rows-repeated="2">
          <table:table-cell table:number-columns-repeated="17"/>
          <table:table-cell table:style-name="ce341" table:number-columns-repeated="3"/>
          <table:table-cell table:number-columns-repeated="44"/>
        </table:table-row>
        <table:table-row table:style-name="ro55">
          <table:table-cell table:number-columns-repeated="4"/>
          <table:table-cell table:style-name="ce127"/>
          <table:table-cell table:number-columns-repeated="12"/>
          <table:table-cell table:style-name="ce341" table:number-columns-repeated="3"/>
          <table:table-cell table:number-columns-repeated="44"/>
        </table:table-row>
        <table:table-row table:style-name="ro55">
          <table:table-cell table:number-columns-repeated="17"/>
          <table:table-cell table:style-name="ce341" table:number-columns-repeated="3"/>
          <table:table-cell table:number-columns-repeated="44"/>
        </table:table-row>
        <table:table-row table:style-name="ro55">
          <table:table-cell table:number-columns-repeated="4"/>
          <table:table-cell table:style-name="ce127"/>
          <table:table-cell table:number-columns-repeated="12"/>
          <table:table-cell table:style-name="ce341" table:number-columns-repeated="3"/>
          <table:table-cell table:number-columns-repeated="44"/>
        </table:table-row>
        <table:table-row table:style-name="ro55">
          <table:table-cell table:number-columns-repeated="17"/>
          <table:table-cell table:style-name="ce341" table:number-columns-repeated="3"/>
          <table:table-cell table:number-columns-repeated="44"/>
        </table:table-row>
        <table:table-row table:style-name="ro55"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table:table-column table:style-name="co52" table:default-cell-style-name="ce163"/>
        <table:table-column table:style-name="co45" table:default-cell-style-name="ce163"/>
        <table:table-column table:style-name="co53" table:default-cell-style-name="ce163"/>
        <table:table-column table:style-name="co54" table:default-cell-style-name="ce163"/>
        <table:table-column table:style-name="co1" table:number-columns-repeated="3" table:default-cell-style-name="ce163"/>
        <table:table-column table:style-name="co27" table:default-cell-style-name="ce163"/>
        <table:table-column table:style-name="co1" table:number-columns-repeated="56" table:default-cell-style-name="ce163"/>
        <table:table-row table:style-name="ro38">
          <table:table-cell table:style-name="ce343" office:value-type="string" calcext:value-type="string">
            <text:p>Nº</text:p>
          </table:table-cell>
          <table:table-cell table:style-name="ce343" office:value-type="string" calcext:value-type="string">
            <text:p>Assunto</text:p>
          </table:table-cell>
          <table:table-cell table:style-name="ce343" office:value-type="string" calcext:value-type="string">
            <text:p>Projeto</text:p>
          </table:table-cell>
          <table:table-cell table:style-name="ce343" office:value-type="string" calcext:value-type="string">
            <text:p>Link inicial</text:p>
          </table:table-cell>
          <table:table-cell table:style-name="ce343" office:value-type="string" calcext:value-type="string">
            <text:p>Meu PR</text:p>
          </table:table-cell>
          <table:table-cell table:style-name="ce343" office:value-type="string" calcext:value-type="string">
            <text:p>Trello</text:p>
          </table:table-cell>
          <table:table-cell table:style-name="ce343" office:value-type="string" calcext:value-type="string">
            <text:p>%</text:p>
          </table:table-cell>
          <table:table-cell table:style-name="ce343"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65" office:value-type="string" calcext:value-type="string">
            <text:p><text:a xlink:href="https://github.com/tryber/sd-06-project-jest" xlink:type="simple">https://github.com/tryber/sd-06-project-jest</text:a></text:p>
          </table:table-cell>
          <table:table-cell table:style-name="ce127" office:value-type="string" calcext:value-type="string">
            <text:p><text:a xlink:href="https://github.com/tryber/sd-06-project-jest/pull/100" xlink:type="simple">https://github.com/tryber/sd-06-project-jest/pull/10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27" office:value-type="string" calcext:value-type="string">
            <text:p><text:a xlink:href="https://github.com/tryber/sd-06-project-movie-cards-library" xlink:type="simple">https://github.com/tryber/sd-06-project-movie-cards-library</text:a></text:p>
          </table:table-cell>
          <table:table-cell table:style-name="ce127" office:value-type="string" calcext:value-type="string">
            <text:p><text:a xlink:href="https://github.com/tryber/sd-06-project-movie-cards-library/pull/48" xlink:type="simple">https://github.com/tryber/sd-06-project-movie-cards-library/pull/4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27" office:value-type="string" calcext:value-type="string">
            <text:p><text:a xlink:href="https://github.com/tryber/sd-06-project-lessons-learned" xlink:type="simple">https://github.com/tryber/sd-06-project-lessons-learned</text:a></text:p>
          </table:table-cell>
          <table:table-cell table:style-name="ce127" office:value-type="string" calcext:value-type="string">
            <text:p><text:a xlink:href="https://github.com/tryber/sd-06-project-lessons-learned/pull/28" xlink:type="simple">https://github.com/tryber/sd-06-project-lessons-learned/pull/28</text:a></text:p>
          </table:table-cell>
          <table:table-cell table:style-name="ce269"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27" office:value-type="string" calcext:value-type="string">
            <text:p><text:a xlink:href="https://github.com/tryber/sd-06-project-playground-functions" xlink:type="simple">https://github.com/tryber/sd-06-project-playground-functions</text:a></text:p>
          </table:table-cell>
          <table:table-cell table:style-name="ce127" office:value-type="string" calcext:value-type="string">
            <text:p><text:a xlink:href="https://github.com/tryber/sd-06-project-playground-functions/pull/24" xlink:type="simple">https://github.com/tryber/sd-06-project-playground-functions/pull/24</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27" office:value-type="string" calcext:value-type="string">
            <text:p><text:a xlink:href="https://github.com/tryber/sd-06-project-meme-generator" xlink:type="simple">https://github.com/tryber/sd-06-project-meme-generator</text:a></text:p>
          </table:table-cell>
          <table:table-cell table:style-name="ce127" office:value-type="string" calcext:value-type="string">
            <text:p><text:a xlink:href="https://github.com/tryber/sd-06-project-meme-generator/pull/50" xlink:type="simple">https://github.com/tryber/sd-06-project-meme-generator/pull/5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27" office:value-type="string" calcext:value-type="string">
            <text:p><text:a xlink:href="https://github.com/tryber/sd-06-project-pixels-art" xlink:type="simple">https://github.com/tryber/sd-06-project-pixels-art</text:a></text:p>
          </table:table-cell>
          <table:table-cell table:style-name="ce127" office:value-type="string" calcext:value-type="string">
            <text:p><text:a xlink:href="https://github.com/tryber/sd-06-project-pixels-art/pull/78" xlink:type="simple">https://github.com/tryber/sd-06-project-pixels-art/pull/7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27" office:value-type="string" calcext:value-type="string">
            <text:p><text:a xlink:href="https://github.com/tryber/sd-06-project-todo-list" xlink:type="simple">https://github.com/tryber/sd-06-project-todo-list</text:a></text:p>
          </table:table-cell>
          <table:table-cell table:style-name="ce127" office:value-type="string" calcext:value-type="string">
            <text:p><text:a xlink:href="https://github.com/tryber/sd-06-project-todo-list/pull/69" xlink:type="simple">https://github.com/tryber/sd-06-project-todo-list/pull/69</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27" office:value-type="string" calcext:value-type="string">
            <text:p><text:a xlink:href="https://github.com/tryber/sd-06-project-facebook-signup" xlink:type="simple">https://github.com/tryber/sd-06-project-facebook-signup</text:a></text:p>
          </table:table-cell>
          <table:table-cell table:style-name="ce127" office:value-type="string" calcext:value-type="string">
            <text:p><text:a xlink:href="https://github.com/tryber/sd-06-project-facebook-signup/pull/15" xlink:type="simple">https://github.com/tryber/sd-06-project-facebook-signup/pull/15</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27" office:value-type="string" calcext:value-type="string">
            <text:p><text:a xlink:href="https://github.com/tryber/sd-06-project-js-unit-tests" xlink:type="simple">https://github.com/tryber/sd-06-project-js-unit-tests</text:a></text:p>
          </table:table-cell>
          <table:table-cell table:style-name="ce127" office:value-type="string" calcext:value-type="string">
            <text:p><text:a xlink:href="https://github.com/tryber/sd-06-project-js-unit-tests/pull/7" xlink:type="simple">https://github.com/tryber/sd-06-project-js-unit-tests/pull/7</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27" office:value-type="string" calcext:value-type="string">
            <text:p><text:a xlink:href="https://github.com/tryber/sd-06-project-zoo-functions" xlink:type="simple">https://github.com/tryber/sd-06-project-zoo-functions</text:a></text:p>
          </table:table-cell>
          <table:table-cell table:style-name="ce134" office:value-type="string" calcext:value-type="string">
            <text:p><text:a xlink:href="https://github.com/tryber/sd-06-project-zoo-functions/pull/36" xlink:type="simple">https://github.com/tryber/sd-06-project-zoo-functions/pull/36</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27" office:value-type="string" calcext:value-type="string">
            <text:p><text:a xlink:href="https://github.com/tryber/sd-06-project-shopping-cart" xlink:type="simple">https://github.com/tryber/sd-06-project-shopping-cart</text:a></text:p>
          </table:table-cell>
          <table:table-cell table:style-name="ce127" office:value-type="string" calcext:value-type="string">
            <text:p><text:a xlink:href="https://github.com/tryber/sd-06-project-shopping-cart/pull/18" xlink:type="simple">https://github.com/tryber/sd-06-project-shopping-cart/pull/18</text:a></text:p>
          </table:table-cell>
          <table:table-cell table:style-name="ce269"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27" office:value-type="string" calcext:value-type="string">
            <text:p><text:a xlink:href="https://github.com/tryber/exercise-pokedex-state" xlink:type="simple">https://github.com/tryber/exercise-pokedex-state</text:a></text:p>
          </table:table-cell>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27" office:value-type="string" calcext:value-type="string">
            <text:p><text:a xlink:href="https://github.com/tryber/sd-06-project-movie-card-library-stateful" xlink:type="simple">https://github.com/tryber/sd-06-project-movie-card-library-stateful</text:a></text:p>
          </table:table-cell>
          <table:table-cell table:style-name="ce127" office:value-type="string" calcext:value-type="string">
            <text:p><text:a xlink:href="https://github.com/tryber/sd-06-project-movie-card-library-stateful/pull/32" xlink:type="simple">https://github.com/tryber/sd-06-project-movie-card-library-stateful/pull/32</text:a></text:p>
          </table:table-cell>
          <table:table-cell table:style-name="ce269"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27" office:value-type="string" calcext:value-type="string">
            <text:p><text:a xlink:href="https://github.com/tryber/sd-06-project-movie-card-library-crud" xlink:type="simple">https://github.com/tryber/sd-06-project-movie-card-library-crud</text:a></text:p>
          </table:table-cell>
          <table:table-cell table:style-name="ce127" office:value-type="string" calcext:value-type="string">
            <text:p><text:a xlink:href="https://github.com/tryber/sd-06-project-movie-card-library-crud/pull/13" xlink:type="simple">https://github.com/tryber/sd-06-project-movie-card-library-crud/pull/13</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27" office:value-type="string" calcext:value-type="string">
            <text:p><text:a xlink:href="https://github.com/tryber/exercise-pokedex-router" xlink:type="simple">https://github.com/tryber/exercise-pokedex-router</text:a></text:p>
          </table:table-cell>
          <table:table-cell table:style-name="ce127" office:value-type="string" calcext:value-type="string">
            <text:p><text:a xlink:href="https://github.com/LeandroParisi/exercise-pokedex-router" xlink:type="simple">https://github.com/LeandroParisi/exercise-pokedex-router</text:a></text:p>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27"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69"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27" office:value-type="string" calcext:value-type="string">
            <text:p><text:a xlink:href="https://github.com/tryber/sd-06-project-react-testing-library" xlink:type="simple">https://github.com/tryber/sd-06-project-react-testing-library</text:a></text:p>
          </table:table-cell>
          <table:table-cell table:style-name="ce127"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56">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4" office:value-type="string" calcext:value-type="string">
            <text:p><text:a xlink:href="https://github.com/tryber/sd-06-project-trybewallet" xlink:type="simple">https://github.com/tryber/sd-06-project-trybewallet</text:a></text:p>
          </table:table-cell>
          <table:table-cell table:style-name="ce134"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88"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27" office:value-type="string" calcext:value-type="string">
            <text:p><text:a xlink:href="https://github.com/tryber/sd-06-project-trivia-react-redux" xlink:type="simple">https://github.com/tryber/sd-06-project-trivia-react-redux</text:a></text:p>
          </table:table-cell>
          <table:table-cell table:style-name="ce134"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57">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4" office:value-type="string" calcext:value-type="string">
            <text:p><text:a xlink:href="https://github.com/tryber/sd-06-project-starwars-datatable-hooks" xlink:type="simple">https://github.com/tryber/sd-06-project-starwars-datatable-hooks</text:a></text:p>
          </table:table-cell>
          <table:table-cell table:style-name="ce134"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26"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27" office:value-type="string" calcext:value-type="string">
            <text:p><text:a xlink:href="https://github.com/tryber/sd-06-project-recipes-app" xlink:type="simple">https://github.com/tryber/sd-06-project-recipes-app</text:a></text:p>
          </table:table-cell>
          <table:table-cell table:style-name="ce127"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27" office:value-type="string" calcext:value-type="string">
            <text:p><text:a xlink:href="https://github.com/tryber/sd-06-mysql-all-for-one" xlink:type="simple">https://github.com/tryber/sd-06-mysql-all-for-one</text:a></text:p>
          </table:table-cell>
          <table:table-cell table:style-name="ce127"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2">
          <table:table-cell office:value-type="float" office:value="30" calcext:value-type="float">
            <text:p>30</text:p>
          </table:table-cell>
          <table:table-cell office:value-type="string" calcext:value-type="string">
            <text:p>Front + Back</text:p>
          </table:table-cell>
          <table:table-cell office:value-type="string" calcext:value-type="string">
            <text:p>Trybeer</text:p>
          </table:table-cell>
          <table:table-cell office:value-type="string" calcext:value-type="string">
            <text:p><text:a xlink:href="https://github.com/tryber/sd-06-trybeer/branches" xlink:type="simple">https://github.com/tryber/sd-06-trybeer/branches</text:a></text:p>
          </table:table-cell>
          <table:table-cell table:number-columns-repeated="3"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53">
          <table:table-cell table:style-name="ce105" office:value-type="string" calcext:value-type="string" table:number-columns-spanned="16" table:number-rows-spanned="1">
            <text:p>Trybe Talk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4">
          <table:table-cell table:style-name="ce88" office:value-type="string" calcext:value-type="string">
            <text:p>Palestrante</text:p>
          </table:table-cell>
          <table:table-cell table:style-name="ce88" office:value-type="string" calcext:value-type="string">
            <text:p>Empresa</text:p>
          </table:table-cell>
          <table:table-cell table:style-name="ce88" office:value-type="string" calcext:value-type="string">
            <text:p>E-mail</text:p>
          </table:table-cell>
          <table:table-cell table:style-name="ce88" office:value-type="string" calcext:value-type="string">
            <text:p>Linkedin</text:p>
          </table:table-cell>
          <table:table-cell table:style-name="ce88" office:value-type="string" calcext:value-type="string">
            <text:p>Site empresa</text:p>
          </table:table-cell>
          <table:table-cell table:style-name="ce88" office:value-type="string" calcext:value-type="string">
            <text:p>Telefone</text:p>
          </table:table-cell>
          <table:table-cell table:style-name="ce88" office:value-type="string" calcext:value-type="string">
            <text:p>Modelo de negócio</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Data</text:p>
          </table:table-cell>
          <table:table-cell table:style-name="ce88" office:value-type="string" calcext:value-type="string">
            <text:p>Tpc 1</text:p>
          </table:table-cell>
          <table:table-cell table:style-name="ce88" office:value-type="string" calcext:value-type="string">
            <text:p>Tpc 2</text:p>
          </table:table-cell>
          <table:table-cell table:style-name="ce88" office:value-type="string" calcext:value-type="string">
            <text:p>Tpc 3</text:p>
          </table:table-cell>
          <table:table-cell table:style-name="ce88" office:value-type="string" calcext:value-type="string">
            <text:p>?</text:p>
          </table:table-cell>
          <table:table-cell table:style-name="ce88" office:value-type="string" calcext:value-type="string">
            <text:p>?2</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5">
          <table:table-cell office:value-type="string" calcext:value-type="string">
            <text:p>Lorena</text:p>
          </table:table-cell>
          <table:table-cell office:value-type="string" calcext:value-type="string">
            <text:p>Méliuz</text:p>
          </table:table-cell>
          <table:table-cell table:number-columns-repeated="8"/>
          <table:table-cell table:style-name="ce344"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1" office:value-type="string" calcext:value-type="string">
            <text:p>CSS Inline</text:p>
          </table:table-cell>
          <table:table-cell table:style-name="ce341" table:number-columns-repeated="2"/>
          <table:table-cell/>
          <table:table-cell office:value-type="string" calcext:value-type="string">
            <text:p>Quais os valores, missão e visão da empresa?</text:p>
          </table:table-cell>
          <table:table-cell table:number-columns-repeated="42"/>
        </table:table-row>
        <table:table-row table:style-name="ro55">
          <table:table-cell office:value-type="string" calcext:value-type="string">
            <text:p>Eduardo Varela</text:p>
          </table:table-cell>
          <table:table-cell office:value-type="string" calcext:value-type="string">
            <text:p>Code Nation</text:p>
          </table:table-cell>
          <table:table-cell table:number-columns-repeated="8"/>
          <table:table-cell table:style-name="ce344"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1"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55">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1"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55">
          <table:table-cell office:value-type="string" calcext:value-type="string">
            <text:p>Pedro Israel</text:p>
          </table:table-cell>
          <table:table-cell office:value-type="string" calcext:value-type="string">
            <text:p>Melhor Plano</text:p>
          </table:table-cell>
          <table:table-cell table:number-columns-repeated="8"/>
          <table:table-cell table:style-name="ce344" office:value-type="date" office:date-value="2020-09-04" calcext:value-type="date">
            <text:p>04-set</text:p>
          </table:table-cell>
          <table:table-cell table:number-columns-repeated="6"/>
          <table:table-cell table:style-name="ce341"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55">
          <table:table-cell office:value-type="string" calcext:value-type="string">
            <text:p>Rafael Mezzomo</text:p>
          </table:table-cell>
          <table:table-cell office:value-type="string" calcext:value-type="string">
            <text:p>Lemon Energia</text:p>
          </table:table-cell>
          <table:table-cell/>
          <table:table-cell table:style-name="ce127" office:value-type="string" calcext:value-type="string">
            <text:p><text:a xlink:href="https://www.linkedin.com/in/rafaelmezzomo/" xlink:type="simple">https://www.linkedin.com/in/rafaelmezzomo/</text:a></text:p>
          </table:table-cell>
          <table:table-cell table:style-name="ce127"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4"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1" table:number-columns-repeated="3"/>
          <table:table-cell/>
          <table:table-cell office:value-type="string" calcext:value-type="string">
            <text:p>Como é a questao do trabalho remoto para voces?</text:p>
          </table:table-cell>
          <table:table-cell table:number-columns-repeated="42"/>
        </table:table-row>
        <table:table-row table:style-name="ro55">
          <table:table-cell office:value-type="string" calcext:value-type="string">
            <text:p>Martin</text:p>
          </table:table-cell>
          <table:table-cell office:value-type="string" calcext:value-type="string">
            <text:p>Nexflix</text:p>
          </table:table-cell>
          <table:table-cell table:number-columns-repeated="8"/>
          <table:table-cell table:style-name="ce344"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1" table:number-columns-repeated="3"/>
          <table:table-cell table:number-columns-repeated="44"/>
        </table:table-row>
        <table:table-row table:style-name="ro55">
          <table:table-cell office:value-type="string" calcext:value-type="string">
            <text:p>Vithória Duarte</text:p>
          </table:table-cell>
          <table:table-cell office:value-type="string" calcext:value-type="string">
            <text:p>AMARO</text:p>
          </table:table-cell>
          <table:table-cell/>
          <table:table-cell table:style-name="ce127" office:value-type="string" calcext:value-type="string">
            <text:p><text:a xlink:href="https://www.linkedin.com/in/vithoriaduarte/" xlink:type="simple">https://www.linkedin.com/in/vithoriaduarte/</text:a></text:p>
          </table:table-cell>
          <table:table-cell table:style-name="ce127"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1" table:number-columns-repeated="3"/>
          <table:table-cell table:number-columns-repeated="44"/>
        </table:table-row>
        <table:table-row table:style-name="ro55">
          <table:table-cell office:value-type="string" calcext:value-type="string">
            <text:p>Nelson Fernandes</text:p>
          </table:table-cell>
          <table:table-cell office:value-type="string" calcext:value-type="string">
            <text:p>Psicólogo</text:p>
          </table:table-cell>
          <table:table-cell/>
          <table:table-cell table:style-name="ce127" office:value-type="string" calcext:value-type="string">
            <text:p><text:a xlink:href="https://www.linkedin.com/in/nelsonfernandesjunior/" xlink:type="simple">https://www.linkedin.com/in/nelsonfernandesjunior/</text:a></text:p>
          </table:table-cell>
          <table:table-cell table:number-columns-repeated="13"/>
          <table:table-cell table:style-name="ce341" table:number-columns-repeated="3"/>
          <table:table-cell table:number-columns-repeated="44"/>
        </table:table-row>
        <table:table-row table:style-name="ro55">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4" office:value-type="date" office:date-value="2020-09-29" calcext:value-type="date">
            <text:p>29-set</text:p>
          </table:table-cell>
          <table:table-cell table:number-columns-repeated="53"/>
        </table:table-row>
        <table:table-row table:style-name="ro55">
          <table:table-cell office:value-type="string" calcext:value-type="string">
            <text:p>Gabriel Grahl</text:p>
          </table:table-cell>
          <table:table-cell office:value-type="string" calcext:value-type="string">
            <text:p>AMBEV</text:p>
          </table:table-cell>
          <table:table-cell/>
          <table:table-cell table:style-name="ce127" office:value-type="string" calcext:value-type="string">
            <text:p><text:a xlink:href="https://www.linkedin.com/in/gabriel-grahl-7254338a/" xlink:type="simple">https://www.linkedin.com/in/gabriel-grahl-7254338a/</text:a></text:p>
          </table:table-cell>
          <table:table-cell table:number-columns-repeated="60"/>
        </table:table-row>
        <table:table-row table:style-name="ro55">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55">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55"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63"/>
        <table:table-column table:style-name="co56" table:default-cell-style-name="ce163"/>
        <table:table-column table:style-name="co57" table:default-cell-style-name="ce163"/>
        <table:table-column table:style-name="co58" table:default-cell-style-name="ce163"/>
        <table:table-column table:style-name="co1" table:number-columns-repeated="60" table:default-cell-style-name="Default"/>
        <table:table-row table:style-name="ro7">
          <table:table-cell table:style-name="ce345" office:value-type="string" calcext:value-type="string">
            <text:p>Data</text:p>
          </table:table-cell>
          <table:table-cell table:style-name="ce345" office:value-type="string" calcext:value-type="string">
            <text:p>Assunto</text:p>
          </table:table-cell>
          <table:table-cell table:style-name="ce345" office:value-type="string" calcext:value-type="string">
            <text:p>COmentário</text:p>
          </table:table-cell>
          <table:table-cell table:style-name="ce345"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65"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27"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27"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27"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26" office:value-type="string" calcext:value-type="string">
            <text:p>Escuta ativa;</text:p>
            <text:p>Parafraseamento (Mostrar os 2 lados da moeda)</text:p>
            <text:p>Rapport (empatia)</text:p>
            <text:p>Brainstorming</text:p>
            <text:p>Caucu ( treta pesada, conversar sepradamente)</text:p>
          </table:table-cell>
          <table:table-cell table:style-name="ce127"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6" office:value-type="date" office:date-value="2020-09-14" calcext:value-type="date">
            <text:p>14-set</text:p>
          </table:table-cell>
          <table:table-cell office:value-type="string" calcext:value-type="string">
            <text:p>Comunicação</text:p>
          </table:table-cell>
          <table:table-cell/>
          <table:table-cell table:style-name="ce127"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6" office:value-type="date" office:date-value="2020-10-21" calcext:value-type="date">
            <text:p>21-out</text:p>
          </table:table-cell>
          <table:table-cell office:value-type="string" calcext:value-type="string">
            <text:p>Gentileza</text:p>
          </table:table-cell>
          <table:table-cell table:style-name="ce126" office:value-type="string" calcext:value-type="string">
            <text:p/>
            <text:p>    O poder da gentileza, de Clóvis de Barros</text:p>
            <text:p>    O palhaço e o psicanalista, de Christian Dunker</text:p>
            <text:p/>
          </table:table-cell>
          <table:table-cell table:style-name="ce127"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26"/>
        <table:table-column table:style-name="co59" table:number-columns-repeated="2" table:default-cell-style-name="ce126"/>
        <table:table-column table:style-name="co60" table:number-columns-repeated="3" table:default-cell-style-name="ce126"/>
        <table:table-column table:style-name="co1" table:number-columns-repeated="58" table:default-cell-style-name="ce126"/>
        <table:table-column table:style-name="co1" table:number-columns-repeated="960" table:default-cell-style-name="Default"/>
        <table:table-row table:style-name="ro50">
          <table:table-cell table:style-name="ce115" office:value-type="string" calcext:value-type="string" table:number-columns-spanned="9" table:number-rows-spanned="1">
            <text:p>Momentos carreira</text:p>
          </table:table-cell>
          <table:covered-table-cell table:number-columns-repeated="8" table:style-name="ce115"/>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58">
          <table:table-cell table:style-name="ce344"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58">
          <table:table-cell table:style-name="ce344"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27" office:value-type="string" calcext:value-type="string">
            <text:p>https://app.betrybe.com/course/career/self-knowledge/behavioral_feedback</text:p>
          </table:table-cell>
          <table:table-cell table:style-name="ce127"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58">
          <table:table-cell table:style-name="ce344"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58">
          <table:table-cell table:style-name="ce344"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27"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58"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26"/>
        <table:table-column table:style-name="co61" table:number-columns-repeated="2" table:default-cell-style-name="ce163"/>
        <table:table-column table:style-name="co1" table:default-cell-style-name="ce163"/>
        <table:table-column table:style-name="co62" table:default-cell-style-name="ce163"/>
        <table:table-column table:style-name="co63" table:default-cell-style-name="ce163"/>
        <table:table-column table:style-name="co64" table:number-columns-repeated="2" table:default-cell-style-name="ce163"/>
        <table:table-column table:style-name="co1" table:number-columns-repeated="56" table:default-cell-style-name="ce163"/>
        <table:table-row table:style-name="ro59">
          <table:table-cell table:style-name="ce120" office:value-type="string" calcext:value-type="string" table:number-columns-spanned="5" table:number-rows-spanned="1">
            <text:p>Levantamentos</text:p>
          </table:table-cell>
          <table:covered-table-cell table:number-columns-repeated="4" table:style-name="ce120"/>
          <table:table-cell/>
          <table:table-cell table:style-name="ce136" office:value-type="string" calcext:value-type="string" table:number-columns-spanned="2" table:number-rows-spanned="1">
            <text:p>Exemplos de portfólios</text:p>
          </table:table-cell>
          <table:covered-table-cell table:style-name="ce136"/>
          <table:table-cell table:number-columns-repeated="56"/>
        </table:table-row>
        <table:table-row table:style-name="ro2">
          <table:table-cell table:style-name="ce122" office:value-type="string" calcext:value-type="string">
            <text:p>Assunto</text:p>
          </table:table-cell>
          <table:table-cell table:style-name="ce123" office:value-type="string" calcext:value-type="string">
            <text:p>Nome</text:p>
          </table:table-cell>
          <table:table-cell table:style-name="ce123" office:value-type="string" calcext:value-type="string">
            <text:p>Área empresa</text:p>
          </table:table-cell>
          <table:table-cell table:style-name="ce123" office:value-type="string" calcext:value-type="string">
            <text:p>Link</text:p>
          </table:table-cell>
          <table:table-cell table:style-name="ce123" office:value-type="string" calcext:value-type="string">
            <text:p>OBS</text:p>
          </table:table-cell>
          <table:table-cell/>
          <table:table-cell table:style-name="ce358" office:value-type="string" calcext:value-type="string">
            <text:p>Quem?</text:p>
          </table:table-cell>
          <table:table-cell table:style-name="ce358" office:value-type="string" calcext:value-type="string">
            <text:p>Link</text:p>
          </table:table-cell>
          <table:table-cell table:number-columns-repeated="56"/>
        </table:table-row>
        <table:table-row table:style-name="ro60">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60">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60">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60">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27" office:value-type="string" calcext:value-type="string">
            <text:p><text:a xlink:href="https://github.com/laurolyra/my-projects" xlink:type="simple">https://github.com/laurolyra/my-projects</text:a></text:p>
          </table:table-cell>
          <table:table-cell table:number-columns-repeated="56"/>
        </table:table-row>
        <table:table-row table:style-name="ro60">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26" office:value-type="string" calcext:value-type="string">
            <text:p>Bater um papo com o Matheus Talles Carvalho da turma 2</text:p>
          </table:table-cell>
          <table:table-cell/>
          <table:table-cell office:value-type="string" calcext:value-type="string">
            <text:p>Guilherme - Turma 6</text:p>
          </table:table-cell>
          <table:table-cell table:style-name="ce134" office:value-type="string" calcext:value-type="string">
            <text:p><text:a xlink:href="https://github.com/Gui-Alucard" xlink:type="simple">https://github.com/Gui-Alucard</text:a></text:p>
          </table:table-cell>
          <table:table-cell table:number-columns-repeated="56"/>
        </table:table-row>
        <table:table-row table:style-name="ro60">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60">
          <table:table-cell office:value-type="string" calcext:value-type="string">
            <text:p>Ferramentas</text:p>
          </table:table-cell>
          <table:table-cell office:value-type="string" calcext:value-type="string">
            <text:p>Workana</text:p>
          </table:table-cell>
          <table:table-cell table:number-columns-repeated="62"/>
        </table:table-row>
        <table:table-row table:style-name="ro60">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59">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60">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27" office:value-type="string" calcext:value-type="string">
            <text:p><text:a xlink:href="https://crmeducacional.com/" xlink:type="simple">https://crmeducacional.com/</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SAMBA TECH!!</text:p>
          </table:table-cell>
          <table:table-cell/>
          <table:table-cell table:style-name="ce127"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60">
          <table:table-cell office:value-type="string" calcext:value-type="string">
            <text:p>Empresas - Hackaton</text:p>
          </table:table-cell>
          <table:table-cell office:value-type="string" calcext:value-type="string">
            <text:p>GetNet</text:p>
          </table:table-cell>
          <table:table-cell/>
          <table:table-cell table:style-name="ce127"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60">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60">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60">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60">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60">
          <table:table-cell office:value-type="string" calcext:value-type="string">
            <text:p>Vagas abertas</text:p>
          </table:table-cell>
          <table:table-cell table:style-name="ce126" office:value-type="string" calcext:value-type="string">
            <text:p>Vagas abertas</text:p>
          </table:table-cell>
          <table:table-cell/>
          <table:table-cell table:style-name="ce127"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Estagiário</text:p>
          </table:table-cell>
          <table:table-cell/>
          <table:table-cell table:style-name="ce127"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27"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1"/>
        <table:table-column table:style-name="co65" table:default-cell-style-name="ce361"/>
        <table:table-column table:style-name="co66" table:default-cell-style-name="ce363"/>
        <table:table-column table:style-name="co1" table:default-cell-style-name="ce361"/>
        <table:table-column table:style-name="co67" table:default-cell-style-name="ce361"/>
        <table:table-column table:style-name="co1" table:default-cell-style-name="ce361"/>
        <table:table-column table:style-name="co68" table:default-cell-style-name="ce363"/>
        <table:table-column table:style-name="co1" table:number-columns-repeated="57" table:default-cell-style-name="ce361"/>
        <table:table-row table:style-name="ro12">
          <table:table-cell table:style-name="ce138" office:value-type="string" calcext:value-type="string" table:number-columns-spanned="4" table:number-rows-spanned="1">
            <text:p>Workflow</text:p>
          </table:table-cell>
          <table:covered-table-cell table:number-columns-repeated="3" table:style-name="ce138"/>
          <table:table-cell/>
          <table:table-cell table:style-name="ce143" office:value-type="string" calcext:value-type="string" table:number-columns-spanned="4" table:number-rows-spanned="1">
            <text:p>Boas praticas</text:p>
          </table:table-cell>
          <table:covered-table-cell table:number-columns-repeated="3" table:style-name="ce143"/>
          <table:table-cell table:number-columns-repeated="55"/>
        </table:table-row>
        <table:table-row table:style-name="ro1">
          <table:table-cell table:style-name="ce360" office:value-type="string" calcext:value-type="string">
            <text:p>Passo</text:p>
          </table:table-cell>
          <table:table-cell table:style-name="ce360" office:value-type="string" calcext:value-type="string">
            <text:p>Etapa</text:p>
          </table:table-cell>
          <table:table-cell table:style-name="ce362" office:value-type="string" calcext:value-type="string">
            <text:p>Descrição</text:p>
          </table:table-cell>
          <table:table-cell table:style-name="ce360" office:value-type="string" calcext:value-type="string">
            <text:p>Obs</text:p>
          </table:table-cell>
          <table:table-cell/>
          <table:table-cell table:style-name="ce365" office:value-type="string" calcext:value-type="string">
            <text:p>Nome</text:p>
          </table:table-cell>
          <table:table-cell table:style-name="ce366" office:value-type="string" calcext:value-type="string">
            <text:p>Descrição</text:p>
          </table:table-cell>
          <table:table-cell table:style-name="ce365" office:value-type="string" calcext:value-type="string">
            <text:p>LInk</text:p>
          </table:table-cell>
          <table:table-cell table:style-name="ce365" office:value-type="string" calcext:value-type="string">
            <text:p>Install</text:p>
          </table:table-cell>
          <table:table-cell table:number-columns-repeated="55"/>
        </table:table-row>
        <table:table-row table:style-name="ro60">
          <table:table-cell table:style-name="ce163" office:value-type="float" office:value="0" calcext:value-type="float">
            <text:p>0</text:p>
          </table:table-cell>
          <table:table-cell table:style-name="ce163" office:value-type="string" calcext:value-type="string">
            <text:p>Set up</text:p>
          </table:table-cell>
          <table:table-cell table:style-name="ce126" office:value-type="string" calcext:value-type="string">
            <text:p>Clonar o repositório</text:p>
          </table:table-cell>
          <table:table-cell table:style-name="ce163"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27" office:value-type="string" calcext:value-type="string">
            <text:p><text:a xlink:href="https://gitmoji.carloscuesta.me/" xlink:type="simple">https://gitmoji.carloscuesta.me/</text:a></text:p>
          </table:table-cell>
          <table:table-cell table:style-name="ce127" office:value-type="string" calcext:value-type="string">
            <text:p><text:a xlink:href="https://github.com/carloscuesta/gitmojinpm%20i%20-g%20gitmoji-cli" xlink:type="simple">|</text:a></text:p>
          </table:table-cell>
          <table:table-cell table:number-columns-repeated="55"/>
        </table:table-row>
        <table:table-row table:style-name="ro60">
          <table:table-cell table:style-name="ce163" office:value-type="string" calcext:value-type="string">
            <text:p>0.1</text:p>
          </table:table-cell>
          <table:table-cell table:style-name="ce163" office:value-type="string" calcext:value-type="string">
            <text:p>Set up</text:p>
          </table:table-cell>
          <table:table-cell table:style-name="ce126" office:value-type="string" calcext:value-type="string">
            <text:p>NPM Install</text:p>
          </table:table-cell>
          <table:table-cell table:style-name="ce163" office:value-type="string" calcext:value-type="string">
            <text:p>-</text:p>
          </table:table-cell>
          <table:table-cell/>
          <table:table-cell office:value-type="string" calcext:value-type="string">
            <text:p>Conventional Commits</text:p>
          </table:table-cell>
          <table:table-cell/>
          <table:table-cell table:style-name="ce127" office:value-type="string" calcext:value-type="string">
            <text:p><text:a xlink:href="https://www.conventionalcommits.org/en/v1.0.0/" xlink:type="simple">https://www.conventionalcommits.org/en/v1.0.0/</text:a></text:p>
          </table:table-cell>
          <table:table-cell table:number-columns-repeated="56"/>
        </table:table-row>
        <table:table-row table:style-name="ro60">
          <table:table-cell table:style-name="ce163" office:value-type="string" calcext:value-type="string">
            <text:p>0.2</text:p>
          </table:table-cell>
          <table:table-cell table:style-name="ce163" office:value-type="string" calcext:value-type="string">
            <text:p>Set up</text:p>
          </table:table-cell>
          <table:table-cell table:style-name="ce126" office:value-type="string" calcext:value-type="string">
            <text:p>Criar a branch do grupo</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1" calcext:value-type="float">
            <text:p>1</text:p>
          </table:table-cell>
          <table:table-cell table:style-name="ce163" office:value-type="string" calcext:value-type="string">
            <text:p>Priorização</text:p>
          </table:table-cell>
          <table:table-cell table:style-name="ce126" office:value-type="string" calcext:value-type="string">
            <text:p>Organizar o requisitos em prioridade</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2" calcext:value-type="float">
            <text:p>2</text:p>
          </table:table-cell>
          <table:table-cell table:style-name="ce163" office:value-type="string" calcext:value-type="string">
            <text:p>Delegar trabalho</text:p>
          </table:table-cell>
          <table:table-cell table:style-name="ce126" office:value-type="string" calcext:value-type="string">
            <text:p>Delegar quem vai pegar qual requisito</text:p>
          </table:table-cell>
          <table:table-cell table:style-name="ce163" office:value-type="string" calcext:value-type="string">
            <text:p>-</text:p>
          </table:table-cell>
          <table:table-cell table:number-columns-repeated="60"/>
        </table:table-row>
        <table:table-row table:style-name="ro60">
          <table:table-cell table:style-name="ce163" office:value-type="string" calcext:value-type="string">
            <text:p>3.1</text:p>
          </table:table-cell>
          <table:table-cell table:style-name="ce163" office:value-type="string" calcext:value-type="string">
            <text:p>Coding</text:p>
          </table:table-cell>
          <table:table-cell table:style-name="ce126" office:value-type="string" calcext:value-type="string">
            <text:p>Criar uma sub branch para o requisito que estiver trabalhando</text:p>
          </table:table-cell>
          <table:table-cell table:style-name="ce163" office:value-type="string" calcext:value-type="string">
            <text:p>-</text:p>
          </table:table-cell>
          <table:table-cell table:number-columns-repeated="60"/>
        </table:table-row>
        <table:table-row table:style-name="ro60">
          <table:table-cell table:style-name="ce163" office:value-type="string" calcext:value-type="string">
            <text:p>4.1</text:p>
          </table:table-cell>
          <table:table-cell table:style-name="ce163" office:value-type="string" calcext:value-type="string">
            <text:p>Mudar de requisito</text:p>
          </table:table-cell>
          <table:table-cell table:style-name="ce126" office:value-type="string" calcext:value-type="string">
            <text:p>Mergear a branch individual para a master quando terminar o requisito</text:p>
          </table:table-cell>
          <table:table-cell table:style-name="ce163"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60">
          <table:table-cell table:style-name="ce163" office:value-type="string" calcext:value-type="string">
            <text:p>4.2</text:p>
          </table:table-cell>
          <table:table-cell table:style-name="ce163" office:value-type="string" calcext:value-type="string">
            <text:p>Mudar de requisito</text:p>
          </table:table-cell>
          <table:table-cell office:value-type="string" calcext:value-type="string">
            <text:p>Cada um da o pull da branch main do grupo na sua branch main local</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5" calcext:value-type="float">
            <text:p>5</text:p>
          </table:table-cell>
          <table:table-cell table:style-name="ce163" office:value-type="string" calcext:value-type="string">
            <text:p>Próximo requisito</text:p>
          </table:table-cell>
          <table:table-cell table:style-name="ce126" office:value-type="string" calcext:value-type="string">
            <text:p>Repertir passos 2 a 4</text:p>
          </table:table-cell>
          <table:table-cell table:style-name="ce163"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5"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53" table:display-filter-buttons="true" table:orientation="column">
          <table:filter>
            <table:filter-and>
              <table:filter-condition table:field-number="1" table:value="Sair do modo de test" table:operator="=">
                <table:filter-set-item table:value="Sair do modo de test"/>
                <table:filter-set-item table:value="bundle install&#10; (react, sass, redux)"/>
              </table:filter-condition>
            </table:filter-and>
          </table:filter>
        </table:database-range>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46:40.676362875">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29T18:16:19.972529518</dc:date>
    <meta:editing-cycles>55</meta:editing-cycles>
    <meta:editing-duration>P1DT7H2M59S</meta:editing-duration>
    <meta:generator>LibreOffice/6.4.6.2$Linux_X86_64 LibreOffice_project/40$Build-2</meta:generator>
    <meta:document-statistic meta:table-count="20" meta:cell-count="5944"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